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2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Nom</text:p>
          </table:table-cell>
          <table:table-cell office:value-type="string">
            <text:p>Prenom</text:p>
          </table:table-cell>
          <table:table-cell office:value-type="string">
            <text:p>Poste</text:p>
          </table:table-cell>
          <table:table-cell office:value-type="string">
            <text:p>Photo</text:p>
          </table:table-cell>
          <table:table-cell office:value-type="string">
            <text:p>Equipe</text:p>
          </table:table-cell>
          <table:table-cell office:value-type="string">
            <text:p>Selection</text:p>
          </table:table-cell>
          <table:table-cell office:value-type="string">
            <text:p>Nationalite</text:p>
          </table:table-cell>
          <table:table-cell office:value-type="string">
            <text:p>Championnat</text:p>
          </table:table-cell>
        </table:table-row>
        <table:table-row table:style-name="ro2">
          <table:table-cell office:value-type="string">
            <text:p>Bahlouli</text:p>
          </table:table-cell>
          <table:table-cell office:value-type="string">
            <text:p>Fares</text:p>
          </table:table-cell>
          <table:table-cell office:value-type="string">
            <text:p>MOC</text:p>
          </table:table-cell>
          <table:table-cell office:value-type="string">
            <text:p>http://2015.sofifa.org/15/players/60/214907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acazette</text:p>
          </table:table-cell>
          <table:table-cell office:value-type="string">
            <text:p>Alexandre</text:p>
          </table:table-cell>
          <table:table-cell office:value-type="string">
            <text:p>BU</text:p>
          </table:table-cell>
          <table:table-cell office:value-type="string">
            <text:p>http://2015.sofifa.org/15/players/60/193301.png</text:p>
          </table:table-cell>
          <table:table-cell office:value-type="string">
            <text:p>Olympique Lyonnais</text:p>
          </table:table-cell>
          <table:table-cell table:number-columns-repeated="2"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nzia</text:p>
          </table:table-cell>
          <table:table-cell office:value-type="string">
            <text:p>Yassine</text:p>
          </table:table-cell>
          <table:table-cell office:value-type="string">
            <text:p>BU</text:p>
          </table:table-cell>
          <table:table-cell office:value-type="string">
            <text:p>http://2015.sofifa.org/15/players/60/206436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renier</text:p>
          </table:table-cell>
          <table:table-cell office:value-type="string">
            <text:p>Clement</text:p>
          </table:table-cell>
          <table:table-cell office:value-type="string">
            <text:p>MOC</text:p>
          </table:table-cell>
          <table:table-cell office:value-type="string">
            <text:p>http://2015.sofifa.org/15/players/60/187924.png</text:p>
          </table:table-cell>
          <table:table-cell office:value-type="string">
            <text:p>Olympique Lyonnais</text:p>
          </table:table-cell>
          <table:table-cell table:number-columns-repeated="2"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onalons</text:p>
          </table:table-cell>
          <table:table-cell office:value-type="string">
            <text:p>Maxime</text:p>
          </table:table-cell>
          <table:table-cell office:value-type="string">
            <text:p>MDC</text:p>
          </table:table-cell>
          <table:table-cell office:value-type="string">
            <text:p>http://2015.sofifa.org/15/players/60/193116.png</text:p>
          </table:table-cell>
          <table:table-cell office:value-type="string">
            <text:p>Olympique Lyonnais</text:p>
          </table:table-cell>
          <table:table-cell table:number-columns-repeated="2"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Umtiti</text:p>
          </table:table-cell>
          <table:table-cell office:value-type="string">
            <text:p>Samuel</text:p>
          </table:table-cell>
          <table:table-cell office:value-type="string">
            <text:p>DC</text:p>
          </table:table-cell>
          <table:table-cell office:value-type="string">
            <text:p>http://2015.sofifa.org/15/players/60/205600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ekir</text:p>
          </table:table-cell>
          <table:table-cell office:value-type="string">
            <text:p>Nabil</text:p>
          </table:table-cell>
          <table:table-cell office:value-type="string">
            <text:p>MOC</text:p>
          </table:table-cell>
          <table:table-cell office:value-type="string">
            <text:p>http://2015.sofifa.org/15/players/60/216594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ourcuff</text:p>
          </table:table-cell>
          <table:table-cell office:value-type="string">
            <text:p>Yoann</text:p>
          </table:table-cell>
          <table:table-cell office:value-type="string">
            <text:p>MOC</text:p>
          </table:table-cell>
          <table:table-cell office:value-type="string">
            <text:p>http://2015.sofifa.org/15/players/60/153296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ofana</text:p>
          </table:table-cell>
          <table:table-cell office:value-type="string">
            <text:p>Gueida</text:p>
          </table:table-cell>
          <table:table-cell office:value-type="string">
            <text:p>MC</text:p>
          </table:table-cell>
          <table:table-cell office:value-type="string">
            <text:p>http://2015.sofifa.org/15/players/60/188816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opes</text:p>
          </table:table-cell>
          <table:table-cell office:value-type="string">
            <text:p>Anthony</text:p>
          </table:table-cell>
          <table:table-cell office:value-type="string">
            <text:p>G</text:p>
          </table:table-cell>
          <table:table-cell office:value-type="string">
            <text:p>http://2015.sofifa.org/15/players/60/199482.png</text:p>
          </table:table-cell>
          <table:table-cell office:value-type="string">
            <text:p>Olympique Lyonnais</text:p>
          </table:table-cell>
          <table:table-cell table:number-columns-repeated="2" office:value-type="string">
            <text:p>Portu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erri</text:p>
          </table:table-cell>
          <table:table-cell office:value-type="string">
            <text:p>Jordan</text:p>
          </table:table-cell>
          <table:table-cell office:value-type="string">
            <text:p>MC</text:p>
          </table:table-cell>
          <table:table-cell office:value-type="string">
            <text:p>http://2015.sofifa.org/15/players/60/206306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dimo</text:p>
          </table:table-cell>
          <table:table-cell office:value-type="string">
            <text:p>Henri</text:p>
          </table:table-cell>
          <table:table-cell office:value-type="string">
            <text:p>DG</text:p>
          </table:table-cell>
          <table:table-cell office:value-type="string">
            <text:p>http://2015.sofifa.org/15/players/60/150565.png</text:p>
          </table:table-cell>
          <table:table-cell office:value-type="string">
            <text:p>Olympique Lyonnais</text:p>
          </table:table-cell>
          <table:table-cell table:number-columns-repeated="2" office:value-type="string">
            <text:p>Camerou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'Jie</text:p>
          </table:table-cell>
          <table:table-cell office:value-type="string">
            <text:p>Clinton</text:p>
          </table:table-cell>
          <table:table-cell office:value-type="string">
            <text:p>AID</text:p>
          </table:table-cell>
          <table:table-cell office:value-type="string">
            <text:p>http://2015.sofifa.org/15/players/60/212273.png</text:p>
          </table:table-cell>
          <table:table-cell office:value-type="string">
            <text:p>Olympique Lyonnais</text:p>
          </table:table-cell>
          <table:table-cell table:number-columns-repeated="2" office:value-type="string">
            <text:p>Camerou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Yattara</text:p>
          </table:table-cell>
          <table:table-cell office:value-type="string">
            <text:p>Mohamed</text:p>
          </table:table-cell>
          <table:table-cell office:value-type="string">
            <text:p>BU</text:p>
          </table:table-cell>
          <table:table-cell office:value-type="string">
            <text:p>http://2015.sofifa.org/15/players/60/207640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Guine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olisso</text:p>
          </table:table-cell>
          <table:table-cell office:value-type="string">
            <text:p>Corentin</text:p>
          </table:table-cell>
          <table:table-cell office:value-type="string">
            <text:p>MC</text:p>
          </table:table-cell>
          <table:table-cell office:value-type="string">
            <text:p>http://2015.sofifa.org/15/players/60/219683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vuemba</text:p>
          </table:table-cell>
          <table:table-cell office:value-type="string">
            <text:p>Arnold</text:p>
          </table:table-cell>
          <table:table-cell office:value-type="string">
            <text:p>MC</text:p>
          </table:table-cell>
          <table:table-cell office:value-type="string">
            <text:p>http://2015.sofifa.org/15/players/60/153298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abidi</text:p>
          </table:table-cell>
          <table:table-cell office:value-type="string">
            <text:p>Zakarie</text:p>
          </table:table-cell>
          <table:table-cell office:value-type="string">
            <text:p>MOC</text:p>
          </table:table-cell>
          <table:table-cell/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Rose</text:p>
          </table:table-cell>
          <table:table-cell office:value-type="string">
            <text:p>Lindsay</text:p>
          </table:table-cell>
          <table:table-cell office:value-type="string">
            <text:p>DC</text:p>
          </table:table-cell>
          <table:table-cell office:value-type="string">
            <text:p><text:a xlink:href="http://2015.sofifa.org/15/players/60/199464.png">http://2015.sofifa.org/15/players/60/199464.png</text:a>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orgelin</text:p>
          </table:table-cell>
          <table:table-cell office:value-type="string">
            <text:p>Mathieu</text:p>
          </table:table-cell>
          <table:table-cell office:value-type="string">
            <text:p>G</text:p>
          </table:table-cell>
          <table:table-cell office:value-type="string">
            <text:p>http://2015.sofifa.org/15/players/60/199721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Jallet</text:p>
          </table:table-cell>
          <table:table-cell office:value-type="string">
            <text:p>Christophe</text:p>
          </table:table-cell>
          <table:table-cell office:value-type="string">
            <text:p>DD</text:p>
          </table:table-cell>
          <table:table-cell office:value-type="string">
            <text:p><text:a xlink:href="http://2015.sofifa.org/15/players/60/150590.png">http://2015.sofifa.org/15/players/60/150590.png</text:a>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Zeffane</text:p>
          </table:table-cell>
          <table:table-cell office:value-type="string">
            <text:p>Mehdi</text:p>
          </table:table-cell>
          <table:table-cell office:value-type="string">
            <text:p>DD</text:p>
          </table:table-cell>
          <table:table-cell office:value-type="string">
            <text:p>http://2015.sofifa.org/15/players/60/207745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hezzal</text:p>
          </table:table-cell>
          <table:table-cell office:value-type="string">
            <text:p>Rachid</text:p>
          </table:table-cell>
          <table:table-cell office:value-type="string">
            <text:p>AIG</text:p>
          </table:table-cell>
          <table:table-cell office:value-type="string">
            <text:p>http://2015.sofifa.org/15/players/60/210372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one</text:p>
          </table:table-cell>
          <table:table-cell office:value-type="string">
            <text:p>Bakari</text:p>
          </table:table-cell>
          <table:table-cell office:value-type="string">
            <text:p>DC</text:p>
          </table:table-cell>
          <table:table-cell office:value-type="string">
            <text:p>http://2015.sofifa.org/15/players/60/183766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Burkina Faso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abo</text:p>
          </table:table-cell>
          <table:table-cell office:value-type="string">
            <text:p>Mouhamadou</text:p>
          </table:table-cell>
          <table:table-cell office:value-type="string">
            <text:p>DG</text:p>
          </table:table-cell>
          <table:table-cell office:value-type="string">
            <text:p>http://2015.sofifa.org/15/players/60/168630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anic</text:p>
          </table:table-cell>
          <table:table-cell office:value-type="string">
            <text:p>Gael</text:p>
          </table:table-cell>
          <table:table-cell office:value-type="string">
            <text:p>MC</text:p>
          </table:table-cell>
          <table:table-cell office:value-type="string">
            <text:p>http://2015.sofifa.org/15/players/60/41835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isevac</text:p>
          </table:table-cell>
          <table:table-cell office:value-type="string">
            <text:p>Milan</text:p>
          </table:table-cell>
          <table:table-cell office:value-type="string">
            <text:p>DC</text:p>
          </table:table-cell>
          <table:table-cell office:value-type="string">
            <text:p>http://2015.sofifa.org/15/players/60/178111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Serb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hin</text:p>
          </table:table-cell>
          <table:table-cell office:value-type="string">
            <text:p>Kim</text:p>
          </table:table-cell>
          <table:table-cell office:value-type="string">
            <text:p>BU</text:p>
          </table:table-cell>
          <table:table-cell office:value-type="string">
            <text:p>http://2015.sofifa.org/15/players/60/221763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Coree du Sud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one</text:p>
          </table:table-cell>
          <table:table-cell office:value-type="string">
            <text:p>Sidy</text:p>
          </table:table-cell>
          <table:table-cell office:value-type="string">
            <text:p>MDC</text:p>
          </table:table-cell>
          <table:table-cell office:value-type="string">
            <text:p>http://2015.sofifa.org/15/players/60/204877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rick</text:p>
          </table:table-cell>
          <table:table-cell office:value-type="string">
            <text:p>Jeremy</text:p>
          </table:table-cell>
          <table:table-cell office:value-type="string">
            <text:p>G</text:p>
          </table:table-cell>
          <table:table-cell office:value-type="string">
            <text:p>http://2015.sofifa.org/15/players/60/206307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Suiss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lbranque</text:p>
          </table:table-cell>
          <table:table-cell office:value-type="string">
            <text:p>Steed</text:p>
          </table:table-cell>
          <table:table-cell office:value-type="string">
            <text:p>MC</text:p>
          </table:table-cell>
          <table:table-cell office:value-type="string">
            <text:p>http://2015.sofifa.org/15/players/60/18919.png</text:p>
          </table:table-cell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'Gouma</text:p>
          </table:table-cell>
          <table:table-cell office:value-type="string">
            <text:p>Romaric</text:p>
          </table:table-cell>
          <table:table-cell office:value-type="string">
            <text:p>DC</text:p>
          </table:table-cell>
          <table:table-cell/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aye</text:p>
          </table:table-cell>
          <table:table-cell office:value-type="string">
            <text:p>Mour</text:p>
          </table:table-cell>
          <table:table-cell office:value-type="string">
            <text:p>AID</text:p>
          </table:table-cell>
          <table:table-cell/>
          <table:table-cell office:value-type="string">
            <text:p>Olympique Lyo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efourny</text:p>
          </table:table-cell>
          <table:table-cell office:value-type="string">
            <text:p>Theo</text:p>
          </table:table-cell>
          <table:table-cell office:value-type="string">
            <text:p>G</text:p>
          </table:table-cell>
          <table:table-cell/>
          <table:table-cell office:value-type="string">
            <text:p>Olympique Lyonnais</text:p>
          </table:table-cell>
          <table:table-cell/>
          <table:table-cell office:value-type="string">
            <text:p>Belgi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reola</text:p>
          </table:table-cell>
          <table:table-cell office:value-type="string">
            <text:p>Alphonse</text:p>
          </table:table-cell>
          <table:table-cell office:value-type="string">
            <text:p>G</text:p>
          </table:table-cell>
          <table:table-cell office:value-type="string">
            <text:p>http://2015.sofifa.org/15/players/60/193105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Ongenda</text:p>
          </table:table-cell>
          <table:table-cell office:value-type="string">
            <text:p>Hervin</text:p>
          </table:table-cell>
          <table:table-cell office:value-type="string">
            <text:p>AIG</text:p>
          </table:table-cell>
          <table:table-cell office:value-type="string">
            <text:p>http://2015.sofifa.org/15/players/60/213702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isse</text:p>
          </table:table-cell>
          <table:table-cell office:value-type="string">
            <text:p>Djibrill</text:p>
          </table:table-cell>
          <table:table-cell office:value-type="string">
            <text:p>BU</text:p>
          </table:table-cell>
          <table:table-cell office:value-type="string">
            <text:p>http://2015.sofifa.org/15/players/60/7784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illet</text:p>
          </table:table-cell>
          <table:table-cell office:value-type="string">
            <text:p>Guillaume</text:p>
          </table:table-cell>
          <table:table-cell office:value-type="string">
            <text:p>MC</text:p>
          </table:table-cell>
          <table:table-cell office:value-type="string">
            <text:p>http://2015.sofifa.org/15/players/60/163186.png</text:p>
          </table:table-cell>
          <table:table-cell office:value-type="string">
            <text:p>SC Bastia</text:p>
          </table:table-cell>
          <table:table-cell table:number-columns-repeated="2" office:value-type="string">
            <text:p>Belgi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quillaci</text:p>
          </table:table-cell>
          <table:table-cell office:value-type="string">
            <text:p>Sebastien</text:p>
          </table:table-cell>
          <table:table-cell office:value-type="string">
            <text:p>DC</text:p>
          </table:table-cell>
          <table:table-cell office:value-type="string">
            <text:p>http://2015.sofifa.org/15/players/60/51105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oudebouz</text:p>
          </table:table-cell>
          <table:table-cell office:value-type="string">
            <text:p>Ryad</text:p>
          </table:table-cell>
          <table:table-cell office:value-type="string">
            <text:p>MOC</text:p>
          </table:table-cell>
          <table:table-cell office:value-type="string">
            <text:p>http://2015.sofifa.org/15/players/60/188388.png</text:p>
          </table:table-cell>
          <table:table-cell office:value-type="string">
            <text:p>SC Bastia</text:p>
          </table:table-cell>
          <table:table-cell/>
          <table:table-cell office:value-type="string">
            <text:p>Alger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omaric</text:p>
          </table:table-cell>
          <table:table-cell/>
          <table:table-cell office:value-type="string">
            <text:p>MC</text:p>
          </table:table-cell>
          <table:table-cell office:value-type="string">
            <text:p>http://2015.sofifa.org/15/players/60/156585.png</text:p>
          </table:table-cell>
          <table:table-cell office:value-type="string">
            <text:p>SC Bastia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odesto</text:p>
          </table:table-cell>
          <table:table-cell office:value-type="string">
            <text:p>Francois</text:p>
          </table:table-cell>
          <table:table-cell office:value-type="string">
            <text:p>DC</text:p>
          </table:table-cell>
          <table:table-cell office:value-type="string">
            <text:p>http://2015.sofifa.org/15/players/60/105471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ino</text:p>
          </table:table-cell>
          <table:table-cell office:value-type="string">
            <text:p>Juan Pablo</text:p>
          </table:table-cell>
          <table:table-cell office:value-type="string">
            <text:p>MOC</text:p>
          </table:table-cell>
          <table:table-cell office:value-type="string">
            <text:p>http://2015.sofifa.org/15/players/60/179713.png</text:p>
          </table:table-cell>
          <table:table-cell office:value-type="string">
            <text:p>SC Bastia</text:p>
          </table:table-cell>
          <table:table-cell/>
          <table:table-cell office:value-type="string">
            <text:p>Colomb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allo</text:p>
          </table:table-cell>
          <table:table-cell office:value-type="string">
            <text:p>Junior</text:p>
          </table:table-cell>
          <table:table-cell office:value-type="string">
            <text:p>BU</text:p>
          </table:table-cell>
          <table:table-cell office:value-type="string">
            <text:p>http://2015.sofifa.org/15/players/60/201380.png</text:p>
          </table:table-cell>
          <table:table-cell office:value-type="string">
            <text:p>SC Bastia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iakite</text:p>
          </table:table-cell>
          <table:table-cell office:value-type="string">
            <text:p>Drissa</text:p>
          </table:table-cell>
          <table:table-cell office:value-type="string">
            <text:p>AD</text:p>
          </table:table-cell>
          <table:table-cell office:value-type="string">
            <text:p>http://2015.sofifa.org/15/players/60/174804.png</text:p>
          </table:table-cell>
          <table:table-cell office:value-type="string">
            <text:p>SC Bastia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okulu</text:p>
          </table:table-cell>
          <table:table-cell office:value-type="string">
            <text:p>Benjamin</text:p>
          </table:table-cell>
          <table:table-cell office:value-type="string">
            <text:p>BU</text:p>
          </table:table-cell>
          <table:table-cell office:value-type="string">
            <text:p>http://2015.sofifa.org/15/players/60/187038.png</text:p>
          </table:table-cell>
          <table:table-cell office:value-type="string">
            <text:p>SC Bastia</text:p>
          </table:table-cell>
          <table:table-cell/>
          <table:table-cell office:value-type="string">
            <text:p>Belgi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yite</text:p>
          </table:table-cell>
          <table:table-cell office:value-type="string">
            <text:p>Floyd</text:p>
          </table:table-cell>
          <table:table-cell office:value-type="string">
            <text:p>AIG</text:p>
          </table:table-cell>
          <table:table-cell office:value-type="string">
            <text:p>http://2015.sofifa.org/15/players/60/188271.png</text:p>
          </table:table-cell>
          <table:table-cell office:value-type="string">
            <text:p>SC Bastia</text:p>
          </table:table-cell>
          <table:table-cell/>
          <table:table-cell office:value-type="string">
            <text:p>Togo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huzac</text:p>
          </table:table-cell>
          <table:table-cell office:value-type="string">
            <text:p>Yannick</text:p>
          </table:table-cell>
          <table:table-cell office:value-type="string">
            <text:p>MDC</text:p>
          </table:table-cell>
          <table:table-cell office:value-type="string">
            <text:p>http://2015.sofifa.org/15/players/60/167933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eybernes</text:p>
          </table:table-cell>
          <table:table-cell office:value-type="string">
            <text:p>Mathieu</text:p>
          </table:table-cell>
          <table:table-cell office:value-type="string">
            <text:p>DC</text:p>
          </table:table-cell>
          <table:table-cell office:value-type="string">
            <text:p>http://2015.sofifa.org/15/players/60/195313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odriguez</text:p>
          </table:table-cell>
          <table:table-cell office:value-type="string">
            <text:p>Joao</text:p>
          </table:table-cell>
          <table:table-cell office:value-type="string">
            <text:p>BU</text:p>
          </table:table-cell>
          <table:table-cell office:value-type="string">
            <text:p>http://2015.sofifa.org/15/players/60/220605.png</text:p>
          </table:table-cell>
          <table:table-cell office:value-type="string">
            <text:p>SC Bastia</text:p>
          </table:table-cell>
          <table:table-cell/>
          <table:table-cell office:value-type="string">
            <text:p>Colomb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incent</text:p>
          </table:table-cell>
          <table:table-cell office:value-type="string">
            <text:p>Christophe</text:p>
          </table:table-cell>
          <table:table-cell office:value-type="string">
            <text:p>MC</text:p>
          </table:table-cell>
          <table:table-cell office:value-type="string">
            <text:p>http://2015.sofifa.org/15/players/60/206243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eca</text:p>
          </table:table-cell>
          <table:table-cell office:value-type="string">
            <text:p>Jean-Louis</text:p>
          </table:table-cell>
          <table:table-cell office:value-type="string">
            <text:p>G</text:p>
          </table:table-cell>
          <table:table-cell office:value-type="string">
            <text:p>http://2015.sofifa.org/15/players/60/153275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incensini</text:p>
          </table:table-cell>
          <table:table-cell office:value-type="string">
            <text:p>Thomas</text:p>
          </table:table-cell>
          <table:table-cell office:value-type="string">
            <text:p>G</text:p>
          </table:table-cell>
          <table:table-cell office:value-type="string">
            <text:p>http://2015.sofifa.org/15/players/60/209644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ioni</text:p>
          </table:table-cell>
          <table:table-cell office:value-type="string">
            <text:p>Gilles</text:p>
          </table:table-cell>
          <table:table-cell office:value-type="string">
            <text:p>AD</text:p>
          </table:table-cell>
          <table:table-cell office:value-type="string">
            <text:p>http://2015.sofifa.org/15/players/60/178360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</text:p>
          </table:table-cell>
          <table:table-cell office:value-type="string">
            <text:p>El Hadji</text:p>
          </table:table-cell>
          <table:table-cell office:value-type="string">
            <text:p>MC</text:p>
          </table:table-cell>
          <table:table-cell/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chilli</text:p>
          </table:table-cell>
          <table:table-cell office:value-type="string">
            <text:p>Romain</text:p>
          </table:table-cell>
          <table:table-cell office:value-type="string">
            <text:p>AG</text:p>
          </table:table-cell>
          <table:table-cell/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boulou</text:p>
          </table:table-cell>
          <table:table-cell office:value-type="string">
            <text:p>Christopher</text:p>
          </table:table-cell>
          <table:table-cell office:value-type="string">
            <text:p>AIG</text:p>
          </table:table-cell>
          <table:table-cell office:value-type="string">
            <text:p>http://2015.sofifa.org/15/players/60/199421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almieri</text:p>
          </table:table-cell>
          <table:table-cell office:value-type="string">
            <text:p>Julian</text:p>
          </table:table-cell>
          <table:table-cell office:value-type="string">
            <text:p>AG</text:p>
          </table:table-cell>
          <table:table-cell office:value-type="string">
            <text:p>http://2015.sofifa.org/15/players/60/182166.png</text:p>
          </table:table-cell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eita</text:p>
          </table:table-cell>
          <table:table-cell office:value-type="string">
            <text:p>Abdoulaye</text:p>
          </table:table-cell>
          <table:table-cell office:value-type="string">
            <text:p>MC</text:p>
          </table:table-cell>
          <table:table-cell/>
          <table:table-cell office:value-type="string">
            <text:p>SC Bastia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orrea</text:p>
          </table:table-cell>
          <table:table-cell office:value-type="string">
            <text:p>Joris</text:p>
          </table:table-cell>
          <table:table-cell office:value-type="string">
            <text:p>BU</text:p>
          </table:table-cell>
          <table:table-cell/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endy</text:p>
          </table:table-cell>
          <table:table-cell office:value-type="string">
            <text:p>Cabrel</text:p>
          </table:table-cell>
          <table:table-cell office:value-type="string">
            <text:p>MDC</text:p>
          </table:table-cell>
          <table:table-cell/>
          <table:table-cell office:value-type="string">
            <text:p>SC Bastia</text:p>
          </table:table-cell>
          <table:table-cell/>
          <table:table-cell office:value-type="string">
            <text:p>Camerou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amano</text:p>
          </table:table-cell>
          <table:table-cell office:value-type="string">
            <text:p>François</text:p>
          </table:table-cell>
          <table:table-cell office:value-type="string">
            <text:p>AIG</text:p>
          </table:table-cell>
          <table:table-cell/>
          <table:table-cell office:value-type="string">
            <text:p>SC Bastia</text:p>
          </table:table-cell>
          <table:table-cell/>
          <table:table-cell office:value-type="string">
            <text:p>Guine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ogande</text:p>
          </table:table-cell>
          <table:table-cell office:value-type="string">
            <text:p>Yanick</text:p>
          </table:table-cell>
          <table:table-cell office:value-type="string">
            <text:p>AD</text:p>
          </table:table-cell>
          <table:table-cell/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jiku</text:p>
          </table:table-cell>
          <table:table-cell office:value-type="string">
            <text:p>Alexander</text:p>
          </table:table-cell>
          <table:table-cell office:value-type="string">
            <text:p>AD</text:p>
          </table:table-cell>
          <table:table-cell/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ikabidze</text:p>
          </table:table-cell>
          <table:table-cell office:value-type="string">
            <text:p>Luka</text:p>
          </table:table-cell>
          <table:table-cell office:value-type="string">
            <text:p>AID</text:p>
          </table:table-cell>
          <table:table-cell/>
          <table:table-cell office:value-type="string">
            <text:p>SC Bastia</text:p>
          </table:table-cell>
          <table:table-cell/>
          <table:table-cell office:value-type="string">
            <text:p>Georg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muel</text:p>
          </table:table-cell>
          <table:table-cell office:value-type="string">
            <text:p>Christophe</text:p>
          </table:table-cell>
          <table:table-cell office:value-type="string">
            <text:p>G</text:p>
          </table:table-cell>
          <table:table-cell/>
          <table:table-cell office:value-type="string">
            <text:p>SC Bastia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one</text:p>
          </table:table-cell>
          <table:table-cell office:value-type="string">
            <text:p>Famoussa</text:p>
          </table:table-cell>
          <table:table-cell office:value-type="string">
            <text:p>BU</text:p>
          </table:table-cell>
          <table:table-cell/>
          <table:table-cell office:value-type="string">
            <text:p>SC Bastia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Ilori</text:p>
          </table:table-cell>
          <table:table-cell office:value-type="string">
            <text:p>Tiago</text:p>
          </table:table-cell>
          <table:table-cell office:value-type="string">
            <text:p>DC</text:p>
          </table:table-cell>
          <table:table-cell office:value-type="string">
            <text:p>http://2015.sofifa.org/15/players/60/205185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Portu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ertic</text:p>
          </table:table-cell>
          <table:table-cell office:value-type="string">
            <text:p>Gregory</text:p>
          </table:table-cell>
          <table:table-cell office:value-type="string">
            <text:p>MDC</text:p>
          </table:table-cell>
          <table:table-cell office:value-type="string">
            <text:p>http://2015.sofifa.org/15/players/60/190502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Croat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hazri</text:p>
          </table:table-cell>
          <table:table-cell office:value-type="string">
            <text:p>Wahbi</text:p>
          </table:table-cell>
          <table:table-cell office:value-type="string">
            <text:p>MG</text:p>
          </table:table-cell>
          <table:table-cell office:value-type="string">
            <text:p>http://2015.sofifa.org/15/players/60/194845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Tunis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rrasso</text:p>
          </table:table-cell>
          <table:table-cell office:value-type="string">
            <text:p>Cedric</text:p>
          </table:table-cell>
          <table:table-cell office:value-type="string">
            <text:p>G</text:p>
          </table:table-cell>
          <table:table-cell office:value-type="string">
            <text:p>http://2015.sofifa.org/15/players/60/116494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ontento</text:p>
          </table:table-cell>
          <table:table-cell office:value-type="string">
            <text:p>Diego</text:p>
          </table:table-cell>
          <table:table-cell office:value-type="string">
            <text:p>DG</text:p>
          </table:table-cell>
          <table:table-cell office:value-type="string">
            <text:p>http://2015.sofifa.org/15/players/60/194727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Allemag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olan</text:p>
          </table:table-cell>
          <table:table-cell office:value-type="string">
            <text:p>Diego</text:p>
          </table:table-cell>
          <table:table-cell office:value-type="string">
            <text:p>AID</text:p>
          </table:table-cell>
          <table:table-cell office:value-type="string">
            <text:p>http://2015.sofifa.org/15/players/60/213114.png</text:p>
          </table:table-cell>
          <table:table-cell office:value-type="string">
            <text:p>Girondins de Bordeaux</text:p>
          </table:table-cell>
          <table:table-cell table:number-columns-repeated="2" office:value-type="string">
            <text:p>Uruguay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ivet</text:p>
          </table:table-cell>
          <table:table-cell office:value-type="string">
            <text:p>Henri</text:p>
          </table:table-cell>
          <table:table-cell office:value-type="string">
            <text:p>BU</text:p>
          </table:table-cell>
          <table:table-cell office:value-type="string">
            <text:p>http://2015.sofifa.org/15/players/60/183256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iabate</text:p>
          </table:table-cell>
          <table:table-cell office:value-type="string">
            <text:p>Cheick</text:p>
          </table:table-cell>
          <table:table-cell office:value-type="string">
            <text:p>BU</text:p>
          </table:table-cell>
          <table:table-cell office:value-type="string">
            <text:p>http://2015.sofifa.org/15/players/60/188325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riano</text:p>
          </table:table-cell>
          <table:table-cell/>
          <table:table-cell office:value-type="string">
            <text:p>DD</text:p>
          </table:table-cell>
          <table:table-cell office:value-type="string">
            <text:p>http://2015.sofifa.org/15/players/60/184949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aubert</text:p>
          </table:table-cell>
          <table:table-cell office:value-type="string">
            <text:p>Julien</text:p>
          </table:table-cell>
          <table:table-cell office:value-type="string">
            <text:p>MDR</text:p>
          </table:table-cell>
          <table:table-cell office:value-type="string">
            <text:p>http://2015.sofifa.org/15/players/60/156726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ne</text:p>
          </table:table-cell>
          <table:table-cell office:value-type="string">
            <text:p>Lamine</text:p>
          </table:table-cell>
          <table:table-cell office:value-type="string">
            <text:p>DC</text:p>
          </table:table-cell>
          <table:table-cell office:value-type="string">
            <text:p>http://2015.sofifa.org/15/players/60/192333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urice-Belay</text:p>
          </table:table-cell>
          <table:table-cell office:value-type="string">
            <text:p>Nicolas</text:p>
          </table:table-cell>
          <table:table-cell office:value-type="string">
            <text:p>MG</text:p>
          </table:table-cell>
          <table:table-cell office:value-type="string">
            <text:p>http://2015.sofifa.org/15/players/60/165234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oundje</text:p>
          </table:table-cell>
          <table:table-cell office:value-type="string">
            <text:p>Maxime</text:p>
          </table:table-cell>
          <table:table-cell office:value-type="string">
            <text:p>DG</text:p>
          </table:table-cell>
          <table:table-cell office:value-type="string">
            <text:p>http://2015.sofifa.org/15/players/60/209301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iyogo Poko</text:p>
          </table:table-cell>
          <table:table-cell office:value-type="string">
            <text:p>Andre</text:p>
          </table:table-cell>
          <table:table-cell office:value-type="string">
            <text:p>MDC</text:p>
          </table:table-cell>
          <table:table-cell office:value-type="string">
            <text:p>http://2015.sofifa.org/15/players/60/205998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Gabo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lanus</text:p>
          </table:table-cell>
          <table:table-cell office:value-type="string">
            <text:p>Marc</text:p>
          </table:table-cell>
          <table:table-cell office:value-type="string">
            <text:p>DC</text:p>
          </table:table-cell>
          <table:table-cell office:value-type="string">
            <text:p>http://2015.sofifa.org/15/players/60/135149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lasil</text:p>
          </table:table-cell>
          <table:table-cell office:value-type="string">
            <text:p>Jaroslav</text:p>
          </table:table-cell>
          <table:table-cell office:value-type="string">
            <text:p>MC</text:p>
          </table:table-cell>
          <table:table-cell office:value-type="string">
            <text:p>http://2015.sofifa.org/15/players/60/112244.png</text:p>
          </table:table-cell>
          <table:table-cell office:value-type="string">
            <text:p>Girondins de Bordeaux</text:p>
          </table:table-cell>
          <table:table-cell office:value-type="string">
            <text:p>Republique Tcheque</text:p>
          </table:table-cell>
          <table:table-cell office:value-type="string">
            <text:p>Republique Tche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raore</text:p>
          </table:table-cell>
          <table:table-cell office:value-type="string">
            <text:p>Abdou</text:p>
          </table:table-cell>
          <table:table-cell office:value-type="string">
            <text:p>MC</text:p>
          </table:table-cell>
          <table:table-cell office:value-type="string">
            <text:p>http://2015.sofifa.org/15/players/60/187048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Jug</text:p>
          </table:table-cell>
          <table:table-cell office:value-type="string">
            <text:p>Azbe</text:p>
          </table:table-cell>
          <table:table-cell office:value-type="string">
            <text:p>G</text:p>
          </table:table-cell>
          <table:table-cell office:value-type="string">
            <text:p>http://2015.sofifa.org/15/players/60/202168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Sloven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ada</text:p>
          </table:table-cell>
          <table:table-cell office:value-type="string">
            <text:p>Valentin</text:p>
          </table:table-cell>
          <table:table-cell office:value-type="string">
            <text:p>MOC</text:p>
          </table:table-cell>
          <table:table-cell/>
          <table:table-cell office:value-type="string">
            <text:p>Girondins de Bordeaux</text:p>
          </table:table-cell>
          <table:table-cell/>
          <table:table-cell office:value-type="string">
            <text:p>Argent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oure</text:p>
          </table:table-cell>
          <table:table-cell office:value-type="string">
            <text:p>Thomas</text:p>
          </table:table-cell>
          <table:table-cell office:value-type="string">
            <text:p>MG</text:p>
          </table:table-cell>
          <table:table-cell/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'Almeida</text:p>
          </table:table-cell>
          <table:table-cell office:value-type="string">
            <text:p>Sessi</text:p>
          </table:table-cell>
          <table:table-cell office:value-type="string">
            <text:p>MDC</text:p>
          </table:table-cell>
          <table:table-cell/>
          <table:table-cell office:value-type="string">
            <text:p>Girondins de Bordeaux</text:p>
          </table:table-cell>
          <table:table-cell/>
          <table:table-cell office:value-type="string">
            <text:p>Beni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la</text:p>
          </table:table-cell>
          <table:table-cell office:value-type="string">
            <text:p>Emiliano</text:p>
          </table:table-cell>
          <table:table-cell office:value-type="string">
            <text:p>BU</text:p>
          </table:table-cell>
          <table:table-cell office:value-type="string">
            <text:p>http://2015.sofifa.org/15/players/60/204819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Argent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aabouni</text:p>
          </table:table-cell>
          <table:table-cell office:value-type="string">
            <text:p>Younes</text:p>
          </table:table-cell>
          <table:table-cell office:value-type="string">
            <text:p>MC</text:p>
          </table:table-cell>
          <table:table-cell/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allois</text:p>
          </table:table-cell>
          <table:table-cell office:value-type="string">
            <text:p>Nicolas</text:p>
          </table:table-cell>
          <table:table-cell office:value-type="string">
            <text:p>DC</text:p>
          </table:table-cell>
          <table:table-cell office:value-type="string">
            <text:p>http://2015.sofifa.org/15/players/60/199393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jigla</text:p>
          </table:table-cell>
          <table:table-cell office:value-type="string">
            <text:p>David</text:p>
          </table:table-cell>
          <table:table-cell office:value-type="string">
            <text:p>AIG</text:p>
          </table:table-cell>
          <table:table-cell/>
          <table:table-cell office:value-type="string">
            <text:p>Girondins de Bordeaux</text:p>
          </table:table-cell>
          <table:table-cell/>
          <table:table-cell office:value-type="string">
            <text:p>Beni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Jussie</text:p>
          </table:table-cell>
          <table:table-cell/>
          <table:table-cell office:value-type="string">
            <text:p>MOC</text:p>
          </table:table-cell>
          <table:table-cell office:value-type="string">
            <text:p>http://2015.sofifa.org/15/players/60/152840.png</text:p>
          </table:table-cell>
          <table:table-cell office:value-type="string">
            <text:p>Girondins de Bordeaux</text:p>
          </table:table-cell>
          <table:table-cell/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hiombane</text:p>
          </table:table-cell>
          <table:table-cell office:value-type="string">
            <text:p>Pape</text:p>
          </table:table-cell>
          <table:table-cell office:value-type="string">
            <text:p>MG</text:p>
          </table:table-cell>
          <table:table-cell/>
          <table:table-cell office:value-type="string">
            <text:p>Girondins de Bordeaux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rivelli</text:p>
          </table:table-cell>
          <table:table-cell office:value-type="string">
            <text:p>Enzo</text:p>
          </table:table-cell>
          <table:table-cell office:value-type="string">
            <text:p>BU</text:p>
          </table:table-cell>
          <table:table-cell/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rior</text:p>
          </table:table-cell>
          <table:table-cell office:value-type="string">
            <text:p>Jerome</text:p>
          </table:table-cell>
          <table:table-cell office:value-type="string">
            <text:p>G</text:p>
          </table:table-cell>
          <table:table-cell/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ellenard</text:p>
          </table:table-cell>
          <table:table-cell office:value-type="string">
            <text:p>Theo</text:p>
          </table:table-cell>
          <table:table-cell office:value-type="string">
            <text:p>AG</text:p>
          </table:table-cell>
          <table:table-cell/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din</text:p>
          </table:table-cell>
          <table:table-cell office:value-type="string">
            <text:p>Clement</text:p>
          </table:table-cell>
          <table:table-cell office:value-type="string">
            <text:p>MC</text:p>
          </table:table-cell>
          <table:table-cell/>
          <table:table-cell office:value-type="string">
            <text:p>Girondins de Bordeaux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iresse</text:p>
          </table:table-cell>
          <table:table-cell office:value-type="string">
            <text:p>Thomas</text:p>
          </table:table-cell>
          <table:table-cell office:value-type="string">
            <text:p>MG</text:p>
          </table:table-cell>
          <table:table-cell office:value-type="string">
            <text:p>http://2015.sofifa.org/15/players/60/112389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massa</text:p>
          </table:table-cell>
          <table:table-cell office:value-type="string">
            <text:p>Mamadou</text:p>
          </table:table-cell>
          <table:table-cell office:value-type="string">
            <text:p>G</text:p>
          </table:table-cell>
          <table:table-cell office:value-type="string">
            <text:p>http://2015.sofifa.org/15/players/60/190195.png</text:p>
          </table:table-cell>
          <table:table-cell office:value-type="string">
            <text:p>EA Guingamp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Jacobsen</text:p>
          </table:table-cell>
          <table:table-cell office:value-type="string">
            <text:p>Lars</text:p>
          </table:table-cell>
          <table:table-cell office:value-type="string">
            <text:p>DD</text:p>
          </table:table-cell>
          <table:table-cell office:value-type="string">
            <text:p>http://2015.sofifa.org/15/players/60/24717.png</text:p>
          </table:table-cell>
          <table:table-cell office:value-type="string">
            <text:p>EA Guingamp</text:p>
          </table:table-cell>
          <table:table-cell/>
          <table:table-cell office:value-type="string">
            <text:p>Danemark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lioui</text:p>
          </table:table-cell>
          <table:table-cell office:value-type="string">
            <text:p>Rachid</text:p>
          </table:table-cell>
          <table:table-cell office:value-type="string">
            <text:p>BU</text:p>
          </table:table-cell>
          <table:table-cell office:value-type="string">
            <text:p>http://2015.sofifa.org/15/players/60/205188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ossl</text:p>
          </table:table-cell>
          <table:table-cell office:value-type="string">
            <text:p>Jonas</text:p>
          </table:table-cell>
          <table:table-cell office:value-type="string">
            <text:p>G</text:p>
          </table:table-cell>
          <table:table-cell office:value-type="string">
            <text:p>http://2015.sofifa.org/15/players/60/172553.png</text:p>
          </table:table-cell>
          <table:table-cell office:value-type="string">
            <text:p>EA Guingamp</text:p>
          </table:table-cell>
          <table:table-cell/>
          <table:table-cell office:value-type="string">
            <text:p>Danemark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rveaux</text:p>
          </table:table-cell>
          <table:table-cell office:value-type="string">
            <text:p>Sylvain</text:p>
          </table:table-cell>
          <table:table-cell office:value-type="string">
            <text:p>MOC</text:p>
          </table:table-cell>
          <table:table-cell office:value-type="string">
            <text:p>http://2015.sofifa.org/15/players/60/157310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ouniama</text:p>
          </table:table-cell>
          <table:table-cell office:value-type="string">
            <text:p>Ladislas</text:p>
          </table:table-cell>
          <table:table-cell office:value-type="string">
            <text:p>AID</text:p>
          </table:table-cell>
          <table:table-cell office:value-type="string">
            <text:p>http://2015.sofifa.org/15/players/60/196569.png</text:p>
          </table:table-cell>
          <table:table-cell office:value-type="string">
            <text:p>EA Guingamp</text:p>
          </table:table-cell>
          <table:table-cell/>
          <table:table-cell office:value-type="string">
            <text:p>Republique du Congo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chwartz</text:p>
          </table:table-cell>
          <table:table-cell office:value-type="string">
            <text:p>Ronnie</text:p>
          </table:table-cell>
          <table:table-cell office:value-type="string">
            <text:p>BU</text:p>
          </table:table-cell>
          <table:table-cell office:value-type="string">
            <text:p>http://2015.sofifa.org/15/players/60/172555.png</text:p>
          </table:table-cell>
          <table:table-cell office:value-type="string">
            <text:p>EA Guingamp</text:p>
          </table:table-cell>
          <table:table-cell/>
          <table:table-cell office:value-type="string">
            <text:p>Danemark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eveque</text:p>
          </table:table-cell>
          <table:table-cell office:value-type="string">
            <text:p>Dorian</text:p>
          </table:table-cell>
          <table:table-cell office:value-type="string">
            <text:p>DG</text:p>
          </table:table-cell>
          <table:table-cell office:value-type="string">
            <text:p>http://2015.sofifa.org/15/players/60/194086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auvue</text:p>
          </table:table-cell>
          <table:table-cell office:value-type="string">
            <text:p>Claudio</text:p>
          </table:table-cell>
          <table:table-cell office:value-type="string">
            <text:p>MG</text:p>
          </table:table-cell>
          <table:table-cell office:value-type="string">
            <text:p>http://2015.sofifa.org/15/players/60/183068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ngoua</text:p>
          </table:table-cell>
          <table:table-cell office:value-type="string">
            <text:p>Benjamin</text:p>
          </table:table-cell>
          <table:table-cell office:value-type="string">
            <text:p>DC</text:p>
          </table:table-cell>
          <table:table-cell office:value-type="string">
            <text:p>http://2015.sofifa.org/15/players/60/196580.png</text:p>
          </table:table-cell>
          <table:table-cell office:value-type="string">
            <text:p>EA Guingamp</text:p>
          </table:table-cell>
          <table:table-cell table:number-columns-repeated="2"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nkhare</text:p>
          </table:table-cell>
          <table:table-cell office:value-type="string">
            <text:p>Younousse</text:p>
          </table:table-cell>
          <table:table-cell office:value-type="string">
            <text:p>MDC</text:p>
          </table:table-cell>
          <table:table-cell office:value-type="string">
            <text:p>http://2015.sofifa.org/15/players/60/184271.png</text:p>
          </table:table-cell>
          <table:table-cell office:value-type="string">
            <text:p>EA Guingamp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ied</text:p>
          </table:table-cell>
          <table:table-cell office:value-type="string">
            <text:p>Jeremy</text:p>
          </table:table-cell>
          <table:table-cell office:value-type="string">
            <text:p>MOC</text:p>
          </table:table-cell>
          <table:table-cell office:value-type="string">
            <text:p>http://2015.sofifa.org/15/players/60/183916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ndanne</text:p>
          </table:table-cell>
          <table:table-cell office:value-type="string">
            <text:p>Christophe</text:p>
          </table:table-cell>
          <table:table-cell office:value-type="string">
            <text:p>BU</text:p>
          </table:table-cell>
          <table:table-cell office:value-type="string">
            <text:p>http://2015.sofifa.org/15/players/60/163713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orbon</text:p>
          </table:table-cell>
          <table:table-cell office:value-type="string">
            <text:p>Jeremy</text:p>
          </table:table-cell>
          <table:table-cell office:value-type="string">
            <text:p>DC</text:p>
          </table:table-cell>
          <table:table-cell office:value-type="string">
            <text:p>http://2015.sofifa.org/15/players/60/167936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iallo</text:p>
          </table:table-cell>
          <table:table-cell office:value-type="string">
            <text:p>Mustapha</text:p>
          </table:table-cell>
          <table:table-cell office:value-type="string">
            <text:p>MDC</text:p>
          </table:table-cell>
          <table:table-cell office:value-type="string">
            <text:p>http://2015.sofifa.org/15/players/60/192673.png</text:p>
          </table:table-cell>
          <table:table-cell office:value-type="string">
            <text:p>EA Guingamp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ca</text:p>
          </table:table-cell>
          <table:table-cell office:value-type="string">
            <text:p>Maxime</text:p>
          </table:table-cell>
          <table:table-cell office:value-type="string">
            <text:p>DD</text:p>
          </table:table-cell>
          <table:table-cell office:value-type="string">
            <text:p>http://2015.sofifa.org/15/players/60/169804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erbrat</text:p>
          </table:table-cell>
          <table:table-cell office:value-type="string">
            <text:p>Christophe</text:p>
          </table:table-cell>
          <table:table-cell office:value-type="string">
            <text:p>DC</text:p>
          </table:table-cell>
          <table:table-cell office:value-type="string">
            <text:p>http://2015.sofifa.org/15/players/60/204338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chahbar</text:p>
          </table:table-cell>
          <table:table-cell office:value-type="string">
            <text:p>Karim</text:p>
          </table:table-cell>
          <table:table-cell office:value-type="string">
            <text:p>BU</text:p>
          </table:table-cell>
          <table:table-cell office:value-type="string">
            <text:p>http://2015.sofifa.org/15/players/60/223951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nkoh</text:p>
          </table:table-cell>
          <table:table-cell office:value-type="string">
            <text:p>Baissama</text:p>
          </table:table-cell>
          <table:table-cell office:value-type="string">
            <text:p>DD</text:p>
          </table:table-cell>
          <table:table-cell office:value-type="string">
            <text:p>http://2015.sofifa.org/15/players/60/205190.png</text:p>
          </table:table-cell>
          <table:table-cell office:value-type="string">
            <text:p>EA Guingamp</text:p>
          </table:table-cell>
          <table:table-cell/>
          <table:table-cell office:value-type="string">
            <text:p>Guine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rdy</text:p>
          </table:table-cell>
          <table:table-cell office:value-type="string">
            <text:p>Julien</text:p>
          </table:table-cell>
          <table:table-cell office:value-type="string">
            <text:p>MDC</text:p>
          </table:table-cell>
          <table:table-cell office:value-type="string">
            <text:p>http://2015.sofifa.org/15/players/60/112384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emaitre</text:p>
          </table:table-cell>
          <table:table-cell office:value-type="string">
            <text:p>Reynald</text:p>
          </table:table-cell>
          <table:table-cell office:value-type="string">
            <text:p>DG</text:p>
          </table:table-cell>
          <table:table-cell office:value-type="string">
            <text:p>http://2015.sofifa.org/15/players/60/142313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os Santos</text:p>
          </table:table-cell>
          <table:table-cell office:value-type="string">
            <text:p>Laurent</text:p>
          </table:table-cell>
          <table:table-cell office:value-type="string">
            <text:p>DG</text:p>
          </table:table-cell>
          <table:table-cell office:value-type="string">
            <text:p>http://2015.sofifa.org/15/players/60/215969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this</text:p>
          </table:table-cell>
          <table:table-cell office:value-type="string">
            <text:p>Lionel</text:p>
          </table:table-cell>
          <table:table-cell office:value-type="string">
            <text:p>MC</text:p>
          </table:table-cell>
          <table:table-cell office:value-type="string">
            <text:p>http://2015.sofifa.org/15/players/60/41634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uichard</text:p>
          </table:table-cell>
          <table:table-cell office:value-type="string">
            <text:p>Hugo</text:p>
          </table:table-cell>
          <table:table-cell office:value-type="string">
            <text:p>G</text:p>
          </table:table-cell>
          <table:table-cell office:value-type="string">
            <text:p>http://2015.sofifa.org/15/players/60/205117.png</text:p>
          </table:table-cell>
          <table:table-cell office:value-type="string">
            <text:p>EA Guingamp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bamin</text:p>
          </table:table-cell>
          <table:table-cell office:value-type="string">
            <text:p>Jean-Philippe</text:p>
          </table:table-cell>
          <table:table-cell office:value-type="string">
            <text:p>DD</text:p>
          </table:table-cell>
          <table:table-cell office:value-type="string">
            <text:p>http://2015.sofifa.org/15/players/60/214947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yprien</text:p>
          </table:table-cell>
          <table:table-cell office:value-type="string">
            <text:p>Wylan</text:p>
          </table:table-cell>
          <table:table-cell office:value-type="string">
            <text:p>MC</text:p>
          </table:table-cell>
          <table:table-cell office:value-type="string">
            <text:p>http://2015.sofifa.org/15/players/60/212886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andre</text:p>
          </table:table-cell>
          <table:table-cell office:value-type="string">
            <text:p>Loic</text:p>
          </table:table-cell>
          <table:table-cell office:value-type="string">
            <text:p>DC</text:p>
          </table:table-cell>
          <table:table-cell office:value-type="string">
            <text:p>http://2015.sofifa.org/15/players/60/202002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El Jadeyaoui</text:p>
          </table:table-cell>
          <table:table-cell office:value-type="string">
            <text:p>Alharbi</text:p>
          </table:table-cell>
          <table:table-cell office:value-type="string">
            <text:p>MG</text:p>
          </table:table-cell>
          <table:table-cell office:value-type="string">
            <text:p>http://2015.sofifa.org/15/players/60/176692.png</text:p>
          </table:table-cell>
          <table:table-cell office:value-type="string">
            <text:p>RC Lens</text:p>
          </table:table-cell>
          <table:table-cell/>
          <table:table-cell office:value-type="string">
            <text:p>Maroc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antari</text:p>
          </table:table-cell>
          <table:table-cell office:value-type="string">
            <text:p>Ahmed</text:p>
          </table:table-cell>
          <table:table-cell office:value-type="string">
            <text:p>DC</text:p>
          </table:table-cell>
          <table:table-cell office:value-type="string">
            <text:p>http://2015.sofifa.org/15/players/60/172423.png</text:p>
          </table:table-cell>
          <table:table-cell office:value-type="string">
            <text:p>RC Lens</text:p>
          </table:table-cell>
          <table:table-cell/>
          <table:table-cell office:value-type="string">
            <text:p>Maroc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e Moigne</text:p>
          </table:table-cell>
          <table:table-cell office:value-type="string">
            <text:p>Jerome</text:p>
          </table:table-cell>
          <table:table-cell office:value-type="string">
            <text:p>MDC</text:p>
          </table:table-cell>
          <table:table-cell office:value-type="string">
            <text:p>http://2015.sofifa.org/15/players/60/177128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aldivia</text:p>
          </table:table-cell>
          <table:table-cell office:value-type="string">
            <text:p>Pierrick</text:p>
          </table:table-cell>
          <table:table-cell office:value-type="string">
            <text:p>MC</text:p>
          </table:table-cell>
          <table:table-cell office:value-type="string">
            <text:p>http://2015.sofifa.org/15/players/60/188383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</text:p>
          </table:table-cell>
          <table:table-cell office:value-type="string">
            <text:p>Abdoul</text:p>
          </table:table-cell>
          <table:table-cell office:value-type="string">
            <text:p>DC</text:p>
          </table:table-cell>
          <table:table-cell office:value-type="string">
            <text:p>http://2015.sofifa.org/15/players/60/225050.png</text:p>
          </table:table-cell>
          <table:table-cell office:value-type="string">
            <text:p>RC Lens</text:p>
          </table:table-cell>
          <table:table-cell/>
          <table:table-cell office:value-type="string">
            <text:p>Mauritan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iou</text:p>
          </table:table-cell>
          <table:table-cell office:value-type="string">
            <text:p>Rudy</text:p>
          </table:table-cell>
          <table:table-cell office:value-type="string">
            <text:p>G</text:p>
          </table:table-cell>
          <table:table-cell office:value-type="string">
            <text:p>http://2015.sofifa.org/15/players/60/5208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radj</text:p>
          </table:table-cell>
          <table:table-cell office:value-type="string">
            <text:p>Patrick</text:p>
          </table:table-cell>
          <table:table-cell office:value-type="string">
            <text:p>DD</text:p>
          </table:table-cell>
          <table:table-cell office:value-type="string">
            <text:p>http://2015.sofifa.org/15/players/60/210860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eghait</text:p>
          </table:table-cell>
          <table:table-cell office:value-type="string">
            <text:p>Julien</text:p>
          </table:table-cell>
          <table:table-cell office:value-type="string">
            <text:p>BU</text:p>
          </table:table-cell>
          <table:table-cell/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'Diaye</text:p>
          </table:table-cell>
          <table:table-cell office:value-type="string">
            <text:p>Deme</text:p>
          </table:table-cell>
          <table:table-cell office:value-type="string">
            <text:p>MG</text:p>
          </table:table-cell>
          <table:table-cell office:value-type="string">
            <text:p>http://2015.sofifa.org/15/players/60/179886.png</text:p>
          </table:table-cell>
          <table:table-cell office:value-type="string">
            <text:p>RC Lens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Yahia</text:p>
          </table:table-cell>
          <table:table-cell office:value-type="string">
            <text:p>Alaeddine</text:p>
          </table:table-cell>
          <table:table-cell office:value-type="string">
            <text:p>DC</text:p>
          </table:table-cell>
          <table:table-cell office:value-type="string">
            <text:p>http://2015.sofifa.org/15/players/60/53027.png</text:p>
          </table:table-cell>
          <table:table-cell office:value-type="string">
            <text:p>RC Lens</text:p>
          </table:table-cell>
          <table:table-cell/>
          <table:table-cell office:value-type="string">
            <text:p>Tunis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havarria</text:p>
          </table:table-cell>
          <table:table-cell office:value-type="string">
            <text:p>Pablo</text:p>
          </table:table-cell>
          <table:table-cell office:value-type="string">
            <text:p>MDR</text:p>
          </table:table-cell>
          <table:table-cell office:value-type="string">
            <text:p>http://2015.sofifa.org/15/players/60/199387.png</text:p>
          </table:table-cell>
          <table:table-cell office:value-type="string">
            <text:p>RC Lens</text:p>
          </table:table-cell>
          <table:table-cell/>
          <table:table-cell office:value-type="string">
            <text:p>Argent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uillaume</text:p>
          </table:table-cell>
          <table:table-cell office:value-type="string">
            <text:p>Baptiste</text:p>
          </table:table-cell>
          <table:table-cell office:value-type="string">
            <text:p>BU</text:p>
          </table:table-cell>
          <table:table-cell office:value-type="string">
            <text:p>http://2015.sofifa.org/15/players/60/213839.png</text:p>
          </table:table-cell>
          <table:table-cell office:value-type="string">
            <text:p>RC Lens</text:p>
          </table:table-cell>
          <table:table-cell/>
          <table:table-cell office:value-type="string">
            <text:p>Belgi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omenjanahary</text:p>
          </table:table-cell>
          <table:table-cell office:value-type="string">
            <text:p>Lailana</text:p>
          </table:table-cell>
          <table:table-cell office:value-type="string">
            <text:p>AIG</text:p>
          </table:table-cell>
          <table:table-cell office:value-type="string">
            <text:p>http://2015.sofifa.org/15/players/60/193376.png</text:p>
          </table:table-cell>
          <table:table-cell office:value-type="string">
            <text:p>RC Lens</text:p>
          </table:table-cell>
          <table:table-cell/>
          <table:table-cell office:value-type="string">
            <text:p>Madagascar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vare</text:p>
          </table:table-cell>
          <table:table-cell office:value-type="string">
            <text:p>Dimitri</text:p>
          </table:table-cell>
          <table:table-cell office:value-type="string">
            <text:p>DD</text:p>
          </table:table-cell>
          <table:table-cell office:value-type="string">
            <text:p>http://2015.sofifa.org/15/players/60/219803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ourigeaud</text:p>
          </table:table-cell>
          <table:table-cell office:value-type="string">
            <text:p>Benjamin</text:p>
          </table:table-cell>
          <table:table-cell office:value-type="string">
            <text:p>MC</text:p>
          </table:table-cell>
          <table:table-cell office:value-type="string">
            <text:p>http://2015.sofifa.org/15/players/60/214097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oulibaly</text:p>
          </table:table-cell>
          <table:table-cell office:value-type="string">
            <text:p>Adamo</text:p>
          </table:table-cell>
          <table:table-cell office:value-type="string">
            <text:p>BU</text:p>
          </table:table-cell>
          <table:table-cell office:value-type="string">
            <text:p>http://2015.sofifa.org/15/players/60/184368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al</text:p>
          </table:table-cell>
          <table:table-cell office:value-type="string">
            <text:p>Ludovic</text:p>
          </table:table-cell>
          <table:table-cell office:value-type="string">
            <text:p>DG</text:p>
          </table:table-cell>
          <table:table-cell office:value-type="string">
            <text:p>http://2015.sofifa.org/15/players/60/177481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ouzghar</text:p>
          </table:table-cell>
          <table:table-cell office:value-type="string">
            <text:p>Yoann</text:p>
          </table:table-cell>
          <table:table-cell office:value-type="string">
            <text:p>BU</text:p>
          </table:table-cell>
          <table:table-cell office:value-type="string">
            <text:p>http://2015.sofifa.org/15/players/60/203889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oulenger</text:p>
          </table:table-cell>
          <table:table-cell office:value-type="string">
            <text:p>Benjamin</text:p>
          </table:table-cell>
          <table:table-cell office:value-type="string">
            <text:p>MG</text:p>
          </table:table-cell>
          <table:table-cell office:value-type="string">
            <text:p>http://2015.sofifa.org/15/players/60/204196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lon</text:p>
          </table:table-cell>
          <table:table-cell office:value-type="string">
            <text:p>Valentin</text:p>
          </table:table-cell>
          <table:table-cell office:value-type="string">
            <text:p>G</text:p>
          </table:table-cell>
          <table:table-cell office:value-type="string">
            <text:p>http://2015.sofifa.org/15/players/60/224837.png</text:p>
          </table:table-cell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ylla</text:p>
          </table:table-cell>
          <table:table-cell office:value-type="string">
            <text:p>Boubacar</text:p>
          </table:table-cell>
          <table:table-cell office:value-type="string">
            <text:p>DG</text:p>
          </table:table-cell>
          <table:table-cell/>
          <table:table-cell office:value-type="string">
            <text:p>RC Lens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foumbi</text:p>
          </table:table-cell>
          <table:table-cell office:value-type="string">
            <text:p>Christoffer</text:p>
          </table:table-cell>
          <table:table-cell office:value-type="string">
            <text:p>G</text:p>
          </table:table-cell>
          <table:table-cell/>
          <table:table-cell office:value-type="string">
            <text:p>RC Len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Origi</text:p>
          </table:table-cell>
          <table:table-cell office:value-type="string">
            <text:p>Divock</text:p>
          </table:table-cell>
          <table:table-cell office:value-type="string">
            <text:p>AIG</text:p>
          </table:table-cell>
          <table:table-cell office:value-type="string">
            <text:p>http://2015.sofifa.org/15/players/60/213135.png</text:p>
          </table:table-cell>
          <table:table-cell office:value-type="string">
            <text:p>Lille OSC</text:p>
          </table:table-cell>
          <table:table-cell table:number-columns-repeated="2" office:value-type="string">
            <text:p>Belgi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opes</text:p>
          </table:table-cell>
          <table:table-cell office:value-type="string">
            <text:p>Marcos</text:p>
          </table:table-cell>
          <table:table-cell office:value-type="string">
            <text:p>MOC</text:p>
          </table:table-cell>
          <table:table-cell office:value-type="string">
            <text:p>http://2015.sofifa.org/15/players/60/212692.png</text:p>
          </table:table-cell>
          <table:table-cell office:value-type="string">
            <text:p>Lille OSC</text:p>
          </table:table-cell>
          <table:table-cell/>
          <table:table-cell office:value-type="string">
            <text:p>Portu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jaer</text:p>
          </table:table-cell>
          <table:table-cell office:value-type="string">
            <text:p>Simon</text:p>
          </table:table-cell>
          <table:table-cell office:value-type="string">
            <text:p>DC</text:p>
          </table:table-cell>
          <table:table-cell office:value-type="string">
            <text:p>http://2015.sofifa.org/15/players/60/179645.png</text:p>
          </table:table-cell>
          <table:table-cell office:value-type="string">
            <text:p>Lille OSC</text:p>
          </table:table-cell>
          <table:table-cell table:number-columns-repeated="2" office:value-type="string">
            <text:p>Danemark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orchia</text:p>
          </table:table-cell>
          <table:table-cell office:value-type="string">
            <text:p>Sebastien</text:p>
          </table:table-cell>
          <table:table-cell office:value-type="string">
            <text:p>DD</text:p>
          </table:table-cell>
          <table:table-cell office:value-type="string">
            <text:p>http://2015.sofifa.org/15/players/60/191210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ueye</text:p>
          </table:table-cell>
          <table:table-cell office:value-type="string">
            <text:p>Idrissa</text:p>
          </table:table-cell>
          <table:table-cell office:value-type="string">
            <text:p>MDC</text:p>
          </table:table-cell>
          <table:table-cell office:value-type="string">
            <text:p>http://2015.sofifa.org/15/players/60/193474.png</text:p>
          </table:table-cell>
          <table:table-cell office:value-type="string">
            <text:p>Lille OSC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vuba</text:p>
          </table:table-cell>
          <table:table-cell office:value-type="string">
            <text:p>Rio</text:p>
          </table:table-cell>
          <table:table-cell office:value-type="string">
            <text:p>MDC</text:p>
          </table:table-cell>
          <table:table-cell office:value-type="string">
            <text:p>http://2015.sofifa.org/15/players/60/150656.png</text:p>
          </table:table-cell>
          <table:table-cell office:value-type="string">
            <text:p>Lille OSC</text:p>
          </table:table-cell>
          <table:table-cell table:number-columns-repeated="2"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Enyeama</text:p>
          </table:table-cell>
          <table:table-cell office:value-type="string">
            <text:p>Vincent</text:p>
          </table:table-cell>
          <table:table-cell office:value-type="string">
            <text:p>G</text:p>
          </table:table-cell>
          <table:table-cell office:value-type="string">
            <text:p>http://2015.sofifa.org/15/players/60/139968.png</text:p>
          </table:table-cell>
          <table:table-cell office:value-type="string">
            <text:p>Lille OSC</text:p>
          </table:table-cell>
          <table:table-cell/>
          <table:table-cell office:value-type="string">
            <text:p>Nigeria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sa</text:p>
          </table:table-cell>
          <table:table-cell office:value-type="string">
            <text:p>Marko</text:p>
          </table:table-cell>
          <table:table-cell office:value-type="string">
            <text:p>DC</text:p>
          </table:table-cell>
          <table:table-cell office:value-type="string">
            <text:p>http://2015.sofifa.org/15/players/60/192615.png</text:p>
          </table:table-cell>
          <table:table-cell office:value-type="string">
            <text:p>Lille OSC</text:p>
          </table:table-cell>
          <table:table-cell/>
          <table:table-cell office:value-type="string">
            <text:p>Montenegro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rey</text:p>
          </table:table-cell>
          <table:table-cell office:value-type="string">
            <text:p>Michael</text:p>
          </table:table-cell>
          <table:table-cell office:value-type="string">
            <text:p>MOC</text:p>
          </table:table-cell>
          <table:table-cell office:value-type="string">
            <text:p>http://2015.sofifa.org/15/players/60/208159.png</text:p>
          </table:table-cell>
          <table:table-cell office:value-type="string">
            <text:p>Lille OSC</text:p>
          </table:table-cell>
          <table:table-cell/>
          <table:table-cell office:value-type="string">
            <text:p>Suiss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oux</text:p>
          </table:table-cell>
          <table:table-cell office:value-type="string">
            <text:p>Nolan</text:p>
          </table:table-cell>
          <table:table-cell office:value-type="string">
            <text:p>BU</text:p>
          </table:table-cell>
          <table:table-cell office:value-type="string">
            <text:p>http://2015.sofifa.org/15/players/60/183982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eite</text:p>
          </table:table-cell>
          <table:table-cell office:value-type="string">
            <text:p>Soualiho</text:p>
          </table:table-cell>
          <table:table-cell office:value-type="string">
            <text:p>MDC</text:p>
          </table:table-cell>
          <table:table-cell office:value-type="string">
            <text:p>http://2015.sofifa.org/15/players/60/205391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rtin</text:p>
          </table:table-cell>
          <table:table-cell office:value-type="string">
            <text:p>Marvin</text:p>
          </table:table-cell>
          <table:table-cell office:value-type="string">
            <text:p>MC</text:p>
          </table:table-cell>
          <table:table-cell office:value-type="string">
            <text:p>http://2015.sofifa.org/15/players/60/188385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endes</text:p>
          </table:table-cell>
          <table:table-cell office:value-type="string">
            <text:p>Ryan</text:p>
          </table:table-cell>
          <table:table-cell office:value-type="string">
            <text:p>AIG</text:p>
          </table:table-cell>
          <table:table-cell office:value-type="string">
            <text:p>http://2015.sofifa.org/15/players/60/188385.png</text:p>
          </table:table-cell>
          <table:table-cell office:value-type="string">
            <text:p>Lille OSC</text:p>
          </table:table-cell>
          <table:table-cell/>
          <table:table-cell office:value-type="string">
            <text:p>Cap Vert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oumaoro</text:p>
          </table:table-cell>
          <table:table-cell office:value-type="string">
            <text:p>Adama</text:p>
          </table:table-cell>
          <table:table-cell office:value-type="string">
            <text:p>DD</text:p>
          </table:table-cell>
          <table:table-cell office:value-type="string">
            <text:p>http://2015.sofifa.org/15/players/60/200353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ouare</text:p>
          </table:table-cell>
          <table:table-cell office:value-type="string">
            <text:p>Pape</text:p>
          </table:table-cell>
          <table:table-cell office:value-type="string">
            <text:p>DG</text:p>
          </table:table-cell>
          <table:table-cell office:value-type="string">
            <text:p>http://2015.sofifa.org/15/players/60/193475.png</text:p>
          </table:table-cell>
          <table:table-cell office:value-type="string">
            <text:p>Lille OSC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lmont</text:p>
          </table:table-cell>
          <table:table-cell office:value-type="string">
            <text:p>Florent</text:p>
          </table:table-cell>
          <table:table-cell office:value-type="string">
            <text:p>MC</text:p>
          </table:table-cell>
          <table:table-cell office:value-type="string">
            <text:p>http://2015.sofifa.org/15/players/60/52126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ria</text:p>
          </table:table-cell>
          <table:table-cell office:value-type="string">
            <text:p>Franck</text:p>
          </table:table-cell>
          <table:table-cell office:value-type="string">
            <text:p>DD</text:p>
          </table:table-cell>
          <table:table-cell office:value-type="string">
            <text:p>http://2015.sofifa.org/15/players/60/112230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idibe</text:p>
          </table:table-cell>
          <table:table-cell office:value-type="string">
            <text:p>Djibril</text:p>
          </table:table-cell>
          <table:table-cell office:value-type="string">
            <text:p>DD</text:p>
          </table:table-cell>
          <table:table-cell office:value-type="string">
            <text:p>http://2015.sofifa.org/15/players/60/201042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elaplace</text:p>
          </table:table-cell>
          <table:table-cell office:value-type="string">
            <text:p>Jonathan</text:p>
          </table:table-cell>
          <table:table-cell office:value-type="string">
            <text:p>MC</text:p>
          </table:table-cell>
          <table:table-cell office:value-type="string">
            <text:p>http://2015.sofifa.org/15/players/60/199195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odelin</text:p>
          </table:table-cell>
          <table:table-cell office:value-type="string">
            <text:p>Ronny</text:p>
          </table:table-cell>
          <table:table-cell office:value-type="string">
            <text:p>MOC</text:p>
          </table:table-cell>
          <table:table-cell office:value-type="string">
            <text:p>http://2015.sofifa.org/15/players/60/188397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Halucha</text:p>
          </table:table-cell>
          <table:table-cell office:value-type="string">
            <text:p>Corentin</text:p>
          </table:table-cell>
          <table:table-cell office:value-type="string">
            <text:p>DD</text:p>
          </table:table-cell>
          <table:table-cell office:value-type="string">
            <text:p>http://2015.sofifa.org/15/players/60/221910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ozehnal</text:p>
          </table:table-cell>
          <table:table-cell office:value-type="string">
            <text:p>David</text:p>
          </table:table-cell>
          <table:table-cell office:value-type="string">
            <text:p>DC</text:p>
          </table:table-cell>
          <table:table-cell office:value-type="string">
            <text:p>http://2015.sofifa.org/15/players/60/138468.png</text:p>
          </table:table-cell>
          <table:table-cell office:value-type="string">
            <text:p>Lille OSC</text:p>
          </table:table-cell>
          <table:table-cell/>
          <table:table-cell office:value-type="string">
            <text:p>Republique Tche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Elana</text:p>
          </table:table-cell>
          <table:table-cell office:value-type="string">
            <text:p>Steeve</text:p>
          </table:table-cell>
          <table:table-cell office:value-type="string">
            <text:p>G</text:p>
          </table:table-cell>
          <table:table-cell office:value-type="string">
            <text:p>http://2015.sofifa.org/15/players/60/111163.png</text:p>
          </table:table-cell>
          <table:table-cell office:value-type="string">
            <text:p>Lille O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holou</text:p>
          </table:table-cell>
          <table:table-cell office:value-type="string">
            <text:p>Jean-Eudes</text:p>
          </table:table-cell>
          <table:table-cell office:value-type="string">
            <text:p>MOC</text:p>
          </table:table-cell>
          <table:table-cell office:value-type="string">
            <text:p>http://2015.sofifa.org/15/players/60/220905.png</text:p>
          </table:table-cell>
          <table:table-cell office:value-type="string">
            <text:p>Lille OSC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one</text:p>
          </table:table-cell>
          <table:table-cell office:value-type="string">
            <text:p>Youssouf</text:p>
          </table:table-cell>
          <table:table-cell office:value-type="string">
            <text:p>DG</text:p>
          </table:table-cell>
          <table:table-cell office:value-type="string">
            <text:p>http://2015.sofifa.org/15/players/60/222160.png</text:p>
          </table:table-cell>
          <table:table-cell office:value-type="string">
            <text:p>Lille OSC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gbakoto</text:p>
          </table:table-cell>
          <table:table-cell office:value-type="string">
            <text:p>Yeni</text:p>
          </table:table-cell>
          <table:table-cell office:value-type="string">
            <text:p>AID</text:p>
          </table:table-cell>
          <table:table-cell office:value-type="string">
            <text:p>http://2015.sofifa.org/15/players/60/192938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louda</text:p>
          </table:table-cell>
          <table:table-cell office:value-type="string">
            <text:p>Florent</text:p>
          </table:table-cell>
          <table:table-cell office:value-type="string">
            <text:p>MG</text:p>
          </table:table-cell>
          <table:table-cell office:value-type="string">
            <text:p>http://2015.sofifa.org/15/players/60/45601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iga</text:p>
          </table:table-cell>
          <table:table-cell office:value-type="string">
            <text:p>Modibo</text:p>
          </table:table-cell>
          <table:table-cell office:value-type="string">
            <text:p>BU</text:p>
          </table:table-cell>
          <table:table-cell office:value-type="string">
            <text:p>http://2015.sofifa.org/15/players/60/183811.png</text:p>
          </table:table-cell>
          <table:table-cell office:value-type="string">
            <text:p>FC Metz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oukoure</text:p>
          </table:table-cell>
          <table:table-cell office:value-type="string">
            <text:p>Cheick</text:p>
          </table:table-cell>
          <table:table-cell office:value-type="string">
            <text:p>MDC</text:p>
          </table:table-cell>
          <table:table-cell office:value-type="string">
            <text:p>http://2015.sofifa.org/15/players/60/195698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rivets</text:p>
          </table:table-cell>
          <table:table-cell office:value-type="string">
            <text:p>Sergey</text:p>
          </table:table-cell>
          <table:table-cell office:value-type="string">
            <text:p>MOC</text:p>
          </table:table-cell>
          <table:table-cell/>
          <table:table-cell office:value-type="string">
            <text:p>FC Metz</text:p>
          </table:table-cell>
          <table:table-cell/>
          <table:table-cell office:value-type="string">
            <text:p>Bieloruss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hoplin</text:p>
          </table:table-cell>
          <table:table-cell office:value-type="string">
            <text:p>Jeremy</text:p>
          </table:table-cell>
          <table:table-cell office:value-type="string">
            <text:p>DC</text:p>
          </table:table-cell>
          <table:table-cell office:value-type="string">
            <text:p>http://2015.sofifa.org/15/players/60/175613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ion</text:p>
          </table:table-cell>
          <table:table-cell office:value-type="string">
            <text:p>Thibaut</text:p>
          </table:table-cell>
          <table:table-cell office:value-type="string">
            <text:p>BU</text:p>
          </table:table-cell>
          <table:table-cell office:value-type="string">
            <text:p>http://2015.sofifa.org/15/players/60/207824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ivierez</text:p>
          </table:table-cell>
          <table:table-cell office:value-type="string">
            <text:p>Jonathan</text:p>
          </table:table-cell>
          <table:table-cell office:value-type="string">
            <text:p>DD</text:p>
          </table:table-cell>
          <table:table-cell office:value-type="string">
            <text:p>http://2015.sofifa.org/15/players/60/200298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ornet</text:p>
          </table:table-cell>
          <table:table-cell office:value-type="string">
            <text:p>Maxwel</text:p>
          </table:table-cell>
          <table:table-cell office:value-type="string">
            <text:p>BU</text:p>
          </table:table-cell>
          <table:table-cell office:value-type="string">
            <text:p>http://2015.sofifa.org/15/players/60/215798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rchal</text:p>
          </table:table-cell>
          <table:table-cell office:value-type="string">
            <text:p>Sylvain</text:p>
          </table:table-cell>
          <table:table-cell office:value-type="string">
            <text:p>DC</text:p>
          </table:table-cell>
          <table:table-cell office:value-type="string">
            <text:p>http://2015.sofifa.org/15/players/60/11791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ndrada</text:p>
          </table:table-cell>
          <table:table-cell office:value-type="string">
            <text:p>Federico</text:p>
          </table:table-cell>
          <table:table-cell office:value-type="string">
            <text:p>BU</text:p>
          </table:table-cell>
          <table:table-cell office:value-type="string">
            <text:p>http://2015.sofifa.org/15/players/60/208158.png</text:p>
          </table:table-cell>
          <table:table-cell office:value-type="string">
            <text:p>FC Metz</text:p>
          </table:table-cell>
          <table:table-cell/>
          <table:table-cell office:value-type="string">
            <text:p>Argent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ussmann</text:p>
          </table:table-cell>
          <table:table-cell office:value-type="string">
            <text:p>Gaetan</text:p>
          </table:table-cell>
          <table:table-cell office:value-type="string">
            <text:p>DG</text:p>
          </table:table-cell>
          <table:table-cell office:value-type="string">
            <text:p>http://2015.sofifa.org/15/players/60/201025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ashi</text:p>
          </table:table-cell>
          <table:table-cell office:value-type="string">
            <text:p>Ahmed</text:p>
          </table:table-cell>
          <table:table-cell office:value-type="string">
            <text:p>MDC</text:p>
          </table:table-cell>
          <table:table-cell office:value-type="string">
            <text:p>http://2015.sofifa.org/15/players/60/188825.png</text:p>
          </table:table-cell>
          <table:table-cell office:value-type="string">
            <text:p>FC Metz</text:p>
          </table:table-cell>
          <table:table-cell/>
          <table:table-cell office:value-type="string">
            <text:p>Alger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'Daw</text:p>
          </table:table-cell>
          <table:table-cell office:value-type="string">
            <text:p>Guirane</text:p>
          </table:table-cell>
          <table:table-cell office:value-type="string">
            <text:p>MDC</text:p>
          </table:table-cell>
          <table:table-cell office:value-type="string">
            <text:p>http://2015.sofifa.org/15/players/60/138667.png</text:p>
          </table:table-cell>
          <table:table-cell office:value-type="string">
            <text:p>FC Metz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alcon</text:p>
          </table:table-cell>
          <table:table-cell office:value-type="string">
            <text:p>Juan Manuel</text:p>
          </table:table-cell>
          <table:table-cell office:value-type="string">
            <text:p>BU</text:p>
          </table:table-cell>
          <table:table-cell office:value-type="string">
            <text:p>http://2015.sofifa.org/15/players/60/220766.png</text:p>
          </table:table-cell>
          <table:table-cell office:value-type="string">
            <text:p>FC Metz</text:p>
          </table:table-cell>
          <table:table-cell/>
          <table:table-cell office:value-type="string">
            <text:p>Venezuela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hilipps</text:p>
          </table:table-cell>
          <table:table-cell office:value-type="string">
            <text:p>Chris</text:p>
          </table:table-cell>
          <table:table-cell office:value-type="string">
            <text:p>DC</text:p>
          </table:table-cell>
          <table:table-cell office:value-type="string">
            <text:p>http://2015.sofifa.org/15/players/60/215379.png</text:p>
          </table:table-cell>
          <table:table-cell office:value-type="string">
            <text:p>FC Metz</text:p>
          </table:table-cell>
          <table:table-cell/>
          <table:table-cell office:value-type="string">
            <text:p>Luxembourg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occhi</text:p>
          </table:table-cell>
          <table:table-cell office:value-type="string">
            <text:p>Romain</text:p>
          </table:table-cell>
          <table:table-cell office:value-type="string">
            <text:p>MC</text:p>
          </table:table-cell>
          <table:table-cell office:value-type="string">
            <text:p>http://2015.sofifa.org/15/players/60/11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ido</text:p>
          </table:table-cell>
          <table:table-cell office:value-type="string">
            <text:p>Fadil</text:p>
          </table:table-cell>
          <table:table-cell office:value-type="string">
            <text:p>MDR</text:p>
          </table:table-cell>
          <table:table-cell office:value-type="string">
            <text:p>http://2015.sofifa.org/15/players/60/209832.png</text:p>
          </table:table-cell>
          <table:table-cell office:value-type="string">
            <text:p>FC Metz</text:p>
          </table:table-cell>
          <table:table-cell/>
          <table:table-cell office:value-type="string">
            <text:p>Burkina Faso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etanire</text:p>
          </table:table-cell>
          <table:table-cell office:value-type="string">
            <text:p>Romain</text:p>
          </table:table-cell>
          <table:table-cell office:value-type="string">
            <text:p>DD</text:p>
          </table:table-cell>
          <table:table-cell office:value-type="string">
            <text:p>http://2015.sofifa.org/15/players/60/199781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rrasso</text:p>
          </table:table-cell>
          <table:table-cell office:value-type="string">
            <text:p>Johann</text:p>
          </table:table-cell>
          <table:table-cell office:value-type="string">
            <text:p>G</text:p>
          </table:table-cell>
          <table:table-cell office:value-type="string">
            <text:p>http://2015.sofifa.org/15/players/60/181694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ejeune</text:p>
          </table:table-cell>
          <table:table-cell office:value-type="string">
            <text:p>Kevin</text:p>
          </table:table-cell>
          <table:table-cell office:value-type="string">
            <text:p>MG</text:p>
          </table:table-cell>
          <table:table-cell office:value-type="string">
            <text:p>http://2015.sofifa.org/15/players/60/171984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fa</text:p>
          </table:table-cell>
          <table:table-cell office:value-type="string">
            <text:p>Anthony</text:p>
          </table:table-cell>
          <table:table-cell office:value-type="string">
            <text:p>G</text:p>
          </table:table-cell>
          <table:table-cell office:value-type="string">
            <text:p>http://2015.sofifa.org/15/players/60/201022.png</text:p>
          </table:table-cell>
          <table:table-cell office:value-type="string">
            <text:p>FC Metz</text:p>
          </table:table-cell>
          <table:table-cell/>
          <table:table-cell office:value-type="string">
            <text:p>Gabo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alomino</text:p>
          </table:table-cell>
          <table:table-cell office:value-type="string">
            <text:p>Jose Luis</text:p>
          </table:table-cell>
          <table:table-cell office:value-type="string">
            <text:p>DC</text:p>
          </table:table-cell>
          <table:table-cell office:value-type="string">
            <text:p>http://2015.sofifa.org/15/players/60/217196.png</text:p>
          </table:table-cell>
          <table:table-cell office:value-type="string">
            <text:p>FC Metz</text:p>
          </table:table-cell>
          <table:table-cell/>
          <table:table-cell office:value-type="string">
            <text:p>Argent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doye-Baye</text:p>
          </table:table-cell>
          <table:table-cell office:value-type="string">
            <text:p>Mayoro</text:p>
          </table:table-cell>
          <table:table-cell office:value-type="string">
            <text:p>MDC</text:p>
          </table:table-cell>
          <table:table-cell office:value-type="string">
            <text:p>http://2015.sofifa.org/15/players/60/208174.png</text:p>
          </table:table-cell>
          <table:table-cell office:value-type="string">
            <text:p>FC Metz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rr</text:p>
          </table:table-cell>
          <table:table-cell office:value-type="string">
            <text:p>Bouna</text:p>
          </table:table-cell>
          <table:table-cell office:value-type="string">
            <text:p>MDR</text:p>
          </table:table-cell>
          <table:table-cell office:value-type="string">
            <text:p>http://2015.sofifa.org/15/players/60/204472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sor</text:p>
          </table:table-cell>
          <table:table-cell office:value-type="string">
            <text:p>Kwane</text:p>
          </table:table-cell>
          <table:table-cell office:value-type="string">
            <text:p>BU</text:p>
          </table:table-cell>
          <table:table-cell office:value-type="string">
            <text:p>http://2015.sofifa.org/15/players/60/209629.png</text:p>
          </table:table-cell>
          <table:table-cell office:value-type="string">
            <text:p>FC Metz</text:p>
          </table:table-cell>
          <table:table-cell/>
          <table:table-cell office:value-type="string">
            <text:p>Ghana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ilan</text:p>
          </table:table-cell>
          <table:table-cell office:value-type="string">
            <text:p>Guido</text:p>
          </table:table-cell>
          <table:table-cell office:value-type="string">
            <text:p>DC</text:p>
          </table:table-cell>
          <table:table-cell office:value-type="string">
            <text:p>http://2015.sofifa.org/15/players/60/215380.png</text:p>
          </table:table-cell>
          <table:table-cell office:value-type="string">
            <text:p>FC Metz</text:p>
          </table:table-cell>
          <table:table-cell/>
          <table:table-cell office:value-type="string">
            <text:p>Argent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Oberhauser</text:p>
          </table:table-cell>
          <table:table-cell office:value-type="string">
            <text:p>David</text:p>
          </table:table-cell>
          <table:table-cell office:value-type="string">
            <text:p>G</text:p>
          </table:table-cell>
          <table:table-cell office:value-type="string">
            <text:p>http://2015.sofifa.org/15/players/60/198132.png</text:p>
          </table:table-cell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mba</text:p>
          </table:table-cell>
          <table:table-cell office:value-type="string">
            <text:p>Ali</text:p>
          </table:table-cell>
          <table:table-cell office:value-type="string">
            <text:p>DG</text:p>
          </table:table-cell>
          <table:table-cell office:value-type="string">
            <text:p>http://2015.sofifa.org/15/players/60/192672.png</text:p>
          </table:table-cell>
          <table:table-cell office:value-type="string">
            <text:p>FC Metz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ierrot</text:p>
          </table:table-cell>
          <table:table-cell office:value-type="string">
            <text:p>Theo</text:p>
          </table:table-cell>
          <table:table-cell office:value-type="string">
            <text:p>MDC</text:p>
          </table:table-cell>
          <table:table-cell/>
          <table:table-cell office:value-type="string">
            <text:p>FC Metz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urzawa</text:p>
          </table:table-cell>
          <table:table-cell office:value-type="string">
            <text:p>Layvin</text:p>
          </table:table-cell>
          <table:table-cell office:value-type="string">
            <text:p>DG</text:p>
          </table:table-cell>
          <table:table-cell office:value-type="string">
            <text:p>http://2015.sofifa.org/15/players/60/201510.png</text:p>
          </table:table-cell>
          <table:table-cell office:value-type="string">
            <text:p>AS Monaco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rtial</text:p>
          </table:table-cell>
          <table:table-cell office:value-type="string">
            <text:p>Anthony</text:p>
          </table:table-cell>
          <table:table-cell office:value-type="string">
            <text:p>BU</text:p>
          </table:table-cell>
          <table:table-cell office:value-type="string">
            <text:p>http://2015.sofifa.org/15/players/60/211300.png</text:p>
          </table:table-cell>
          <table:table-cell office:value-type="string">
            <text:p>AS Monaco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raore</text:p>
          </table:table-cell>
          <table:table-cell office:value-type="string">
            <text:p>Lacina</text:p>
          </table:table-cell>
          <table:table-cell office:value-type="string">
            <text:p>BU</text:p>
          </table:table-cell>
          <table:table-cell office:value-type="string">
            <text:p>http://2015.sofifa.org/15/players/60/199074.png</text:p>
          </table:table-cell>
          <table:table-cell office:value-type="string">
            <text:p>AS Monaco FC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ilva</text:p>
          </table:table-cell>
          <table:table-cell office:value-type="string">
            <text:p>Bernardo</text:p>
          </table:table-cell>
          <table:table-cell office:value-type="string">
            <text:p>AID</text:p>
          </table:table-cell>
          <table:table-cell/>
          <table:table-cell office:value-type="string">
            <text:p>AS Monaco FC</text:p>
          </table:table-cell>
          <table:table-cell/>
          <table:table-cell office:value-type="string">
            <text:p>Portu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ondogbia</text:p>
          </table:table-cell>
          <table:table-cell office:value-type="string">
            <text:p>Geoffrey</text:p>
          </table:table-cell>
          <table:table-cell office:value-type="string">
            <text:p>MDC</text:p>
          </table:table-cell>
          <table:table-cell office:value-type="string">
            <text:p>http://2015.sofifa.org/15/players/60/201455.png</text:p>
          </table:table-cell>
          <table:table-cell office:value-type="string">
            <text:p>AS Monaco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bdennour</text:p>
          </table:table-cell>
          <table:table-cell office:value-type="string">
            <text:p>Aymen</text:p>
          </table:table-cell>
          <table:table-cell office:value-type="string">
            <text:p>DC</text:p>
          </table:table-cell>
          <table:table-cell office:value-type="string">
            <text:p>http://2015.sofifa.org/15/players/60/198076.png</text:p>
          </table:table-cell>
          <table:table-cell office:value-type="string">
            <text:p>AS Monaco FC</text:p>
          </table:table-cell>
          <table:table-cell/>
          <table:table-cell office:value-type="string">
            <text:p>Tunis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abinho</text:p>
          </table:table-cell>
          <table:table-cell/>
          <table:table-cell office:value-type="string">
            <text:p>DD</text:p>
          </table:table-cell>
          <table:table-cell office:value-type="string">
            <text:p>http://2015.sofifa.org/15/players/60/209499.png</text:p>
          </table:table-cell>
          <table:table-cell office:value-type="string">
            <text:p>AS Monaco FC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Ocampos</text:p>
          </table:table-cell>
          <table:table-cell office:value-type="string">
            <text:p>Lucas</text:p>
          </table:table-cell>
          <table:table-cell office:value-type="string">
            <text:p>AID</text:p>
          </table:table-cell>
          <table:table-cell office:value-type="string">
            <text:p>http://2015.sofifa.org/15/players/60/205632.png</text:p>
          </table:table-cell>
          <table:table-cell office:value-type="string">
            <text:p>AS Monaco FC</text:p>
          </table:table-cell>
          <table:table-cell/>
          <table:table-cell office:value-type="string">
            <text:p>Argent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rbatov</text:p>
          </table:table-cell>
          <table:table-cell office:value-type="string">
            <text:p>Dimitar</text:p>
          </table:table-cell>
          <table:table-cell office:value-type="string">
            <text:p>BU</text:p>
          </table:table-cell>
          <table:table-cell office:value-type="string">
            <text:p>http://2015.sofifa.org/15/players/60/30110.png</text:p>
          </table:table-cell>
          <table:table-cell office:value-type="string">
            <text:p>AS Monaco FC</text:p>
          </table:table-cell>
          <table:table-cell/>
          <table:table-cell office:value-type="string">
            <text:p>Bulgar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outinho</text:p>
          </table:table-cell>
          <table:table-cell office:value-type="string">
            <text:p>Joao</text:p>
          </table:table-cell>
          <table:table-cell office:value-type="string">
            <text:p>MC</text:p>
          </table:table-cell>
          <table:table-cell office:value-type="string">
            <text:p>http://2015.sofifa.org/15/players/60/162347.png</text:p>
          </table:table-cell>
          <table:table-cell office:value-type="string">
            <text:p>AS Monaco FC</text:p>
          </table:table-cell>
          <table:table-cell table:number-columns-repeated="2" office:value-type="string">
            <text:p>Portu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oulalan</text:p>
          </table:table-cell>
          <table:table-cell office:value-type="string">
            <text:p>Jeremy</text:p>
          </table:table-cell>
          <table:table-cell office:value-type="string">
            <text:p>MDC</text:p>
          </table:table-cell>
          <table:table-cell office:value-type="string">
            <text:p>http://2015.sofifa.org/15/players/60/112253.png</text:p>
          </table:table-cell>
          <table:table-cell office:value-type="string">
            <text:p>AS Monaco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opez</text:p>
          </table:table-cell>
          <table:table-cell office:value-type="string">
            <text:p>Borja</text:p>
          </table:table-cell>
          <table:table-cell office:value-type="string">
            <text:p>DC</text:p>
          </table:table-cell>
          <table:table-cell office:value-type="string">
            <text:p>http://2015.sofifa.org/15/players/60/212129.png</text:p>
          </table:table-cell>
          <table:table-cell office:value-type="string">
            <text:p>AS Monaco FC</text:p>
          </table:table-cell>
          <table:table-cell/>
          <table:table-cell office:value-type="string">
            <text:p>Espag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tekelenburg</text:p>
          </table:table-cell>
          <table:table-cell office:value-type="string">
            <text:p>Maarten</text:p>
          </table:table-cell>
          <table:table-cell office:value-type="string">
            <text:p>G</text:p>
          </table:table-cell>
          <table:table-cell office:value-type="string">
            <text:p>http://2015.sofifa.org/15/players/60/2147.png</text:p>
          </table:table-cell>
          <table:table-cell office:value-type="string">
            <text:p>AS Monaco FC</text:p>
          </table:table-cell>
          <table:table-cell/>
          <table:table-cell office:value-type="string">
            <text:p>Pays-Bas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ermain</text:p>
          </table:table-cell>
          <table:table-cell office:value-type="string">
            <text:p>Valere</text:p>
          </table:table-cell>
          <table:table-cell office:value-type="string">
            <text:p>BU</text:p>
          </table:table-cell>
          <table:table-cell office:value-type="string">
            <text:p>http://2015.sofifa.org/15/players/60/203280.png</text:p>
          </table:table-cell>
          <table:table-cell office:value-type="string">
            <text:p>AS Monaco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erreira Carrasco</text:p>
          </table:table-cell>
          <table:table-cell office:value-type="string">
            <text:p>Yannick</text:p>
          </table:table-cell>
          <table:table-cell office:value-type="string">
            <text:p>AIG</text:p>
          </table:table-cell>
          <table:table-cell office:value-type="string">
            <text:p>http://2015.sofifa.org/15/players/60/208418.png</text:p>
          </table:table-cell>
          <table:table-cell office:value-type="string">
            <text:p>AS Monaco FC</text:p>
          </table:table-cell>
          <table:table-cell/>
          <table:table-cell office:value-type="string">
            <text:p>Belgi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rvalho</text:p>
          </table:table-cell>
          <table:table-cell office:value-type="string">
            <text:p>Ricardo</text:p>
          </table:table-cell>
          <table:table-cell office:value-type="string">
            <text:p>DC</text:p>
          </table:table-cell>
          <table:table-cell office:value-type="string">
            <text:p>http://2015.sofifa.org/15/players/60/3622.png</text:p>
          </table:table-cell>
          <table:table-cell office:value-type="string">
            <text:p>AS Monaco FC</text:p>
          </table:table-cell>
          <table:table-cell/>
          <table:table-cell office:value-type="string">
            <text:p>Portu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kayoko</text:p>
          </table:table-cell>
          <table:table-cell office:value-type="string">
            <text:p>Tiemoue</text:p>
          </table:table-cell>
          <table:table-cell office:value-type="string">
            <text:p>MDC</text:p>
          </table:table-cell>
          <table:table-cell office:value-type="string">
            <text:p>http://2015.sofifa.org/15/players/60/219809.png</text:p>
          </table:table-cell>
          <table:table-cell office:value-type="string">
            <text:p>AS Monaco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ubasic</text:p>
          </table:table-cell>
          <table:table-cell office:value-type="string">
            <text:p>Danijel</text:p>
          </table:table-cell>
          <table:table-cell office:value-type="string">
            <text:p>G</text:p>
          </table:table-cell>
          <table:table-cell office:value-type="string">
            <text:p>http://2015.sofifa.org/15/players/60/192593.png</text:p>
          </table:table-cell>
          <table:table-cell office:value-type="string">
            <text:p>AS Monaco FC</text:p>
          </table:table-cell>
          <table:table-cell/>
          <table:table-cell office:value-type="string">
            <text:p>Croat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irar</text:p>
          </table:table-cell>
          <table:table-cell office:value-type="string">
            <text:p>Nabil</text:p>
          </table:table-cell>
          <table:table-cell office:value-type="string">
            <text:p>MDR</text:p>
          </table:table-cell>
          <table:table-cell office:value-type="string">
            <text:p>http://2015.sofifa.org/15/players/60/177525.png</text:p>
          </table:table-cell>
          <table:table-cell office:value-type="string">
            <text:p>AS Monaco FC</text:p>
          </table:table-cell>
          <table:table-cell/>
          <table:table-cell office:value-type="string">
            <text:p>Maroc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aggi</text:p>
          </table:table-cell>
          <table:table-cell office:value-type="string">
            <text:p>Andrea</text:p>
          </table:table-cell>
          <table:table-cell office:value-type="string">
            <text:p>DD</text:p>
          </table:table-cell>
          <table:table-cell office:value-type="string">
            <text:p>http://2015.sofifa.org/15/players/60/163407.png</text:p>
          </table:table-cell>
          <table:table-cell office:value-type="string">
            <text:p>AS Monaco FC</text:p>
          </table:table-cell>
          <table:table-cell/>
          <table:table-cell office:value-type="string">
            <text:p>Ital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ssana</text:p>
          </table:table-cell>
          <table:table-cell office:value-type="string">
            <text:p>Aadil</text:p>
          </table:table-cell>
          <table:table-cell office:value-type="string">
            <text:p>MDC</text:p>
          </table:table-cell>
          <table:table-cell office:value-type="string">
            <text:p>http://2015.sofifa.org/15/players/60/206509.png</text:p>
          </table:table-cell>
          <table:table-cell office:value-type="string">
            <text:p>AS Monaco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Echiejile</text:p>
          </table:table-cell>
          <table:table-cell office:value-type="string">
            <text:p>Elderson</text:p>
          </table:table-cell>
          <table:table-cell office:value-type="string">
            <text:p>DG</text:p>
          </table:table-cell>
          <table:table-cell office:value-type="string">
            <text:p>http://2015.sofifa.org/15/players/60/185089.png</text:p>
          </table:table-cell>
          <table:table-cell office:value-type="string">
            <text:p>AS Monaco FC</text:p>
          </table:table-cell>
          <table:table-cell/>
          <table:table-cell office:value-type="string">
            <text:p>Nigeria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hiam</text:p>
          </table:table-cell>
          <table:table-cell office:value-type="string">
            <text:p>Abdou-Aziz</text:p>
          </table:table-cell>
          <table:table-cell office:value-type="string">
            <text:p>MDC</text:p>
          </table:table-cell>
          <table:table-cell/>
          <table:table-cell office:value-type="string">
            <text:p>AS Monaco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Wallace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216437.png</text:p>
          </table:table-cell>
          <table:table-cell office:value-type="string">
            <text:p>AS Monaco FC</text:p>
          </table:table-cell>
          <table:table-cell/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andor</text:p>
          </table:table-cell>
          <table:table-cell office:value-type="string">
            <text:p>Dominique</text:p>
          </table:table-cell>
          <table:table-cell office:value-type="string">
            <text:p>MDR</text:p>
          </table:table-cell>
          <table:table-cell office:value-type="string">
            <text:p>http://2015.sofifa.org/15/players/60/211183.png</text:p>
          </table:table-cell>
          <table:table-cell office:value-type="string">
            <text:p>AS Monaco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illard</text:p>
          </table:table-cell>
          <table:table-cell office:value-type="string">
            <text:p>Marc-Aurele</text:p>
          </table:table-cell>
          <table:table-cell office:value-type="string">
            <text:p>G</text:p>
          </table:table-cell>
          <table:table-cell office:value-type="string">
            <text:p>http://2015.sofifa.org/15/players/60/211398.png</text:p>
          </table:table-cell>
          <table:table-cell office:value-type="string">
            <text:p>AS Monaco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ourzac</text:p>
          </table:table-cell>
          <table:table-cell office:value-type="string">
            <text:p>Martin</text:p>
          </table:table-cell>
          <table:table-cell office:value-type="string">
            <text:p>G</text:p>
          </table:table-cell>
          <table:table-cell office:value-type="string">
            <text:p>http://2015.sofifa.org/15/players/60/205747.png</text:p>
          </table:table-cell>
          <table:table-cell office:value-type="string">
            <text:p>AS Monaco F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Hilton</text:p>
          </table:table-cell>
          <table:table-cell office:value-type="string">
            <text:p>Vitorino</text:p>
          </table:table-cell>
          <table:table-cell office:value-type="string">
            <text:p>DC</text:p>
          </table:table-cell>
          <table:table-cell office:value-type="string">
            <text:p>http://2015.sofifa.org/15/players/60/153260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nson</text:p>
          </table:table-cell>
          <table:table-cell office:value-type="string">
            <text:p>Morgan</text:p>
          </table:table-cell>
          <table:table-cell office:value-type="string">
            <text:p>MC</text:p>
          </table:table-cell>
          <table:table-cell office:value-type="string">
            <text:p>http://2015.sofifa.org/15/players/60/210896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rrios</text:p>
          </table:table-cell>
          <table:table-cell office:value-type="string">
            <text:p>Lucas</text:p>
          </table:table-cell>
          <table:table-cell office:value-type="string">
            <text:p>BU</text:p>
          </table:table-cell>
          <table:table-cell office:value-type="string">
            <text:p>http://2015.sofifa.org/15/players/60/183177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Paraguay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ontano</text:p>
          </table:table-cell>
          <table:table-cell office:value-type="string">
            <text:p>Victor Hugo</text:p>
          </table:table-cell>
          <table:table-cell office:value-type="string">
            <text:p>BU</text:p>
          </table:table-cell>
          <table:table-cell office:value-type="string">
            <text:p>http://2015.sofifa.org/15/players/60/161678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Colomb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iene</text:p>
          </table:table-cell>
          <table:table-cell office:value-type="string">
            <text:p>Siaka</text:p>
          </table:table-cell>
          <table:table-cell office:value-type="string">
            <text:p>DG</text:p>
          </table:table-cell>
          <table:table-cell office:value-type="string">
            <text:p>http://2015.sofifa.org/15/players/60/168798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ongre</text:p>
          </table:table-cell>
          <table:table-cell office:value-type="string">
            <text:p>Daniel</text:p>
          </table:table-cell>
          <table:table-cell office:value-type="string">
            <text:p>DC</text:p>
          </table:table-cell>
          <table:table-cell office:value-type="string">
            <text:p>http://2015.sofifa.org/15/players/60/163665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Jourdren</text:p>
          </table:table-cell>
          <table:table-cell office:value-type="string">
            <text:p>Geoffrey</text:p>
          </table:table-cell>
          <table:table-cell office:value-type="string">
            <text:p>G</text:p>
          </table:table-cell>
          <table:table-cell office:value-type="string">
            <text:p>http://2015.sofifa.org/15/players/60/163791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ounier</text:p>
          </table:table-cell>
          <table:table-cell office:value-type="string">
            <text:p>Anthony</text:p>
          </table:table-cell>
          <table:table-cell office:value-type="string">
            <text:p>AIG</text:p>
          </table:table-cell>
          <table:table-cell office:value-type="string">
            <text:p>http://2015.sofifa.org/15/players/60/183870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kar</text:p>
          </table:table-cell>
          <table:table-cell office:value-type="string">
            <text:p>Djamel</text:p>
          </table:table-cell>
          <table:table-cell office:value-type="string">
            <text:p>BU</text:p>
          </table:table-cell>
          <table:table-cell office:value-type="string">
            <text:p>http://2015.sofifa.org/15/players/60/181721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El Kaoutari</text:p>
          </table:table-cell>
          <table:table-cell office:value-type="string">
            <text:p>Abdelhamid</text:p>
          </table:table-cell>
          <table:table-cell office:value-type="string">
            <text:p>DC</text:p>
          </table:table-cell>
          <table:table-cell office:value-type="string">
            <text:p>http://2015.sofifa.org/15/players/60/188145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Maroc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ihi</text:p>
          </table:table-cell>
          <table:table-cell office:value-type="string">
            <text:p>Jamel</text:p>
          </table:table-cell>
          <table:table-cell office:value-type="string">
            <text:p>MDC</text:p>
          </table:table-cell>
          <table:table-cell office:value-type="string">
            <text:p>http://2015.sofifa.org/15/players/60/182887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Tunis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eza</text:p>
          </table:table-cell>
          <table:table-cell office:value-type="string">
            <text:p>Jean</text:p>
          </table:table-cell>
          <table:table-cell office:value-type="string">
            <text:p>AIG</text:p>
          </table:table-cell>
          <table:table-cell/>
          <table:table-cell office:value-type="string">
            <text:p>Montpellier HSC</text:p>
          </table:table-cell>
          <table:table-cell/>
          <table:table-cell office:value-type="string">
            <text:p>Perou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rtin</text:p>
          </table:table-cell>
          <table:table-cell office:value-type="string">
            <text:p>Jonas</text:p>
          </table:table-cell>
          <table:table-cell office:value-type="string">
            <text:p>MC</text:p>
          </table:table-cell>
          <table:table-cell office:value-type="string">
            <text:p>http://2015.sofifa.org/15/players/60/197813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it-Fana</text:p>
          </table:table-cell>
          <table:table-cell office:value-type="string">
            <text:p>Karim</text:p>
          </table:table-cell>
          <table:table-cell office:value-type="string">
            <text:p>AIG</text:p>
          </table:table-cell>
          <table:table-cell office:value-type="string">
            <text:p>http://2015.sofifa.org/15/players/60/181557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Maroc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eplagne</text:p>
          </table:table-cell>
          <table:table-cell office:value-type="string">
            <text:p>Mathieu</text:p>
          </table:table-cell>
          <table:table-cell office:value-type="string">
            <text:p>DD</text:p>
          </table:table-cell>
          <table:table-cell office:value-type="string">
            <text:p>http://2015.sofifa.org/15/players/60/201523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asne</text:p>
          </table:table-cell>
          <table:table-cell office:value-type="string">
            <text:p>Paul</text:p>
          </table:table-cell>
          <table:table-cell office:value-type="string">
            <text:p>MDR</text:p>
          </table:table-cell>
          <table:table-cell office:value-type="string">
            <text:p>http://2015.sofifa.org/15/players/60/192242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rveaux</text:p>
          </table:table-cell>
          <table:table-cell office:value-type="string">
            <text:p>Joris</text:p>
          </table:table-cell>
          <table:table-cell office:value-type="string">
            <text:p>MDC</text:p>
          </table:table-cell>
          <table:table-cell office:value-type="string">
            <text:p>http://2015.sofifa.org/15/players/60/139862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mara</text:p>
          </table:table-cell>
          <table:table-cell office:value-type="string">
            <text:p>Souleymane</text:p>
          </table:table-cell>
          <table:table-cell office:value-type="string">
            <text:p>AID</text:p>
          </table:table-cell>
          <table:table-cell office:value-type="string">
            <text:p>http://2015.sofifa.org/15/players/60/50294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int-Ruf</text:p>
          </table:table-cell>
          <table:table-cell office:value-type="string">
            <text:p>Nicolas</text:p>
          </table:table-cell>
          <table:table-cell office:value-type="string">
            <text:p>DC</text:p>
          </table:table-cell>
          <table:table-cell office:value-type="string">
            <text:p>http://2015.sofifa.org/15/players/60/209320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abo</text:p>
          </table:table-cell>
          <table:table-cell office:value-type="string">
            <text:p>Bryan</text:p>
          </table:table-cell>
          <table:table-cell office:value-type="string">
            <text:p>MDC</text:p>
          </table:table-cell>
          <table:table-cell office:value-type="string">
            <text:p>http://2015.sofifa.org/15/players/60/199170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igali</text:p>
          </table:table-cell>
          <table:table-cell office:value-type="string">
            <text:p>Jonathan</text:p>
          </table:table-cell>
          <table:table-cell office:value-type="string">
            <text:p>G</text:p>
          </table:table-cell>
          <table:table-cell office:value-type="string">
            <text:p>http://2015.sofifa.org/15/players/60/199764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ibelin</text:p>
          </table:table-cell>
          <table:table-cell office:value-type="string">
            <text:p>Anthony</text:p>
          </table:table-cell>
          <table:table-cell office:value-type="string">
            <text:p>AIG</text:p>
          </table:table-cell>
          <table:table-cell/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rigaud</text:p>
          </table:table-cell>
          <table:table-cell office:value-type="string">
            <text:p>Kevin</text:p>
          </table:table-cell>
          <table:table-cell office:value-type="string">
            <text:p>BU</text:p>
          </table:table-cell>
          <table:table-cell office:value-type="string">
            <text:p>http://2015.sofifa.org/15/players/60/198819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ionner</text:p>
          </table:table-cell>
          <table:table-cell office:value-type="string">
            <text:p>Laurent</text:p>
          </table:table-cell>
          <table:table-cell office:value-type="string">
            <text:p>G</text:p>
          </table:table-cell>
          <table:table-cell office:value-type="string">
            <text:p>http://2015.sofifa.org/15/players/60/120306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Jebbour</text:p>
          </table:table-cell>
          <table:table-cell office:value-type="string">
            <text:p>Yassine</text:p>
          </table:table-cell>
          <table:table-cell office:value-type="string">
            <text:p>DD</text:p>
          </table:table-cell>
          <table:table-cell office:value-type="string">
            <text:p>http://2015.sofifa.org/15/players/60/193448.png</text:p>
          </table:table-cell>
          <table:table-cell office:value-type="string">
            <text:p>Montpellier HSC</text:p>
          </table:table-cell>
          <table:table-cell/>
          <table:table-cell office:value-type="string">
            <text:p>Maroc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issi</text:p>
          </table:table-cell>
          <table:table-cell office:value-type="string">
            <text:p>Dylan</text:p>
          </table:table-cell>
          <table:table-cell office:value-type="string">
            <text:p>DD</text:p>
          </table:table-cell>
          <table:table-cell/>
          <table:table-cell office:value-type="string">
            <text:p>Montpellier HSC</text:p>
          </table:table-cell>
          <table:table-cell/>
          <table:table-cell office:value-type="string">
            <text:p>Suiss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ounie</text:p>
          </table:table-cell>
          <table:table-cell office:value-type="string">
            <text:p>Steve</text:p>
          </table:table-cell>
          <table:table-cell office:value-type="string">
            <text:p>BU</text:p>
          </table:table-cell>
          <table:table-cell/>
          <table:table-cell office:value-type="string">
            <text:p>Montpellier HSC</text:p>
          </table:table-cell>
          <table:table-cell/>
          <table:table-cell office:value-type="string">
            <text:p>Beni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khiri</text:p>
          </table:table-cell>
          <table:table-cell office:value-type="string">
            <text:p>Ellyes</text:p>
          </table:table-cell>
          <table:table-cell office:value-type="string">
            <text:p>MC</text:p>
          </table:table-cell>
          <table:table-cell/>
          <table:table-cell office:value-type="string">
            <text:p>Montpellier HSC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jilobodji</text:p>
          </table:table-cell>
          <table:table-cell office:value-type="string">
            <text:p>Papy</text:p>
          </table:table-cell>
          <table:table-cell office:value-type="string">
            <text:p>DC</text:p>
          </table:table-cell>
          <table:table-cell office:value-type="string">
            <text:p>http://2015.sofifa.org/15/players/60/197937.png</text:p>
          </table:table-cell>
          <table:table-cell office:value-type="string">
            <text:p>FC Nantes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eretout</text:p>
          </table:table-cell>
          <table:table-cell office:value-type="string">
            <text:p>Jordan</text:p>
          </table:table-cell>
          <table:table-cell office:value-type="string">
            <text:p>MC</text:p>
          </table:table-cell>
          <table:table-cell office:value-type="string">
            <text:p>http://2015.sofifa.org/15/players/60/201519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akpe</text:p>
          </table:table-cell>
          <table:table-cell office:value-type="string">
            <text:p>Serge</text:p>
          </table:table-cell>
          <table:table-cell office:value-type="string">
            <text:p>MG</text:p>
          </table:table-cell>
          <table:table-cell office:value-type="string">
            <text:p>http://2015.sofifa.org/15/players/60/169281.png</text:p>
          </table:table-cell>
          <table:table-cell office:value-type="string">
            <text:p>FC Nantes</text:p>
          </table:table-cell>
          <table:table-cell/>
          <table:table-cell office:value-type="string">
            <text:p>Togo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upe</text:p>
          </table:table-cell>
          <table:table-cell office:value-type="string">
            <text:p>Maxime</text:p>
          </table:table-cell>
          <table:table-cell office:value-type="string">
            <text:p>G</text:p>
          </table:table-cell>
          <table:table-cell office:value-type="string">
            <text:p>http://2015.sofifa.org/15/players/60/204513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doya</text:p>
          </table:table-cell>
          <table:table-cell office:value-type="string">
            <text:p>Alejandro</text:p>
          </table:table-cell>
          <table:table-cell office:value-type="string">
            <text:p>MOC</text:p>
          </table:table-cell>
          <table:table-cell office:value-type="string">
            <text:p>http://2015.sofifa.org/15/players/60/191173.png</text:p>
          </table:table-cell>
          <table:table-cell office:value-type="string">
            <text:p>FC Nantes</text:p>
          </table:table-cell>
          <table:table-cell office:value-type="string">
            <text:p>Etats-Unis</text:p>
          </table:table-cell>
          <table:table-cell office:value-type="string">
            <text:p>Etats-Unis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eaux</text:p>
          </table:table-cell>
          <table:table-cell office:value-type="string">
            <text:p>Lucas</text:p>
          </table:table-cell>
          <table:table-cell office:value-type="string">
            <text:p>MDC</text:p>
          </table:table-cell>
          <table:table-cell office:value-type="string">
            <text:p>http://2015.sofifa.org/15/players/60/178051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Hansen</text:p>
          </table:table-cell>
          <table:table-cell office:value-type="string">
            <text:p>Kian</text:p>
          </table:table-cell>
          <table:table-cell office:value-type="string">
            <text:p>DC</text:p>
          </table:table-cell>
          <table:table-cell office:value-type="string">
            <text:p>http://2015.sofifa.org/15/players/60/190942.png</text:p>
          </table:table-cell>
          <table:table-cell office:value-type="string">
            <text:p>FC Nantes</text:p>
          </table:table-cell>
          <table:table-cell/>
          <table:table-cell office:value-type="string">
            <text:p>Danemark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Zelazny</text:p>
          </table:table-cell>
          <table:table-cell office:value-type="string">
            <text:p>Erwin</text:p>
          </table:table-cell>
          <table:table-cell office:value-type="string">
            <text:p>G</text:p>
          </table:table-cell>
          <table:table-cell office:value-type="string">
            <text:p>http://2015.sofifa.org/15/players/60/188597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lhadhur</text:p>
          </table:table-cell>
          <table:table-cell office:value-type="string">
            <text:p>Chaker</text:p>
          </table:table-cell>
          <table:table-cell office:value-type="string">
            <text:p>DG</text:p>
          </table:table-cell>
          <table:table-cell office:value-type="string">
            <text:p>http://2015.sofifa.org/15/players/60/203885.png</text:p>
          </table:table-cell>
          <table:table-cell office:value-type="string">
            <text:p>FC Nantes</text:p>
          </table:table-cell>
          <table:table-cell/>
          <table:table-cell office:value-type="string">
            <text:p>Comores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koudou</text:p>
          </table:table-cell>
          <table:table-cell office:value-type="string">
            <text:p>Georges-Kevin</text:p>
          </table:table-cell>
          <table:table-cell office:value-type="string">
            <text:p>MDR</text:p>
          </table:table-cell>
          <table:table-cell office:value-type="string">
            <text:p>http://2015.sofifa.org/15/players/60/219732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omis</text:p>
          </table:table-cell>
          <table:table-cell office:value-type="string">
            <text:p>Remi</text:p>
          </table:table-cell>
          <table:table-cell office:value-type="string">
            <text:p>MDC</text:p>
          </table:table-cell>
          <table:table-cell office:value-type="string">
            <text:p>http://2015.sofifa.org/15/players/60/112352.png</text:p>
          </table:table-cell>
          <table:table-cell office:value-type="string">
            <text:p>FC Nantes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issokho</text:p>
          </table:table-cell>
          <table:table-cell office:value-type="string">
            <text:p>Issa</text:p>
          </table:table-cell>
          <table:table-cell office:value-type="string">
            <text:p>DD</text:p>
          </table:table-cell>
          <table:table-cell office:value-type="string">
            <text:p>http://2015.sofifa.org/15/players/60/138704.png</text:p>
          </table:table-cell>
          <table:table-cell office:value-type="string">
            <text:p>FC Nantes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udel</text:p>
          </table:table-cell>
          <table:table-cell office:value-type="string">
            <text:p>Johan</text:p>
          </table:table-cell>
          <table:table-cell office:value-type="string">
            <text:p>MG</text:p>
          </table:table-cell>
          <table:table-cell office:value-type="string">
            <text:p>http://2015.sofifa.org/15/players/60/107320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risteguieta</text:p>
          </table:table-cell>
          <table:table-cell office:value-type="string">
            <text:p>Fernando</text:p>
          </table:table-cell>
          <table:table-cell office:value-type="string">
            <text:p>BU</text:p>
          </table:table-cell>
          <table:table-cell office:value-type="string">
            <text:p>http://2015.sofifa.org/15/players/60/212618.png</text:p>
          </table:table-cell>
          <table:table-cell office:value-type="string">
            <text:p>FC Nantes</text:p>
          </table:table-cell>
          <table:table-cell/>
          <table:table-cell office:value-type="string">
            <text:p>Venezuela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jidji</text:p>
          </table:table-cell>
          <table:table-cell office:value-type="string">
            <text:p>Koffi</text:p>
          </table:table-cell>
          <table:table-cell office:value-type="string">
            <text:p>DC</text:p>
          </table:table-cell>
          <table:table-cell office:value-type="string">
            <text:p>http://2015.sofifa.org/15/players/60/203884.png</text:p>
          </table:table-cell>
          <table:table-cell office:value-type="string">
            <text:p>FC Nantes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iou</text:p>
          </table:table-cell>
          <table:table-cell office:value-type="string">
            <text:p>Remy</text:p>
          </table:table-cell>
          <table:table-cell office:value-type="string">
            <text:p>G</text:p>
          </table:table-cell>
          <table:table-cell office:value-type="string">
            <text:p>http://2015.sofifa.org/15/players/60/168965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izcarrondo</text:p>
          </table:table-cell>
          <table:table-cell office:value-type="string">
            <text:p>Oswaldo</text:p>
          </table:table-cell>
          <table:table-cell office:value-type="string">
            <text:p>DC</text:p>
          </table:table-cell>
          <table:table-cell office:value-type="string">
            <text:p>http://2015.sofifa.org/15/players/60/175462.png</text:p>
          </table:table-cell>
          <table:table-cell office:value-type="string">
            <text:p>FC Nantes</text:p>
          </table:table-cell>
          <table:table-cell/>
          <table:table-cell office:value-type="string">
            <text:p>Venezuela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ssat</text:p>
          </table:table-cell>
          <table:table-cell office:value-type="string">
            <text:p>Vincent</text:p>
          </table:table-cell>
          <table:table-cell office:value-type="string">
            <text:p>MG</text:p>
          </table:table-cell>
          <table:table-cell office:value-type="string">
            <text:p>http://2015.sofifa.org/15/players/60/184706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hechter</text:p>
          </table:table-cell>
          <table:table-cell office:value-type="string">
            <text:p>Itay</text:p>
          </table:table-cell>
          <table:table-cell office:value-type="string">
            <text:p>BU</text:p>
          </table:table-cell>
          <table:table-cell office:value-type="string">
            <text:p>http://2015.sofifa.org/15/players/60/168600.png</text:p>
          </table:table-cell>
          <table:table-cell office:value-type="string">
            <text:p>FC Nantes</text:p>
          </table:table-cell>
          <table:table-cell/>
          <table:table-cell office:value-type="string">
            <text:p>Israe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eigneau</text:p>
          </table:table-cell>
          <table:table-cell office:value-type="string">
            <text:p>Olivier</text:p>
          </table:table-cell>
          <table:table-cell office:value-type="string">
            <text:p>DG</text:p>
          </table:table-cell>
          <table:table-cell office:value-type="string">
            <text:p>http://2015.sofifa.org/15/players/60/165232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oure</text:p>
          </table:table-cell>
          <table:table-cell office:value-type="string">
            <text:p>Birama</text:p>
          </table:table-cell>
          <table:table-cell office:value-type="string">
            <text:p>MDC</text:p>
          </table:table-cell>
          <table:table-cell office:value-type="string">
            <text:p>http://2015.sofifa.org/15/players/60/209698.png</text:p>
          </table:table-cell>
          <table:table-cell office:value-type="string">
            <text:p>FC Nantes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ngoura</text:p>
          </table:table-cell>
          <table:table-cell office:value-type="string">
            <text:p>Ismael</text:p>
          </table:table-cell>
          <table:table-cell office:value-type="string">
            <text:p>BU</text:p>
          </table:table-cell>
          <table:table-cell office:value-type="string">
            <text:p>http://2015.sofifa.org/15/players/60/168984.png</text:p>
          </table:table-cell>
          <table:table-cell office:value-type="string">
            <text:p>FC Nantes</text:p>
          </table:table-cell>
          <table:table-cell/>
          <table:table-cell office:value-type="string">
            <text:p>Guine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ubois</text:p>
          </table:table-cell>
          <table:table-cell office:value-type="string">
            <text:p>Leo</text:p>
          </table:table-cell>
          <table:table-cell office:value-type="string">
            <text:p>DD</text:p>
          </table:table-cell>
          <table:table-cell office:value-type="string">
            <text:p>http://2015.sofifa.org/15/players/60/216643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'Dongala</text:p>
          </table:table-cell>
          <table:table-cell office:value-type="string">
            <text:p>Aristote</text:p>
          </table:table-cell>
          <table:table-cell office:value-type="string">
            <text:p>DG</text:p>
          </table:table-cell>
          <table:table-cell office:value-type="string">
            <text:p>http://2015.sofifa.org/15/players/60/212677.png</text:p>
          </table:table-cell>
          <table:table-cell office:value-type="string">
            <text:p>FC Nantes</text:p>
          </table:table-cell>
          <table:table-cell/>
          <table:table-cell office:value-type="string">
            <text:p>Republique Democratique du Congo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oure</text:p>
          </table:table-cell>
          <table:table-cell office:value-type="string">
            <text:p>Abdoulaye</text:p>
          </table:table-cell>
          <table:table-cell office:value-type="string">
            <text:p>MDC</text:p>
          </table:table-cell>
          <table:table-cell office:value-type="string">
            <text:p>http://2015.sofifa.org/15/players/60/210450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ongier</text:p>
          </table:table-cell>
          <table:table-cell office:value-type="string">
            <text:p>Valentin</text:p>
          </table:table-cell>
          <table:table-cell office:value-type="string">
            <text:p>MC</text:p>
          </table:table-cell>
          <table:table-cell office:value-type="string">
            <text:p>http://2015.sofifa.org/15/players/60/223874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andi</text:p>
          </table:table-cell>
          <table:table-cell office:value-type="string">
            <text:p>Najib</text:p>
          </table:table-cell>
          <table:table-cell office:value-type="string">
            <text:p>AID</text:p>
          </table:table-cell>
          <table:table-cell/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mmou</text:p>
          </table:table-cell>
          <table:table-cell office:value-type="string">
            <text:p>Yacine</text:p>
          </table:table-cell>
          <table:table-cell office:value-type="string">
            <text:p>BU</text:p>
          </table:table-cell>
          <table:table-cell/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Oudrhiri</text:p>
          </table:table-cell>
          <table:table-cell office:value-type="string">
            <text:p>Amine</text:p>
          </table:table-cell>
          <table:table-cell office:value-type="string">
            <text:p>MOC</text:p>
          </table:table-cell>
          <table:table-cell office:value-type="string">
            <text:p>http://2015.sofifa.org/15/players/60/221506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iane</text:p>
          </table:table-cell>
          <table:table-cell office:value-type="string">
            <text:p>Adama</text:p>
          </table:table-cell>
          <table:table-cell office:value-type="string">
            <text:p>BU</text:p>
          </table:table-cell>
          <table:table-cell office:value-type="string">
            <text:p>http://2015.sofifa.org/15/players/60/212428.png</text:p>
          </table:table-cell>
          <table:table-cell office:value-type="string">
            <text:p>FC Nantes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ngare</text:p>
          </table:table-cell>
          <table:table-cell office:value-type="string">
            <text:p>Souleymane</text:p>
          </table:table-cell>
          <table:table-cell office:value-type="string">
            <text:p>DC</text:p>
          </table:table-cell>
          <table:table-cell office:value-type="string">
            <text:p>http://2015.sofifa.org/15/players/60/216645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dri</text:p>
          </table:table-cell>
          <table:table-cell office:value-type="string">
            <text:p>Nassim</text:p>
          </table:table-cell>
          <table:table-cell office:value-type="string">
            <text:p>G</text:p>
          </table:table-cell>
          <table:table-cell office:value-type="string">
            <text:p>http://2015.sofifa.org/15/players/60/223872.png</text:p>
          </table:table-cell>
          <table:table-cell office:value-type="string">
            <text:p>FC Nante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Walongwa</text:p>
          </table:table-cell>
          <table:table-cell office:value-type="string">
            <text:p>Anthony</text:p>
          </table:table-cell>
          <table:table-cell office:value-type="string">
            <text:p>DC</text:p>
          </table:table-cell>
          <table:table-cell/>
          <table:table-cell office:value-type="string">
            <text:p>FC Nantes</text:p>
          </table:table-cell>
          <table:table-cell/>
          <table:table-cell office:value-type="string">
            <text:p>Republique du Congo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upay</text:p>
          </table:table-cell>
          <table:table-cell office:value-type="string">
            <text:p>Neal</text:p>
          </table:table-cell>
          <table:table-cell office:value-type="string">
            <text:p>BU</text:p>
          </table:table-cell>
          <table:table-cell office:value-type="string">
            <text:p>http://2015.sofifa.org/15/players/60/211784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Hult</text:p>
          </table:table-cell>
          <table:table-cell office:value-type="string">
            <text:p>Nicklas</text:p>
          </table:table-cell>
          <table:table-cell office:value-type="string">
            <text:p>MC</text:p>
          </table:table-cell>
          <table:table-cell office:value-type="string">
            <text:p>http://2015.sofifa.org/15/players/60/192102.png</text:p>
          </table:table-cell>
          <table:table-cell office:value-type="string">
            <text:p>OGC Nice</text:p>
          </table:table-cell>
          <table:table-cell/>
          <table:table-cell office:value-type="string">
            <text:p>Sued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osetti</text:p>
          </table:table-cell>
          <table:table-cell office:value-type="string">
            <text:p>Alexy</text:p>
          </table:table-cell>
          <table:table-cell office:value-type="string">
            <text:p>AID</text:p>
          </table:table-cell>
          <table:table-cell office:value-type="string">
            <text:p>http://2015.sofifa.org/15/players/60/207994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vitanich</text:p>
          </table:table-cell>
          <table:table-cell office:value-type="string">
            <text:p>Dario</text:p>
          </table:table-cell>
          <table:table-cell office:value-type="string">
            <text:p>BU</text:p>
          </table:table-cell>
          <table:table-cell office:value-type="string">
            <text:p>http://2015.sofifa.org/15/players/60/152997.png</text:p>
          </table:table-cell>
          <table:table-cell office:value-type="string">
            <text:p>OGC Nice</text:p>
          </table:table-cell>
          <table:table-cell/>
          <table:table-cell office:value-type="string">
            <text:p>Argent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odmer</text:p>
          </table:table-cell>
          <table:table-cell office:value-type="string">
            <text:p>Mathieu</text:p>
          </table:table-cell>
          <table:table-cell office:value-type="string">
            <text:p>DC</text:p>
          </table:table-cell>
          <table:table-cell office:value-type="string">
            <text:p>http://2015.sofifa.org/15/players/60/51123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igard</text:p>
          </table:table-cell>
          <table:table-cell office:value-type="string">
            <text:p>Didier</text:p>
          </table:table-cell>
          <table:table-cell office:value-type="string">
            <text:p>MDC</text:p>
          </table:table-cell>
          <table:table-cell office:value-type="string">
            <text:p>http://2015.sofifa.org/15/players/60/165434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Eysseric</text:p>
          </table:table-cell>
          <table:table-cell office:value-type="string">
            <text:p>Valentin</text:p>
          </table:table-cell>
          <table:table-cell office:value-type="string">
            <text:p>MOC</text:p>
          </table:table-cell>
          <table:table-cell office:value-type="string">
            <text:p>http://2015.sofifa.org/15/players/60/201878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endy</text:p>
          </table:table-cell>
          <table:table-cell office:value-type="string">
            <text:p>Nampalys</text:p>
          </table:table-cell>
          <table:table-cell office:value-type="string">
            <text:p>MDC</text:p>
          </table:table-cell>
          <table:table-cell office:value-type="string">
            <text:p>http://2015.sofifa.org/15/players/60/198861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Eduardo</text:p>
          </table:table-cell>
          <table:table-cell office:value-type="string">
            <text:p>Carlos</text:p>
          </table:table-cell>
          <table:table-cell office:value-type="string">
            <text:p>MC</text:p>
          </table:table-cell>
          <table:table-cell office:value-type="string">
            <text:p>http://2015.sofifa.org/15/players/60/192708.png</text:p>
          </table:table-cell>
          <table:table-cell office:value-type="string">
            <text:p>OGC Nice</text:p>
          </table:table-cell>
          <table:table-cell/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utheac</text:p>
          </table:table-cell>
          <table:table-cell office:value-type="string">
            <text:p>Eric</text:p>
          </table:table-cell>
          <table:table-cell office:value-type="string">
            <text:p>MG</text:p>
          </table:table-cell>
          <table:table-cell office:value-type="string">
            <text:p>http://2015.sofifa.org/15/players/60/199418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Hassen</text:p>
          </table:table-cell>
          <table:table-cell office:value-type="string">
            <text:p>Mouez</text:p>
          </table:table-cell>
          <table:table-cell office:value-type="string">
            <text:p>G</text:p>
          </table:table-cell>
          <table:table-cell office:value-type="string">
            <text:p>http://2015.sofifa.org/15/players/60/209483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alun</text:p>
          </table:table-cell>
          <table:table-cell office:value-type="string">
            <text:p>Lloyd</text:p>
          </table:table-cell>
          <table:table-cell office:value-type="string">
            <text:p>DD</text:p>
          </table:table-cell>
          <table:table-cell office:value-type="string">
            <text:p>http://2015.sofifa.org/15/players/60/202708.png</text:p>
          </table:table-cell>
          <table:table-cell office:value-type="string">
            <text:p>OGC Nice</text:p>
          </table:table-cell>
          <table:table-cell/>
          <table:table-cell office:value-type="string">
            <text:p>Gabo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lea</text:p>
          </table:table-cell>
          <table:table-cell office:value-type="string">
            <text:p>Alassane</text:p>
          </table:table-cell>
          <table:table-cell office:value-type="string">
            <text:p>MDR</text:p>
          </table:table-cell>
          <table:table-cell office:value-type="string">
            <text:p>http://2015.sofifa.org/15/players/60/206467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uel</text:p>
          </table:table-cell>
          <table:table-cell office:value-type="string">
            <text:p>Gregoire</text:p>
          </table:table-cell>
          <table:table-cell office:value-type="string">
            <text:p>DD</text:p>
          </table:table-cell>
          <table:table-cell office:value-type="string">
            <text:p>http://2015.sofifa.org/15/players/60/213349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entecote</text:p>
          </table:table-cell>
          <table:table-cell office:value-type="string">
            <text:p>Xavier</text:p>
          </table:table-cell>
          <table:table-cell office:value-type="string">
            <text:p>BU</text:p>
          </table:table-cell>
          <table:table-cell office:value-type="string">
            <text:p>http://2015.sofifa.org/15/players/60/173073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ao Castellana</text:p>
          </table:table-cell>
          <table:table-cell office:value-type="string">
            <text:p>Fabien</text:p>
          </table:table-cell>
          <table:table-cell office:value-type="string">
            <text:p>MDC</text:p>
          </table:table-cell>
          <table:table-cell office:value-type="string">
            <text:p>http://2015.sofifa.org/15/players/60/209311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iawara</text:p>
          </table:table-cell>
          <table:table-cell office:value-type="string">
            <text:p>Souleymane</text:p>
          </table:table-cell>
          <table:table-cell office:value-type="string">
            <text:p>DC</text:p>
          </table:table-cell>
          <table:table-cell office:value-type="string">
            <text:p>http://2015.sofifa.org/15/players/60/40900.png</text:p>
          </table:table-cell>
          <table:table-cell office:value-type="string">
            <text:p>OGC Nice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mavi</text:p>
          </table:table-cell>
          <table:table-cell office:value-type="string">
            <text:p>Jordan</text:p>
          </table:table-cell>
          <table:table-cell office:value-type="string">
            <text:p>DG</text:p>
          </table:table-cell>
          <table:table-cell office:value-type="string">
            <text:p>http://2015.sofifa.org/15/players/60/219681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'Bow</text:p>
          </table:table-cell>
          <table:table-cell office:value-type="string">
            <text:p>Pape</text:p>
          </table:table-cell>
          <table:table-cell office:value-type="string">
            <text:p>DC</text:p>
          </table:table-cell>
          <table:table-cell office:value-type="string">
            <text:p>http://2015.sofifa.org/15/players/60/208138.png</text:p>
          </table:table-cell>
          <table:table-cell office:value-type="string">
            <text:p>OGC Nice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elle</text:p>
          </table:table-cell>
          <table:table-cell office:value-type="string">
            <text:p>Joris</text:p>
          </table:table-cell>
          <table:table-cell office:value-type="string">
            <text:p>G</text:p>
          </table:table-cell>
          <table:table-cell office:value-type="string">
            <text:p>http://2015.sofifa.org/15/players/60/194198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ougeaux</text:p>
          </table:table-cell>
          <table:table-cell office:value-type="string">
            <text:p>Lucas</text:p>
          </table:table-cell>
          <table:table-cell office:value-type="string">
            <text:p>DC</text:p>
          </table:table-cell>
          <table:table-cell office:value-type="string">
            <text:p>http://2015.sofifa.org/15/players/60/213368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ouplin</text:p>
          </table:table-cell>
          <table:table-cell office:value-type="string">
            <text:p>Simon</text:p>
          </table:table-cell>
          <table:table-cell office:value-type="string">
            <text:p>G</text:p>
          </table:table-cell>
          <table:table-cell office:value-type="string">
            <text:p>http://2015.sofifa.org/15/players/60/153297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afetraniaina</text:p>
          </table:table-cell>
          <table:table-cell office:value-type="string">
            <text:p>Albert</text:p>
          </table:table-cell>
          <table:table-cell office:value-type="string">
            <text:p>DD</text:p>
          </table:table-cell>
          <table:table-cell office:value-type="string">
            <text:p>http://2015.sofifa.org/15/players/60/212030.png</text:p>
          </table:table-cell>
          <table:table-cell office:value-type="string">
            <text:p>OGC Nice</text:p>
          </table:table-cell>
          <table:table-cell/>
          <table:table-cell office:value-type="string">
            <text:p>Madagascar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nrahma</text:p>
          </table:table-cell>
          <table:table-cell office:value-type="string">
            <text:p>Said</text:p>
          </table:table-cell>
          <table:table-cell office:value-type="string">
            <text:p>AT</text:p>
          </table:table-cell>
          <table:table-cell office:value-type="string">
            <text:p>http://2015.sofifa.org/15/players/60/220621.png</text:p>
          </table:table-cell>
          <table:table-cell office:value-type="string">
            <text:p>OGC Nice</text:p>
          </table:table-cell>
          <table:table-cell/>
          <table:table-cell office:value-type="string">
            <text:p>Alger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omis</text:p>
          </table:table-cell>
          <table:table-cell office:value-type="string">
            <text:p>Kevin</text:p>
          </table:table-cell>
          <table:table-cell office:value-type="string">
            <text:p>DC</text:p>
          </table:table-cell>
          <table:table-cell office:value-type="string">
            <text:p>http://2015.sofifa.org/15/players/60/194202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onstant</text:p>
          </table:table-cell>
          <table:table-cell office:value-type="string">
            <text:p>Bryan</text:p>
          </table:table-cell>
          <table:table-cell office:value-type="string">
            <text:p>BU</text:p>
          </table:table-cell>
          <table:table-cell office:value-type="string">
            <text:p>http://2015.sofifa.org/15/players/60/219682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raore</text:p>
          </table:table-cell>
          <table:table-cell office:value-type="string">
            <text:p>Mahamane</text:p>
          </table:table-cell>
          <table:table-cell office:value-type="string">
            <text:p>MDC</text:p>
          </table:table-cell>
          <table:table-cell office:value-type="string">
            <text:p>http://2015.sofifa.org/15/players/60/181870.png</text:p>
          </table:table-cell>
          <table:table-cell office:value-type="string">
            <text:p>OGC Nice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ercauteren</text:p>
          </table:table-cell>
          <table:table-cell office:value-type="string">
            <text:p>Julien</text:p>
          </table:table-cell>
          <table:table-cell office:value-type="string">
            <text:p>AIG</text:p>
          </table:table-cell>
          <table:table-cell office:value-type="string">
            <text:p>http://2015.sofifa.org/15/players/60/210420.png</text:p>
          </table:table-cell>
          <table:table-cell office:value-type="string">
            <text:p>OGC Nice</text:p>
          </table:table-cell>
          <table:table-cell/>
          <table:table-cell office:value-type="string">
            <text:p>Belgi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Honorat</text:p>
          </table:table-cell>
          <table:table-cell office:value-type="string">
            <text:p>Franck</text:p>
          </table:table-cell>
          <table:table-cell office:value-type="string">
            <text:p>BU</text:p>
          </table:table-cell>
          <table:table-cell office:value-type="string">
            <text:p>http://2015.sofifa.org/15/players/60/220876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enevois</text:p>
          </table:table-cell>
          <table:table-cell office:value-type="string">
            <text:p>Romain</text:p>
          </table:table-cell>
          <table:table-cell office:value-type="string">
            <text:p>DC</text:p>
          </table:table-cell>
          <table:table-cell office:value-type="string">
            <text:p>http://2015.sofifa.org/15/players/60/181456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loris</text:p>
          </table:table-cell>
          <table:table-cell office:value-type="string">
            <text:p>Gautier</text:p>
          </table:table-cell>
          <table:table-cell office:value-type="string">
            <text:p>DC</text:p>
          </table:table-cell>
          <table:table-cell office:value-type="string">
            <text:p>http://2015.sofifa.org/15/players/60/222286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uel</text:p>
          </table:table-cell>
          <table:table-cell office:value-type="string">
            <text:p>Paulin</text:p>
          </table:table-cell>
          <table:table-cell office:value-type="string">
            <text:p>BU</text:p>
          </table:table-cell>
          <table:table-cell office:value-type="string">
            <text:p>http://2015.sofifa.org/15/players/60/222762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oziello</text:p>
          </table:table-cell>
          <table:table-cell office:value-type="string">
            <text:p>Vincent</text:p>
          </table:table-cell>
          <table:table-cell office:value-type="string">
            <text:p>MOC</text:p>
          </table:table-cell>
          <table:table-cell office:value-type="string">
            <text:p>http://2015.sofifa.org/15/players/60/225199.png</text:p>
          </table:table-cell>
          <table:table-cell office:value-type="string">
            <text:p>OGC Nic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Ibrahimovic</text:p>
          </table:table-cell>
          <table:table-cell office:value-type="string">
            <text:p>Zlatan</text:p>
          </table:table-cell>
          <table:table-cell office:value-type="string">
            <text:p>BU</text:p>
          </table:table-cell>
          <table:table-cell office:value-type="string">
            <text:p>http://2015.sofifa.org/15/players/60/41236.png</text:p>
          </table:table-cell>
          <table:table-cell office:value-type="string">
            <text:p>Paris SG</text:p>
          </table:table-cell>
          <table:table-cell office:value-type="string">
            <text:p>Suede</text:p>
          </table:table-cell>
          <table:table-cell office:value-type="string">
            <text:p>Sued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ucas</text:p>
          </table:table-cell>
          <table:table-cell office:value-type="string">
            <text:p>Moura</text:p>
          </table:table-cell>
          <table:table-cell office:value-type="string">
            <text:p>AID</text:p>
          </table:table-cell>
          <table:table-cell office:value-type="string">
            <text:p>http://2015.sofifa.org/15/players/60/200949.png</text:p>
          </table:table-cell>
          <table:table-cell office:value-type="string">
            <text:p>Paris SG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urier</text:p>
          </table:table-cell>
          <table:table-cell office:value-type="string">
            <text:p>Serge</text:p>
          </table:table-cell>
          <table:table-cell office:value-type="string">
            <text:p>DD</text:p>
          </table:table-cell>
          <table:table-cell office:value-type="string">
            <text:p>http://2015.sofifa.org/15/players/60/197853.png</text:p>
          </table:table-cell>
          <table:table-cell office:value-type="string">
            <text:p>Paris SG</text:p>
          </table:table-cell>
          <table:table-cell table:number-columns-repeated="2"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erratti</text:p>
          </table:table-cell>
          <table:table-cell office:value-type="string">
            <text:p>Marco</text:p>
          </table:table-cell>
          <table:table-cell office:value-type="string">
            <text:p>MC</text:p>
          </table:table-cell>
          <table:table-cell office:value-type="string">
            <text:p>http://2015.sofifa.org/15/players/60/199556.png</text:p>
          </table:table-cell>
          <table:table-cell office:value-type="string">
            <text:p>Paris SG</text:p>
          </table:table-cell>
          <table:table-cell table:number-columns-repeated="2" office:value-type="string">
            <text:p>Ital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rquinhos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207865.png</text:p>
          </table:table-cell>
          <table:table-cell office:value-type="string">
            <text:p>Paris SG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abiot</text:p>
          </table:table-cell>
          <table:table-cell office:value-type="string">
            <text:p>Adrien</text:p>
          </table:table-cell>
          <table:table-cell office:value-type="string">
            <text:p>MC</text:p>
          </table:table-cell>
          <table:table-cell office:value-type="string">
            <text:p>http://2015.sofifa.org/15/players/60/210008.png</text:p>
          </table:table-cell>
          <table:table-cell office:value-type="string">
            <text:p>Paris SG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vani</text:p>
          </table:table-cell>
          <table:table-cell office:value-type="string">
            <text:p>Edinson</text:p>
          </table:table-cell>
          <table:table-cell office:value-type="string">
            <text:p>BU</text:p>
          </table:table-cell>
          <table:table-cell office:value-type="string">
            <text:p>http://2015.sofifa.org/15/players/60/179813.png</text:p>
          </table:table-cell>
          <table:table-cell office:value-type="string">
            <text:p>Paris SG</text:p>
          </table:table-cell>
          <table:table-cell table:number-columns-repeated="2" office:value-type="string">
            <text:p>Uruguay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ilva</text:p>
          </table:table-cell>
          <table:table-cell office:value-type="string">
            <text:p>Thiago</text:p>
          </table:table-cell>
          <table:table-cell office:value-type="string">
            <text:p>DC</text:p>
          </table:table-cell>
          <table:table-cell office:value-type="string">
            <text:p>http://2015.sofifa.org/15/players/60/164240.png</text:p>
          </table:table-cell>
          <table:table-cell office:value-type="string">
            <text:p>Paris SG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igne</text:p>
          </table:table-cell>
          <table:table-cell office:value-type="string">
            <text:p>Lucas</text:p>
          </table:table-cell>
          <table:table-cell office:value-type="string">
            <text:p>DG</text:p>
          </table:table-cell>
          <table:table-cell office:value-type="string">
            <text:p>http://2015.sofifa.org/15/players/60/200458.png</text:p>
          </table:table-cell>
          <table:table-cell office:value-type="string">
            <text:p>Paris SG</text:p>
          </table:table-cell>
          <table:table-cell table:number-columns-repeated="2"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uiz</text:p>
          </table:table-cell>
          <table:table-cell office:value-type="string">
            <text:p>David</text:p>
          </table:table-cell>
          <table:table-cell office:value-type="string">
            <text:p>DC</text:p>
          </table:table-cell>
          <table:table-cell office:value-type="string">
            <text:p>http://2015.sofifa.org/15/players/60/179944.png</text:p>
          </table:table-cell>
          <table:table-cell office:value-type="string">
            <text:p>Paris SG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tuidi</text:p>
          </table:table-cell>
          <table:table-cell office:value-type="string">
            <text:p>Blaise</text:p>
          </table:table-cell>
          <table:table-cell office:value-type="string">
            <text:p>MDC</text:p>
          </table:table-cell>
          <table:table-cell office:value-type="string">
            <text:p>http://2015.sofifa.org/15/players/60/170890.png</text:p>
          </table:table-cell>
          <table:table-cell office:value-type="string">
            <text:p>Paris SG</text:p>
          </table:table-cell>
          <table:table-cell table:number-columns-repeated="2"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astore</text:p>
          </table:table-cell>
          <table:table-cell office:value-type="string">
            <text:p>Javier</text:p>
          </table:table-cell>
          <table:table-cell office:value-type="string">
            <text:p>MC</text:p>
          </table:table-cell>
          <table:table-cell office:value-type="string">
            <text:p>http://2015.sofifa.org/15/players/60/191180.png</text:p>
          </table:table-cell>
          <table:table-cell office:value-type="string">
            <text:p>Paris SG</text:p>
          </table:table-cell>
          <table:table-cell/>
          <table:table-cell office:value-type="string">
            <text:p>Argent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avezzi</text:p>
          </table:table-cell>
          <table:table-cell office:value-type="string">
            <text:p>Ezequiel</text:p>
          </table:table-cell>
          <table:table-cell office:value-type="string">
            <text:p>AIG</text:p>
          </table:table-cell>
          <table:table-cell office:value-type="string">
            <text:p>http://2015.sofifa.org/15/players/60/159065.png</text:p>
          </table:table-cell>
          <table:table-cell office:value-type="string">
            <text:p>Paris SG</text:p>
          </table:table-cell>
          <table:table-cell table:number-columns-repeated="2" office:value-type="string">
            <text:p>Argent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baye</text:p>
          </table:table-cell>
          <table:table-cell office:value-type="string">
            <text:p>Yohan</text:p>
          </table:table-cell>
          <table:table-cell office:value-type="string">
            <text:p>MC</text:p>
          </table:table-cell>
          <table:table-cell office:value-type="string">
            <text:p>http://2015.sofifa.org/15/players/60/167943.png</text:p>
          </table:table-cell>
          <table:table-cell office:value-type="string">
            <text:p>Paris SG</text:p>
          </table:table-cell>
          <table:table-cell table:number-columns-repeated="2"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hebeck</text:p>
          </table:table-cell>
          <table:table-cell office:value-type="string">
            <text:p>Jean-Christophe</text:p>
          </table:table-cell>
          <table:table-cell office:value-type="string">
            <text:p>BU</text:p>
          </table:table-cell>
          <table:table-cell office:value-type="string">
            <text:p>http://2015.sofifa.org/15/players/60/202547.png</text:p>
          </table:table-cell>
          <table:table-cell office:value-type="string">
            <text:p>Paris SG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an der Wiel</text:p>
          </table:table-cell>
          <table:table-cell office:value-type="string">
            <text:p>Gregory</text:p>
          </table:table-cell>
          <table:table-cell office:value-type="string">
            <text:p>DD</text:p>
          </table:table-cell>
          <table:table-cell office:value-type="string">
            <text:p>http://2015.sofifa.org/15/players/60/183937.png</text:p>
          </table:table-cell>
          <table:table-cell office:value-type="string">
            <text:p>Paris SG</text:p>
          </table:table-cell>
          <table:table-cell/>
          <table:table-cell office:value-type="string">
            <text:p>Pays-Bas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irigu</text:p>
          </table:table-cell>
          <table:table-cell office:value-type="string">
            <text:p>Salvatore</text:p>
          </table:table-cell>
          <table:table-cell office:value-type="string">
            <text:p>G</text:p>
          </table:table-cell>
          <table:table-cell office:value-type="string">
            <text:p>http://2015.sofifa.org/15/players/60/168435.png</text:p>
          </table:table-cell>
          <table:table-cell office:value-type="string">
            <text:p>Paris SG</text:p>
          </table:table-cell>
          <table:table-cell table:number-columns-repeated="2" office:value-type="string">
            <text:p>Ital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otta</text:p>
          </table:table-cell>
          <table:table-cell office:value-type="string">
            <text:p>Thiago</text:p>
          </table:table-cell>
          <table:table-cell office:value-type="string">
            <text:p>MDC</text:p>
          </table:table-cell>
          <table:table-cell office:value-type="string">
            <text:p>http://2015.sofifa.org/15/players/60/49370.png</text:p>
          </table:table-cell>
          <table:table-cell office:value-type="string">
            <text:p>Paris SG</text:p>
          </table:table-cell>
          <table:table-cell/>
          <table:table-cell office:value-type="string">
            <text:p>Ital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xwell</text:p>
          </table:table-cell>
          <table:table-cell/>
          <table:table-cell office:value-type="string">
            <text:p>DG</text:p>
          </table:table-cell>
          <table:table-cell office:value-type="string">
            <text:p>http://2015.sofifa.org/15/players/60/53405.png</text:p>
          </table:table-cell>
          <table:table-cell office:value-type="string">
            <text:p>Paris SG</text:p>
          </table:table-cell>
          <table:table-cell/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hantome</text:p>
          </table:table-cell>
          <table:table-cell office:value-type="string">
            <text:p>Clement</text:p>
          </table:table-cell>
          <table:table-cell office:value-type="string">
            <text:p>MC</text:p>
          </table:table-cell>
          <table:table-cell office:value-type="string">
            <text:p>http://2015.sofifa.org/15/players/60/177953.png</text:p>
          </table:table-cell>
          <table:table-cell office:value-type="string">
            <text:p>Paris SG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mara</text:p>
          </table:table-cell>
          <table:table-cell office:value-type="string">
            <text:p>Zoumana</text:p>
          </table:table-cell>
          <table:table-cell office:value-type="string">
            <text:p>DC</text:p>
          </table:table-cell>
          <table:table-cell office:value-type="string">
            <text:p>http://2015.sofifa.org/15/players/60/2488.png</text:p>
          </table:table-cell>
          <table:table-cell office:value-type="string">
            <text:p>Paris SG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ouchez</text:p>
          </table:table-cell>
          <table:table-cell office:value-type="string">
            <text:p>Nicolas</text:p>
          </table:table-cell>
          <table:table-cell office:value-type="string">
            <text:p>G</text:p>
          </table:table-cell>
          <table:table-cell office:value-type="string">
            <text:p>http://2015.sofifa.org/15/players/60/117063.png</text:p>
          </table:table-cell>
          <table:table-cell office:value-type="string">
            <text:p>Paris SG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ignan</text:p>
          </table:table-cell>
          <table:table-cell office:value-type="string">
            <text:p>Mike</text:p>
          </table:table-cell>
          <table:table-cell office:value-type="string">
            <text:p>G</text:p>
          </table:table-cell>
          <table:table-cell office:value-type="string">
            <text:p>http://2015.sofifa.org/15/players/60/215698.png</text:p>
          </table:table-cell>
          <table:table-cell office:value-type="string">
            <text:p>Paris SG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iaw</text:p>
          </table:table-cell>
          <table:table-cell office:value-type="string">
            <text:p>Mory</text:p>
          </table:table-cell>
          <table:table-cell office:value-type="string">
            <text:p>G</text:p>
          </table:table-cell>
          <table:table-cell/>
          <table:table-cell office:value-type="string">
            <text:p>Paris SG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tep</text:p>
          </table:table-cell>
          <table:table-cell office:value-type="string">
            <text:p>Paul-Georges</text:p>
          </table:table-cell>
          <table:table-cell office:value-type="string">
            <text:p>AIG</text:p>
          </table:table-cell>
          <table:table-cell office:value-type="string">
            <text:p>http://2015.sofifa.org/15/players/60/201533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ana-Biyik</text:p>
          </table:table-cell>
          <table:table-cell office:value-type="string">
            <text:p>Jean-Armel</text:p>
          </table:table-cell>
          <table:table-cell office:value-type="string">
            <text:p>DC</text:p>
          </table:table-cell>
          <table:table-cell office:value-type="string">
            <text:p>http://2015.sofifa.org/15/players/60/183975.png</text:p>
          </table:table-cell>
          <table:table-cell office:value-type="string">
            <text:p>Stade Rennais</text:p>
          </table:table-cell>
          <table:table-cell/>
          <table:table-cell office:value-type="string">
            <text:p>Camerou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Toivonen</text:p>
          </table:table-cell>
          <table:table-cell office:value-type="string">
            <text:p>Ola</text:p>
          </table:table-cell>
          <table:table-cell office:value-type="string">
            <text:p>BU</text:p>
          </table:table-cell>
          <table:table-cell office:value-type="string">
            <text:p>http://2015.sofifa.org/15/players/60/176794.png</text:p>
          </table:table-cell>
          <table:table-cell office:value-type="string">
            <text:p>Stade Rennais</text:p>
          </table:table-cell>
          <table:table-cell office:value-type="string">
            <text:p>Suede</text:p>
          </table:table-cell>
          <table:table-cell office:value-type="string">
            <text:p>Sued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Grosicki</text:p>
          </table:table-cell>
          <table:table-cell office:value-type="string">
            <text:p>Kamil</text:p>
          </table:table-cell>
          <table:table-cell office:value-type="string">
            <text:p>AID</text:p>
          </table:table-cell>
          <table:table-cell office:value-type="string">
            <text:p>http://2015.sofifa.org/15/players/60/177922.png</text:p>
          </table:table-cell>
          <table:table-cell office:value-type="string">
            <text:p>Stade Rennais</text:p>
          </table:table-cell>
          <table:table-cell table:number-columns-repeated="2" office:value-type="string">
            <text:p>Polog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ostil</text:p>
          </table:table-cell>
          <table:table-cell office:value-type="string">
            <text:p>Benoit</text:p>
          </table:table-cell>
          <table:table-cell office:value-type="string">
            <text:p>G</text:p>
          </table:table-cell>
          <table:table-cell office:value-type="string">
            <text:p>http://2015.sofifa.org/15/players/60/158121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rmand</text:p>
          </table:table-cell>
          <table:table-cell office:value-type="string">
            <text:p>Sylvain</text:p>
          </table:table-cell>
          <table:table-cell office:value-type="string">
            <text:p>DC</text:p>
          </table:table-cell>
          <table:table-cell office:value-type="string">
            <text:p>http://2015.sofifa.org/15/players/60/41674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koun</text:p>
          </table:table-cell>
          <table:table-cell office:value-type="string">
            <text:p>Jean II</text:p>
          </table:table-cell>
          <table:table-cell office:value-type="string">
            <text:p>MDC</text:p>
          </table:table-cell>
          <table:table-cell office:value-type="string">
            <text:p>http://2015.sofifa.org/15/players/60/120304.png</text:p>
          </table:table-cell>
          <table:table-cell office:value-type="string">
            <text:p>Stade Rennais</text:p>
          </table:table-cell>
          <table:table-cell table:number-columns-repeated="2" office:value-type="string">
            <text:p>Camerou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oreira</text:p>
          </table:table-cell>
          <table:table-cell office:value-type="string">
            <text:p>Steven</text:p>
          </table:table-cell>
          <table:table-cell office:value-type="string">
            <text:p>DG</text:p>
          </table:table-cell>
          <table:table-cell office:value-type="string">
            <text:p>http://2015.sofifa.org/15/players/60/212401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llee</text:p>
          </table:table-cell>
          <table:table-cell office:value-type="string">
            <text:p>Zana</text:p>
          </table:table-cell>
          <table:table-cell office:value-type="string">
            <text:p>MG</text:p>
          </table:table-cell>
          <table:table-cell office:value-type="string">
            <text:p>http://2015.sofifa.org/15/players/60/192769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'Bengue</text:p>
          </table:table-cell>
          <table:table-cell office:value-type="string">
            <text:p>Cheick</text:p>
          </table:table-cell>
          <table:table-cell office:value-type="string">
            <text:p>DG</text:p>
          </table:table-cell>
          <table:table-cell office:value-type="string">
            <text:p>http://2015.sofifa.org/15/players/60/183395.png</text:p>
          </table:table-cell>
          <table:table-cell office:value-type="string">
            <text:p>Stade Rennais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oucoure</text:p>
          </table:table-cell>
          <table:table-cell office:value-type="string">
            <text:p>Adbdoulaye</text:p>
          </table:table-cell>
          <table:table-cell office:value-type="string">
            <text:p>MC</text:p>
          </table:table-cell>
          <table:table-cell office:value-type="string">
            <text:p>http://2015.sofifa.org/15/players/60/208135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Henrique</text:p>
          </table:table-cell>
          <table:table-cell office:value-type="string">
            <text:p>Pedro</text:p>
          </table:table-cell>
          <table:table-cell office:value-type="string">
            <text:p>MG</text:p>
          </table:table-cell>
          <table:table-cell table:style-name="ce1" office:value-type="string">
            <text:p>http://2015.sofifa.org/15/players/60/207929.png</text:p>
          </table:table-cell>
          <table:table-cell office:value-type="string">
            <text:p>Stade Rennais</text:p>
          </table:table-cell>
          <table:table-cell/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iagne</text:p>
          </table:table-cell>
          <table:table-cell office:value-type="string">
            <text:p>Fallou</text:p>
          </table:table-cell>
          <table:table-cell office:value-type="string">
            <text:p>DC</text:p>
          </table:table-cell>
          <table:table-cell office:value-type="string">
            <text:p>http://2015.sofifa.org/15/players/60/194196.png</text:p>
          </table:table-cell>
          <table:table-cell office:value-type="string">
            <text:p>Stade Rennais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Hosiner</text:p>
          </table:table-cell>
          <table:table-cell office:value-type="string">
            <text:p>Philipp</text:p>
          </table:table-cell>
          <table:table-cell office:value-type="string">
            <text:p>BU</text:p>
          </table:table-cell>
          <table:table-cell office:value-type="string">
            <text:p>http://2015.sofifa.org/15/players/60/204690.png</text:p>
          </table:table-cell>
          <table:table-cell office:value-type="string">
            <text:p>Stade Rennais</text:p>
          </table:table-cell>
          <table:table-cell table:number-columns-repeated="2" office:value-type="string">
            <text:p>Autrich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onradsen</text:p>
          </table:table-cell>
          <table:table-cell office:value-type="string">
            <text:p>Anders</text:p>
          </table:table-cell>
          <table:table-cell office:value-type="string">
            <text:p>MDC</text:p>
          </table:table-cell>
          <table:table-cell office:value-type="string">
            <text:p>http://2015.sofifa.org/15/players/60/187042.png</text:p>
          </table:table-cell>
          <table:table-cell office:value-type="string">
            <text:p>Stade Rennais</text:p>
          </table:table-cell>
          <table:table-cell office:value-type="string">
            <text:p>Norvege</text:p>
          </table:table-cell>
          <table:table-cell office:value-type="string">
            <text:p>Norveg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Habibou</text:p>
          </table:table-cell>
          <table:table-cell office:value-type="string">
            <text:p>Habib</text:p>
          </table:table-cell>
          <table:table-cell office:value-type="string">
            <text:p>BU</text:p>
          </table:table-cell>
          <table:table-cell office:value-type="string">
            <text:p>http://2015.sofifa.org/15/players/60/178177.png</text:p>
          </table:table-cell>
          <table:table-cell office:value-type="string">
            <text:p>Stade Rennais</text:p>
          </table:table-cell>
          <table:table-cell/>
          <table:table-cell office:value-type="string">
            <text:p>Republique Centrafrica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ne</text:p>
          </table:table-cell>
          <table:table-cell office:value-type="string">
            <text:p>Abdoulaye</text:p>
          </table:table-cell>
          <table:table-cell office:value-type="string">
            <text:p>BU</text:p>
          </table:table-cell>
          <table:table-cell office:value-type="string">
            <text:p>http://2015.sofifa.org/15/players/60/206492.png</text:p>
          </table:table-cell>
          <table:table-cell office:value-type="string">
            <text:p>Stade Rennais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rcic</text:p>
          </table:table-cell>
          <table:table-cell office:value-type="string">
            <text:p>Sanjin</text:p>
          </table:table-cell>
          <table:table-cell office:value-type="string">
            <text:p>MOC</text:p>
          </table:table-cell>
          <table:table-cell office:value-type="string">
            <text:p>http://2015.sofifa.org/15/players/60/206167.png</text:p>
          </table:table-cell>
          <table:table-cell office:value-type="string">
            <text:p>Stade Rennais</text:p>
          </table:table-cell>
          <table:table-cell/>
          <table:table-cell office:value-type="string">
            <text:p>Bosnie-Herzegov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ajot</text:p>
          </table:table-cell>
          <table:table-cell office:value-type="string">
            <text:p>Vincent</text:p>
          </table:table-cell>
          <table:table-cell office:value-type="string">
            <text:p>MDC</text:p>
          </table:table-cell>
          <table:table-cell office:value-type="string">
            <text:p>http://2015.sofifa.org/15/players/60/198836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ernandes</text:p>
          </table:table-cell>
          <table:table-cell office:value-type="string">
            <text:p>Gelson</text:p>
          </table:table-cell>
          <table:table-cell office:value-type="string">
            <text:p>MDC</text:p>
          </table:table-cell>
          <table:table-cell office:value-type="string">
            <text:p>http://2015.sofifa.org/15/players/60/158438.png</text:p>
          </table:table-cell>
          <table:table-cell office:value-type="string">
            <text:p>Stade Rennais</text:p>
          </table:table-cell>
          <table:table-cell table:number-columns-repeated="2" office:value-type="string">
            <text:p>Suiss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gando</text:p>
          </table:table-cell>
          <table:table-cell office:value-type="string">
            <text:p>Axel</text:p>
          </table:table-cell>
          <table:table-cell office:value-type="string">
            <text:p>MOC</text:p>
          </table:table-cell>
          <table:table-cell office:value-type="string">
            <text:p>http://2015.sofifa.org/15/players/60/208585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anze</text:p>
          </table:table-cell>
          <table:table-cell office:value-type="string">
            <text:p>Romain</text:p>
          </table:table-cell>
          <table:table-cell office:value-type="string">
            <text:p>DD</text:p>
          </table:table-cell>
          <table:table-cell office:value-type="string">
            <text:p>http://2015.sofifa.org/15/players/60/178251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ndre</text:p>
          </table:table-cell>
          <table:table-cell office:value-type="string">
            <text:p>Benjamin</text:p>
          </table:table-cell>
          <table:table-cell office:value-type="string">
            <text:p>MG</text:p>
          </table:table-cell>
          <table:table-cell office:value-type="string">
            <text:p>http://2015.sofifa.org/15/players/60/190674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exer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196801.png</text:p>
          </table:table-cell>
          <table:table-cell office:value-type="string">
            <text:p>Stade Rennais</text:p>
          </table:table-cell>
          <table:table-cell/>
          <table:table-cell office:value-type="string">
            <text:p>Mozambi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orin</text:p>
          </table:table-cell>
          <table:table-cell office:value-type="string">
            <text:p>Olivier</text:p>
          </table:table-cell>
          <table:table-cell office:value-type="string">
            <text:p>G</text:p>
          </table:table-cell>
          <table:table-cell office:value-type="string">
            <text:p>http://2015.sofifa.org/15/players/60/116335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Hunou</text:p>
          </table:table-cell>
          <table:table-cell office:value-type="string">
            <text:p>Adrien</text:p>
          </table:table-cell>
          <table:table-cell office:value-type="string">
            <text:p>MG</text:p>
          </table:table-cell>
          <table:table-cell office:value-type="string">
            <text:p>http://2015.sofifa.org/15/players/60/215245.png</text:p>
          </table:table-cell>
          <table:table-cell office:value-type="string">
            <text:p>Stade Rennai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Zajkov</text:p>
          </table:table-cell>
          <table:table-cell office:value-type="string">
            <text:p>Gjoko</text:p>
          </table:table-cell>
          <table:table-cell office:value-type="string">
            <text:p>DC</text:p>
          </table:table-cell>
          <table:table-cell/>
          <table:table-cell office:value-type="string">
            <text:p>Stade Rennais</text:p>
          </table:table-cell>
          <table:table-cell/>
          <table:table-cell office:value-type="string">
            <text:p>Macedoin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ruls</text:p>
          </table:table-cell>
          <table:table-cell office:value-type="string">
            <text:p>Christian</text:p>
          </table:table-cell>
          <table:table-cell office:value-type="string">
            <text:p>MG</text:p>
          </table:table-cell>
          <table:table-cell office:value-type="string">
            <text:p>http://2015.sofifa.org/15/players/60/180255.png</text:p>
          </table:table-cell>
          <table:table-cell office:value-type="string">
            <text:p>Stade Rennais</text:p>
          </table:table-cell>
          <table:table-cell/>
          <table:table-cell office:value-type="string">
            <text:p>Belgiqu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Feret</text:p>
          </table:table-cell>
          <table:table-cell office:value-type="string">
            <text:p>Julien</text:p>
          </table:table-cell>
          <table:table-cell office:value-type="string">
            <text:p>MOC</text:p>
          </table:table-cell>
          <table:table-cell office:value-type="string">
            <text:p>http://2015.sofifa.org/15/players/60/163804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ppiah</text:p>
          </table:table-cell>
          <table:table-cell office:value-type="string">
            <text:p>Dennis</text:p>
          </table:table-cell>
          <table:table-cell office:value-type="string">
            <text:p>DG</text:p>
          </table:table-cell>
          <table:table-cell office:value-type="string">
            <text:p>http://2015.sofifa.org/15/players/60/199191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ez</text:p>
          </table:table-cell>
          <table:table-cell office:value-type="string">
            <text:p>Jose</text:p>
          </table:table-cell>
          <table:table-cell office:value-type="string">
            <text:p>MC</text:p>
          </table:table-cell>
          <table:table-cell office:value-type="string">
            <text:p>http://2015.sofifa.org/15/players/60/100330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oita</text:p>
          </table:table-cell>
          <table:table-cell office:value-type="string">
            <text:p>Bengali-Fode</text:p>
          </table:table-cell>
          <table:table-cell office:value-type="string">
            <text:p>AID</text:p>
          </table:table-cell>
          <table:table-cell office:value-type="string">
            <text:p>http://2015.sofifa.org/15/players/60/189561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Nangis</text:p>
          </table:table-cell>
          <table:table-cell office:value-type="string">
            <text:p>Lenny</text:p>
          </table:table-cell>
          <table:table-cell office:value-type="string">
            <text:p>AIG</text:p>
          </table:table-cell>
          <table:table-cell office:value-type="string">
            <text:p>http://2015.sofifa.org/15/players/60/205641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ierre</text:p>
          </table:table-cell>
          <table:table-cell office:value-type="string">
            <text:p>Jean-Jacques</text:p>
          </table:table-cell>
          <table:table-cell office:value-type="string">
            <text:p>DC</text:p>
          </table:table-cell>
          <table:table-cell office:value-type="string">
            <text:p>http://2015.sofifa.org/15/players/60/173483.png</text:p>
          </table:table-cell>
          <table:table-cell office:value-type="string">
            <text:p>SM Caen</text:p>
          </table:table-cell>
          <table:table-cell/>
          <table:table-cell office:value-type="string">
            <text:p>Haiti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erquis</text:p>
          </table:table-cell>
          <table:table-cell office:value-type="string">
            <text:p>Damien</text:p>
          </table:table-cell>
          <table:table-cell office:value-type="string">
            <text:p>G</text:p>
          </table:table-cell>
          <table:table-cell office:value-type="string">
            <text:p>http://2015.sofifa.org/15/players/60/116917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Lemar</text:p>
          </table:table-cell>
          <table:table-cell office:value-type="string">
            <text:p>Thomas</text:p>
          </table:table-cell>
          <table:table-cell office:value-type="string">
            <text:p>MC</text:p>
          </table:table-cell>
          <table:table-cell office:value-type="string">
            <text:p>http://2015.sofifa.org/15/players/60/213565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eube</text:p>
          </table:table-cell>
          <table:table-cell office:value-type="string">
            <text:p>Nicolas</text:p>
          </table:table-cell>
          <table:table-cell office:value-type="string">
            <text:p>MDC</text:p>
          </table:table-cell>
          <table:table-cell office:value-type="string">
            <text:p>http://2015.sofifa.org/15/players/60/50908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Calve</text:p>
          </table:table-cell>
          <table:table-cell office:value-type="string">
            <text:p>Jean</text:p>
          </table:table-cell>
          <table:table-cell office:value-type="string">
            <text:p>DD</text:p>
          </table:table-cell>
          <table:table-cell office:value-type="string">
            <text:p>http://2015.sofifa.org/15/players/60/176480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Kante</text:p>
          </table:table-cell>
          <table:table-cell office:value-type="string">
            <text:p>N'Golo</text:p>
          </table:table-cell>
          <table:table-cell office:value-type="string">
            <text:p>MC</text:p>
          </table:table-cell>
          <table:table-cell office:value-type="string">
            <text:p>http://2015.sofifa.org/15/players/60/215914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Privat</text:p>
          </table:table-cell>
          <table:table-cell office:value-type="string">
            <text:p>Sloan</text:p>
          </table:table-cell>
          <table:table-cell office:value-type="string">
            <text:p>BU</text:p>
          </table:table-cell>
          <table:table-cell office:value-type="string">
            <text:p>http://2015.sofifa.org/15/players/60/187051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aspentino</text:p>
          </table:table-cell>
          <table:table-cell office:value-type="string">
            <text:p>Florian</text:p>
          </table:table-cell>
          <table:table-cell office:value-type="string">
            <text:p>MDR</text:p>
          </table:table-cell>
          <table:table-cell office:value-type="string">
            <text:p>http://2015.sofifa.org/15/players/60/204260.png</text:p>
          </table:table-cell>
          <table:table-cell office:value-type="string">
            <text:p>SM Caen</text:p>
          </table:table-cell>
          <table:table-cell/>
          <table:table-cell office:value-type="string">
            <text:p>Algeri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uhamel</text:p>
          </table:table-cell>
          <table:table-cell office:value-type="string">
            <text:p>Mathieu</text:p>
          </table:table-cell>
          <table:table-cell office:value-type="string">
            <text:p>BU</text:p>
          </table:table-cell>
          <table:table-cell office:value-type="string">
            <text:p>http://2015.sofifa.org/15/players/60/199378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Vercoutre</text:p>
          </table:table-cell>
          <table:table-cell office:value-type="string">
            <text:p>Remy</text:p>
          </table:table-cell>
          <table:table-cell office:value-type="string">
            <text:p>G</text:p>
          </table:table-cell>
          <table:table-cell office:value-type="string">
            <text:p>http://2015.sofifa.org/15/players/60/5594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aineau</text:p>
          </table:table-cell>
          <table:table-cell office:value-type="string">
            <text:p>Alexandre</text:p>
          </table:table-cell>
          <table:table-cell office:value-type="string">
            <text:p>DG</text:p>
          </table:table-cell>
          <table:table-cell office:value-type="string">
            <text:p>http://2015.sofifa.org/15/players/60/177568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Reulet</text:p>
          </table:table-cell>
          <table:table-cell office:value-type="string">
            <text:p>Paul</text:p>
          </table:table-cell>
          <table:table-cell office:value-type="string">
            <text:p>G</text:p>
          </table:table-cell>
          <table:table-cell office:value-type="string">
            <text:p>http://2015.sofifa.org/15/players/60/210579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eaulieu</text:p>
          </table:table-cell>
          <table:table-cell office:value-type="string">
            <text:p>Jonathan</text:p>
          </table:table-cell>
          <table:table-cell office:value-type="string">
            <text:p>MC</text:p>
          </table:table-cell>
          <table:table-cell office:value-type="string">
            <text:p>http://2015.sofifa.org/15/players/60/215738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Adeoti</text:p>
          </table:table-cell>
          <table:table-cell office:value-type="string">
            <text:p>Jordan</text:p>
          </table:table-cell>
          <table:table-cell office:value-type="string">
            <text:p>MDC</text:p>
          </table:table-cell>
          <table:table-cell office:value-type="string">
            <text:p>http://2015.sofifa.org/15/players/60/209691.png</text:p>
          </table:table-cell>
          <table:table-cell office:value-type="string">
            <text:p>SM Caen</text:p>
          </table:table-cell>
          <table:table-cell/>
          <table:table-cell office:value-type="string">
            <text:p>Beni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Da Silva</text:p>
          </table:table-cell>
          <table:table-cell office:value-type="string">
            <text:p>Damien</text:p>
          </table:table-cell>
          <table:table-cell office:value-type="string">
            <text:p>DC</text:p>
          </table:table-cell>
          <table:table-cell office:value-type="string">
            <text:p>http://2015.sofifa.org/15/players/60/179789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Imorou</text:p>
          </table:table-cell>
          <table:table-cell office:value-type="string">
            <text:p>Emmanuel</text:p>
          </table:table-cell>
          <table:table-cell office:value-type="string">
            <text:p>DG</text:p>
          </table:table-cell>
          <table:table-cell office:value-type="string">
            <text:p>http://2015.sofifa.org/15/players/60/188824.png</text:p>
          </table:table-cell>
          <table:table-cell office:value-type="string">
            <text:p>SM Caen</text:p>
          </table:table-cell>
          <table:table-cell/>
          <table:table-cell office:value-type="string">
            <text:p>Beni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Saad</text:p>
          </table:table-cell>
          <table:table-cell office:value-type="string">
            <text:p>Felipe</text:p>
          </table:table-cell>
          <table:table-cell office:value-type="string">
            <text:p>DC</text:p>
          </table:table-cell>
          <table:table-cell office:value-type="string">
            <text:p>http://2015.sofifa.org/15/players/60/152870.png</text:p>
          </table:table-cell>
          <table:table-cell office:value-type="string">
            <text:p>SM Caen</text:p>
          </table:table-cell>
          <table:table-cell/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usavu-King</text:p>
          </table:table-cell>
          <table:table-cell office:value-type="string">
            <text:p>Yroundu</text:p>
          </table:table-cell>
          <table:table-cell office:value-type="string">
            <text:p>DC</text:p>
          </table:table-cell>
          <table:table-cell office:value-type="string">
            <text:p>http://2015.sofifa.org/15/players/60/209890.png</text:p>
          </table:table-cell>
          <table:table-cell office:value-type="string">
            <text:p>SM Caen</text:p>
          </table:table-cell>
          <table:table-cell/>
          <table:table-cell office:value-type="string">
            <text:p>Gabon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Bazile</text:p>
          </table:table-cell>
          <table:table-cell office:value-type="string">
            <text:p>Herve</text:p>
          </table:table-cell>
          <table:table-cell office:value-type="string">
            <text:p>BU</text:p>
          </table:table-cell>
          <table:table-cell office:value-type="string">
            <text:p>http://2015.sofifa.org/15/players/60/190659.png</text:p>
          </table:table-cell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2">
          <table:table-cell office:value-type="string">
            <text:p>Mandanda</text:p>
          </table:table-cell>
          <table:table-cell office:value-type="string">
            <text:p>Riffi</text:p>
          </table:table-cell>
          <table:table-cell office:value-type="string">
            <text:p>G</text:p>
          </table:table-cell>
          <table:table-cell/>
          <table:table-cell office:value-type="string">
            <text:p>SM Caen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Guerreiro</text:p>
          </table:table-cell>
          <table:table-cell office:value-type="string">
            <text:p>Raphael</text:p>
          </table:table-cell>
          <table:table-cell office:value-type="string">
            <text:p>DG</text:p>
          </table:table-cell>
          <table:table-cell office:value-type="string">
            <text:p>http://2015.sofifa.org/15/players/60/209889.png</text:p>
          </table:table-cell>
          <table:table-cell office:value-type="string">
            <text:p>FC Lorient</text:p>
          </table:table-cell>
          <table:table-cell/>
          <table:table-cell office:value-type="string">
            <text:p>Portugal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Ayew</text:p>
          </table:table-cell>
          <table:table-cell office:value-type="string">
            <text:p>Jordan</text:p>
          </table:table-cell>
          <table:table-cell office:value-type="string">
            <text:p>BU</text:p>
          </table:table-cell>
          <table:table-cell office:value-type="string">
            <text:p>http://2015.sofifa.org/15/players/60/197756.png</text:p>
          </table:table-cell>
          <table:table-cell office:value-type="string">
            <text:p>FC Lorient</text:p>
          </table:table-cell>
          <table:table-cell/>
          <table:table-cell office:value-type="string">
            <text:p>Ghana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Reale</text:p>
          </table:table-cell>
          <table:table-cell office:value-type="string">
            <text:p>Enzo</text:p>
          </table:table-cell>
          <table:table-cell office:value-type="string">
            <text:p>MC</text:p>
          </table:table-cell>
          <table:table-cell office:value-type="string">
            <text:p>http://2015.sofifa.org/15/players/60/197768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Traore</text:p>
          </table:table-cell>
          <table:table-cell office:value-type="string">
            <text:p>Alain</text:p>
          </table:table-cell>
          <table:table-cell office:value-type="string">
            <text:p>MC</text:p>
          </table:table-cell>
          <table:table-cell office:value-type="string">
            <text:p>http://2015.sofifa.org/15/players/60/178036.png</text:p>
          </table:table-cell>
          <table:table-cell office:value-type="string">
            <text:p>FC Lorient</text:p>
          </table:table-cell>
          <table:table-cell/>
          <table:table-cell office:value-type="string">
            <text:p>Burkina Faso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Sunu</text:p>
          </table:table-cell>
          <table:table-cell office:value-type="string">
            <text:p>Gilles</text:p>
          </table:table-cell>
          <table:table-cell office:value-type="string">
            <text:p>MDR</text:p>
          </table:table-cell>
          <table:table-cell office:value-type="string">
            <text:p>http://2015.sofifa.org/15/players/60/186161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Mostefa</text:p>
          </table:table-cell>
          <table:table-cell office:value-type="string">
            <text:p>Mehdi</text:p>
          </table:table-cell>
          <table:table-cell office:value-type="string">
            <text:p>MDC</text:p>
          </table:table-cell>
          <table:table-cell office:value-type="string">
            <text:p>http://2015.sofifa.org/15/players/60/188765.png</text:p>
          </table:table-cell>
          <table:table-cell office:value-type="string">
            <text:p>FC Lorient</text:p>
          </table:table-cell>
          <table:table-cell/>
          <table:table-cell office:value-type="string">
            <text:p>Algeri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Lecomte</text:p>
          </table:table-cell>
          <table:table-cell office:value-type="string">
            <text:p>Benjamin</text:p>
          </table:table-cell>
          <table:table-cell office:value-type="string">
            <text:p>G</text:p>
          </table:table-cell>
          <table:table-cell office:value-type="string">
            <text:p>http://2015.sofifa.org/15/players/60/200726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Jouffre</text:p>
          </table:table-cell>
          <table:table-cell office:value-type="string">
            <text:p>Yann</text:p>
          </table:table-cell>
          <table:table-cell office:value-type="string">
            <text:p>MDR</text:p>
          </table:table-cell>
          <table:table-cell office:value-type="string">
            <text:p>http://2015.sofifa.org/15/players/60/137960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Autret</text:p>
          </table:table-cell>
          <table:table-cell office:value-type="string">
            <text:p>Mathias</text:p>
          </table:table-cell>
          <table:table-cell office:value-type="string">
            <text:p>AIG</text:p>
          </table:table-cell>
          <table:table-cell office:value-type="string">
            <text:p>http://2015.sofifa.org/15/players/60/198348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Abdullah</text:p>
          </table:table-cell>
          <table:table-cell office:value-type="string">
            <text:p>Raffidine</text:p>
          </table:table-cell>
          <table:table-cell office:value-type="string">
            <text:p>MDC</text:p>
          </table:table-cell>
          <table:table-cell office:value-type="string">
            <text:p>http://2015.sofifa.org/15/players/60/208384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Robert</text:p>
          </table:table-cell>
          <table:table-cell office:value-type="string">
            <text:p>Fabien</text:p>
          </table:table-cell>
          <table:table-cell office:value-type="string">
            <text:p>BU</text:p>
          </table:table-cell>
          <table:table-cell office:value-type="string">
            <text:p>http://2015.sofifa.org/15/players/60/186722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Diallo</text:p>
          </table:table-cell>
          <table:table-cell office:value-type="string">
            <text:p>Sadio</text:p>
          </table:table-cell>
          <table:table-cell office:value-type="string">
            <text:p>BU</text:p>
          </table:table-cell>
          <table:table-cell office:value-type="string">
            <text:p>http://2015.sofifa.org/15/players/60/204171.png</text:p>
          </table:table-cell>
          <table:table-cell office:value-type="string">
            <text:p>FC Lorient</text:p>
          </table:table-cell>
          <table:table-cell/>
          <table:table-cell office:value-type="string">
            <text:p>Guine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Pedrinho</text:p>
          </table:table-cell>
          <table:table-cell/>
          <table:table-cell office:value-type="string">
            <text:p>DD</text:p>
          </table:table-cell>
          <table:table-cell office:value-type="string">
            <text:p>http://2015.sofifa.org/15/players/60/186823.png</text:p>
          </table:table-cell>
          <table:table-cell office:value-type="string">
            <text:p>FC Lorient</text:p>
          </table:table-cell>
          <table:table-cell/>
          <table:table-cell office:value-type="string">
            <text:p>Portugal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Jeannot</text:p>
          </table:table-cell>
          <table:table-cell office:value-type="string">
            <text:p>Benjamin</text:p>
          </table:table-cell>
          <table:table-cell office:value-type="string">
            <text:p>BU</text:p>
          </table:table-cell>
          <table:table-cell office:value-type="string">
            <text:p>http://2015.sofifa.org/15/players/60/193226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Gassama</text:p>
          </table:table-cell>
          <table:table-cell office:value-type="string">
            <text:p>Lamine</text:p>
          </table:table-cell>
          <table:table-cell office:value-type="string">
            <text:p>DD</text:p>
          </table:table-cell>
          <table:table-cell office:value-type="string">
            <text:p>http://2015.sofifa.org/15/players/60/189944.png</text:p>
          </table:table-cell>
          <table:table-cell office:value-type="string">
            <text:p>FC Lorient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Wachter</text:p>
          </table:table-cell>
          <table:table-cell office:value-type="string">
            <text:p>Yohan</text:p>
          </table:table-cell>
          <table:table-cell office:value-type="string">
            <text:p>DC</text:p>
          </table:table-cell>
          <table:table-cell office:value-type="string">
            <text:p>http://2015.sofifa.org/15/players/60/215488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Coutadeur</text:p>
          </table:table-cell>
          <table:table-cell office:value-type="string">
            <text:p>Mathieu</text:p>
          </table:table-cell>
          <table:table-cell office:value-type="string">
            <text:p>MC</text:p>
          </table:table-cell>
          <table:table-cell office:value-type="string">
            <text:p>http://2015.sofifa.org/15/players/60/177482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Kone</text:p>
          </table:table-cell>
          <table:table-cell office:value-type="string">
            <text:p>Lamine</text:p>
          </table:table-cell>
          <table:table-cell office:value-type="string">
            <text:p>DC</text:p>
          </table:table-cell>
          <table:table-cell office:value-type="string">
            <text:p>http://2015.sofifa.org/15/players/60/184082.png</text:p>
          </table:table-cell>
          <table:table-cell office:value-type="string">
            <text:p>FC Lorient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Lautoa</text:p>
          </table:table-cell>
          <table:table-cell office:value-type="string">
            <text:p>Wesley</text:p>
          </table:table-cell>
          <table:table-cell office:value-type="string">
            <text:p>DC</text:p>
          </table:table-cell>
          <table:table-cell office:value-type="string">
            <text:p>http://2015.sofifa.org/15/players/60/199511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Audard</text:p>
          </table:table-cell>
          <table:table-cell office:value-type="string">
            <text:p>Fabien</text:p>
          </table:table-cell>
          <table:table-cell office:value-type="string">
            <text:p>G</text:p>
          </table:table-cell>
          <table:table-cell office:value-type="string">
            <text:p>http://2015.sofifa.org/15/players/60/111477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Mesloub</text:p>
          </table:table-cell>
          <table:table-cell office:value-type="string">
            <text:p>Walid</text:p>
          </table:table-cell>
          <table:table-cell office:value-type="string">
            <text:p>MOC</text:p>
          </table:table-cell>
          <table:table-cell office:value-type="string">
            <text:p>http://2015.sofifa.org/15/players/60/192824.png</text:p>
          </table:table-cell>
          <table:table-cell office:value-type="string">
            <text:p>FC Lorient</text:p>
          </table:table-cell>
          <table:table-cell/>
          <table:table-cell office:value-type="string">
            <text:p>Algeri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Quercia</text:p>
          </table:table-cell>
          <table:table-cell office:value-type="string">
            <text:p>Julien</text:p>
          </table:table-cell>
          <table:table-cell office:value-type="string">
            <text:p>BU</text:p>
          </table:table-cell>
          <table:table-cell office:value-type="string">
            <text:p>http://2015.sofifa.org/15/players/60/176482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Lavigne</text:p>
          </table:table-cell>
          <table:table-cell office:value-type="string">
            <text:p>Valentin</text:p>
          </table:table-cell>
          <table:table-cell office:value-type="string">
            <text:p>MDR</text:p>
          </table:table-cell>
          <table:table-cell/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Chaigneau</text:p>
          </table:table-cell>
          <table:table-cell office:value-type="string">
            <text:p>Florent</text:p>
          </table:table-cell>
          <table:table-cell office:value-type="string">
            <text:p>G</text:p>
          </table:table-cell>
          <table:table-cell office:value-type="string">
            <text:p>http://2015.sofifa.org/15/players/60/134881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Bellugou</text:p>
          </table:table-cell>
          <table:table-cell office:value-type="string">
            <text:p>Francois</text:p>
          </table:table-cell>
          <table:table-cell office:value-type="string">
            <text:p>DC</text:p>
          </table:table-cell>
          <table:table-cell office:value-type="string">
            <text:p>http://2015.sofifa.org/15/players/60/181559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Le Goff</text:p>
          </table:table-cell>
          <table:table-cell office:value-type="string">
            <text:p>Vincent</text:p>
          </table:table-cell>
          <table:table-cell office:value-type="string">
            <text:p>DG</text:p>
          </table:table-cell>
          <table:table-cell office:value-type="string">
            <text:p>http://2015.sofifa.org/15/players/60/193148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Barthelme</text:p>
          </table:table-cell>
          <table:table-cell office:value-type="string">
            <text:p>Maxime</text:p>
          </table:table-cell>
          <table:table-cell office:value-type="string">
            <text:p>MG</text:p>
          </table:table-cell>
          <table:table-cell office:value-type="string">
            <text:p>http://2015.sofifa.org/15/players/60/192608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Toure</text:p>
          </table:table-cell>
          <table:table-cell office:value-type="string">
            <text:p>Cheick</text:p>
          </table:table-cell>
          <table:table-cell office:value-type="string">
            <text:p>DC</text:p>
          </table:table-cell>
          <table:table-cell office:value-type="string">
            <text:p>http://2015.sofifa.org/15/players/60/206100.png</text:p>
          </table:table-cell>
          <table:table-cell office:value-type="string">
            <text:p>FC Lorient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Beauverger</text:p>
          </table:table-cell>
          <table:table-cell office:value-type="string">
            <text:p>Kevin</text:p>
          </table:table-cell>
          <table:table-cell office:value-type="string">
            <text:p>DG</text:p>
          </table:table-cell>
          <table:table-cell/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Pele</text:p>
          </table:table-cell>
          <table:table-cell office:value-type="string">
            <text:p>Bryan</text:p>
          </table:table-cell>
          <table:table-cell office:value-type="string">
            <text:p>MG</text:p>
          </table:table-cell>
          <table:table-cell office:value-type="string">
            <text:p>http://2015.sofifa.org/15/players/60/216482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Sy</text:p>
          </table:table-cell>
          <table:table-cell office:value-type="string">
            <text:p>Ibrahima</text:p>
          </table:table-cell>
          <table:table-cell office:value-type="string">
            <text:p>G</text:p>
          </table:table-cell>
          <table:table-cell/>
          <table:table-cell office:value-type="string">
            <text:p>FC Lorient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Lavenant</text:p>
          </table:table-cell>
          <table:table-cell office:value-type="string">
            <text:p>Pierre</text:p>
          </table:table-cell>
          <table:table-cell office:value-type="string">
            <text:p>MC</text:p>
          </table:table-cell>
          <table:table-cell office:value-type="string">
            <text:p>http://2015.sofifa.org/15/players/60/220830.png</text:p>
          </table:table-cell>
          <table:table-cell office:value-type="string">
            <text:p>FC Lorient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Batshuayi</text:p>
          </table:table-cell>
          <table:table-cell office:value-type="string">
            <text:p>Michy</text:p>
          </table:table-cell>
          <table:table-cell office:value-type="string">
            <text:p>BU</text:p>
          </table:table-cell>
          <table:table-cell office:value-type="string">
            <text:p>http://2015.sofifa.org/15/players/60/204529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Belgiqu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Thauvin</text:p>
          </table:table-cell>
          <table:table-cell office:value-type="string">
            <text:p>Florian</text:p>
          </table:table-cell>
          <table:table-cell office:value-type="string">
            <text:p>MDR</text:p>
          </table:table-cell>
          <table:table-cell office:value-type="string">
            <text:p>http://2015.sofifa.org/15/players/60/204970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Nkoulou</text:p>
          </table:table-cell>
          <table:table-cell office:value-type="string">
            <text:p>Nicolas</text:p>
          </table:table-cell>
          <table:table-cell office:value-type="string">
            <text:p>DC</text:p>
          </table:table-cell>
          <table:table-cell office:value-type="string">
            <text:p>http://2015.sofifa.org/15/players/60/188829.png</text:p>
          </table:table-cell>
          <table:table-cell office:value-type="string">
            <text:p>Olympique de Marseille</text:p>
          </table:table-cell>
          <table:table-cell table:number-columns-repeated="2" office:value-type="string">
            <text:p>Cameroun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Gignac</text:p>
          </table:table-cell>
          <table:table-cell office:value-type="string">
            <text:p>Andre-Pierre</text:p>
          </table:table-cell>
          <table:table-cell office:value-type="string">
            <text:p>BU</text:p>
          </table:table-cell>
          <table:table-cell office:value-type="string">
            <text:p>http://2015.sofifa.org/15/players/60/153244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Imbula</text:p>
          </table:table-cell>
          <table:table-cell office:value-type="string">
            <text:p>Giannelli</text:p>
          </table:table-cell>
          <table:table-cell office:value-type="string">
            <text:p>MDC</text:p>
          </table:table-cell>
          <table:table-cell office:value-type="string">
            <text:p>http://2015.sofifa.org/15/players/60/197681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Ayew</text:p>
          </table:table-cell>
          <table:table-cell office:value-type="string">
            <text:p>Andre</text:p>
          </table:table-cell>
          <table:table-cell office:value-type="string">
            <text:p>MG</text:p>
          </table:table-cell>
          <table:table-cell office:value-type="string">
            <text:p>http://2015.sofifa.org/15/players/60/176571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Ghana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Mendy</text:p>
          </table:table-cell>
          <table:table-cell office:value-type="string">
            <text:p>Benjamin</text:p>
          </table:table-cell>
          <table:table-cell office:value-type="string">
            <text:p>DG</text:p>
          </table:table-cell>
          <table:table-cell office:value-type="string">
            <text:p>http://2015.sofifa.org/15/players/60/204884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Alessandrini</text:p>
          </table:table-cell>
          <table:table-cell office:value-type="string">
            <text:p>Romain</text:p>
          </table:table-cell>
          <table:table-cell office:value-type="string">
            <text:p>MG</text:p>
          </table:table-cell>
          <table:table-cell office:value-type="string">
            <text:p>http://2015.sofifa.org/15/players/60/184575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Mandanda</text:p>
          </table:table-cell>
          <table:table-cell office:value-type="string">
            <text:p>Steve</text:p>
          </table:table-cell>
          <table:table-cell office:value-type="string">
            <text:p>G</text:p>
          </table:table-cell>
          <table:table-cell office:value-type="string">
            <text:p>http://2015.sofifa.org/15/players/60/163705.png</text:p>
          </table:table-cell>
          <table:table-cell office:value-type="string">
            <text:p>Olympique de Marseille</text:p>
          </table:table-cell>
          <table:table-cell table:number-columns-repeated="2"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Payet</text:p>
          </table:table-cell>
          <table:table-cell office:value-type="string">
            <text:p>Dimitri</text:p>
          </table:table-cell>
          <table:table-cell office:value-type="string">
            <text:p>MG</text:p>
          </table:table-cell>
          <table:table-cell office:value-type="string">
            <text:p>http://2015.sofifa.org/15/players/60/177388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Fanni</text:p>
          </table:table-cell>
          <table:table-cell office:value-type="string">
            <text:p>Rod</text:p>
          </table:table-cell>
          <table:table-cell office:value-type="string">
            <text:p>DD</text:p>
          </table:table-cell>
          <table:table-cell office:value-type="string">
            <text:p>http://2015.sofifa.org/15/players/60/116308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Barrada</text:p>
          </table:table-cell>
          <table:table-cell office:value-type="string">
            <text:p>Abdelaziz</text:p>
          </table:table-cell>
          <table:table-cell office:value-type="string">
            <text:p>MOC</text:p>
          </table:table-cell>
          <table:table-cell office:value-type="string">
            <text:p>http://2015.sofifa.org/15/players/60/192274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Maroc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Omrani</text:p>
          </table:table-cell>
          <table:table-cell office:value-type="string">
            <text:p>Billel</text:p>
          </table:table-cell>
          <table:table-cell office:value-type="string">
            <text:p>BU</text:p>
          </table:table-cell>
          <table:table-cell office:value-type="string">
            <text:p>http://2015.sofifa.org/15/players/60/204895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Dja Djedje</text:p>
          </table:table-cell>
          <table:table-cell office:value-type="string">
            <text:p>Brice</text:p>
          </table:table-cell>
          <table:table-cell office:value-type="string">
            <text:p>DD</text:p>
          </table:table-cell>
          <table:table-cell office:value-type="string">
            <text:p>http://2015.sofifa.org/15/players/60/199286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Morel</text:p>
          </table:table-cell>
          <table:table-cell office:value-type="string">
            <text:p>Jeremy</text:p>
          </table:table-cell>
          <table:table-cell office:value-type="string">
            <text:p>DG</text:p>
          </table:table-cell>
          <table:table-cell office:value-type="string">
            <text:p>http://2015.sofifa.org/15/players/60/139860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Samba</text:p>
          </table:table-cell>
          <table:table-cell office:value-type="string">
            <text:p>Brice</text:p>
          </table:table-cell>
          <table:table-cell office:value-type="string">
            <text:p>G</text:p>
          </table:table-cell>
          <table:table-cell office:value-type="string">
            <text:p>http://2015.sofifa.org/15/players/60/204883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Republique du Congo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Romao</text:p>
          </table:table-cell>
          <table:table-cell office:value-type="string">
            <text:p>Alaixys</text:p>
          </table:table-cell>
          <table:table-cell office:value-type="string">
            <text:p>MDC</text:p>
          </table:table-cell>
          <table:table-cell office:value-type="string">
            <text:p>http://2015.sofifa.org/15/players/60/159175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Togo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Lemina</text:p>
          </table:table-cell>
          <table:table-cell office:value-type="string">
            <text:p>Mario</text:p>
          </table:table-cell>
          <table:table-cell office:value-type="string">
            <text:p>MC</text:p>
          </table:table-cell>
          <table:table-cell office:value-type="string">
            <text:p>http://2015.sofifa.org/15/players/60/212811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Alef</text:p>
          </table:table-cell>
          <table:table-cell/>
          <table:table-cell office:value-type="string">
            <text:p>MDC</text:p>
          </table:table-cell>
          <table:table-cell office:value-type="string">
            <text:p>http://2015.sofifa.org/15/players/60/213902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N'Doumbou</text:p>
          </table:table-cell>
          <table:table-cell office:value-type="string">
            <text:p>Alexander</text:p>
          </table:table-cell>
          <table:table-cell office:value-type="string">
            <text:p>AIG</text:p>
          </table:table-cell>
          <table:table-cell office:value-type="string">
            <text:p>http://2015.sofifa.org/15/players/60/193713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Gabon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Cheyrou</text:p>
          </table:table-cell>
          <table:table-cell office:value-type="string">
            <text:p>Benoit</text:p>
          </table:table-cell>
          <table:table-cell office:value-type="string">
            <text:p>MDC</text:p>
          </table:table-cell>
          <table:table-cell office:value-type="string">
            <text:p>http://2015.sofifa.org/15/players/60/41734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Aloe</text:p>
          </table:table-cell>
          <table:table-cell office:value-type="string">
            <text:p>Baptiste</text:p>
          </table:table-cell>
          <table:table-cell office:value-type="string">
            <text:p>DC</text:p>
          </table:table-cell>
          <table:table-cell office:value-type="string">
            <text:p>http://2015.sofifa.org/15/players/60/208834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Andonian</text:p>
          </table:table-cell>
          <table:table-cell office:value-type="string">
            <text:p>Gael</text:p>
          </table:table-cell>
          <table:table-cell office:value-type="string">
            <text:p>DC</text:p>
          </table:table-cell>
          <table:table-cell office:value-type="string">
            <text:p>http://2015.sofifa.org/15/players/60/211690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Sparagna</text:p>
          </table:table-cell>
          <table:table-cell office:value-type="string">
            <text:p>Stephane</text:p>
          </table:table-cell>
          <table:table-cell office:value-type="string">
            <text:p>DC</text:p>
          </table:table-cell>
          <table:table-cell/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Tuiloma</text:p>
          </table:table-cell>
          <table:table-cell office:value-type="string">
            <text:p>Bill</text:p>
          </table:table-cell>
          <table:table-cell office:value-type="string">
            <text:p>DC</text:p>
          </table:table-cell>
          <table:table-cell/>
          <table:table-cell office:value-type="string">
            <text:p>Olympique de Marseille</text:p>
          </table:table-cell>
          <table:table-cell office:value-type="string">
            <text:p>Nouvelle-Zelande</text:p>
          </table:table-cell>
          <table:table-cell office:value-type="string">
            <text:p>Nouvelle-Zeland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Fabri</text:p>
          </table:table-cell>
          <table:table-cell office:value-type="string">
            <text:p>Julien</text:p>
          </table:table-cell>
          <table:table-cell office:value-type="string">
            <text:p>G</text:p>
          </table:table-cell>
          <table:table-cell/>
          <table:table-cell office:value-type="string">
            <text:p>Olympique de Marseille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Bangoura</text:p>
          </table:table-cell>
          <table:table-cell office:value-type="string">
            <text:p>Momar</text:p>
          </table:table-cell>
          <table:table-cell office:value-type="string">
            <text:p>MDC</text:p>
          </table:table-cell>
          <table:table-cell office:value-type="string">
            <text:p>http://2015.sofifa.org/15/players/60/208775.png</text:p>
          </table:table-cell>
          <table:table-cell office:value-type="string">
            <text:p>Olympique de Marseille</text:p>
          </table:table-cell>
          <table:table-cell/>
          <table:table-cell office:value-type="string">
            <text:p>Senegal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Agassa</text:p>
          </table:table-cell>
          <table:table-cell office:value-type="string">
            <text:p>Kossi</text:p>
          </table:table-cell>
          <table:table-cell office:value-type="string">
            <text:p>G</text:p>
          </table:table-cell>
          <table:table-cell office:value-type="string">
            <text:p>http://2015.sofifa.org/15/players/60/137763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Togo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Conte</text:p>
          </table:table-cell>
          <table:table-cell office:value-type="string">
            <text:p>Antoine</text:p>
          </table:table-cell>
          <table:table-cell office:value-type="string">
            <text:p>DC</text:p>
          </table:table-cell>
          <table:table-cell office:value-type="string">
            <text:p>http://2015.sofifa.org/15/players/60/213021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Mandi</text:p>
          </table:table-cell>
          <table:table-cell office:value-type="string">
            <text:p>Aissa</text:p>
          </table:table-cell>
          <table:table-cell office:value-type="string">
            <text:p>DD</text:p>
          </table:table-cell>
          <table:table-cell office:value-type="string">
            <text:p>http://2015.sofifa.org/15/players/60/201143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Algeri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Roberge</text:p>
          </table:table-cell>
          <table:table-cell office:value-type="string">
            <text:p>Valentin</text:p>
          </table:table-cell>
          <table:table-cell office:value-type="string">
            <text:p>DC</text:p>
          </table:table-cell>
          <table:table-cell office:value-type="string">
            <text:p>http://2015.sofifa.org/15/players/60/201449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De Preville</text:p>
          </table:table-cell>
          <table:table-cell office:value-type="string">
            <text:p>Nicolas</text:p>
          </table:table-cell>
          <table:table-cell office:value-type="string">
            <text:p>BU</text:p>
          </table:table-cell>
          <table:table-cell office:value-type="string">
            <text:p>http://2015.sofifa.org/15/players/60/201073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Devaux</text:p>
          </table:table-cell>
          <table:table-cell office:value-type="string">
            <text:p>Antoine</text:p>
          </table:table-cell>
          <table:table-cell office:value-type="string">
            <text:p>MC</text:p>
          </table:table-cell>
          <table:table-cell office:value-type="string">
            <text:p>http://2015.sofifa.org/15/players/60/169805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Moukandjo</text:p>
          </table:table-cell>
          <table:table-cell office:value-type="string">
            <text:p>Benjamin</text:p>
          </table:table-cell>
          <table:table-cell office:value-type="string">
            <text:p>MDR</text:p>
          </table:table-cell>
          <table:table-cell office:value-type="string">
            <text:p>http://2015.sofifa.org/15/players/60/185090.png</text:p>
          </table:table-cell>
          <table:table-cell office:value-type="string">
            <text:p>Stade de Reims</text:p>
          </table:table-cell>
          <table:table-cell table:number-columns-repeated="2" office:value-type="string">
            <text:p>Cameroun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Oniange</text:p>
          </table:table-cell>
          <table:table-cell office:value-type="string">
            <text:p>Prince</text:p>
          </table:table-cell>
          <table:table-cell office:value-type="string">
            <text:p>MC</text:p>
          </table:table-cell>
          <table:table-cell office:value-type="string">
            <text:p>http://2015.sofifa.org/15/players/60/183453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Republique du Congo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Peuget</text:p>
          </table:table-cell>
          <table:table-cell office:value-type="string">
            <text:p>Alexi</text:p>
          </table:table-cell>
          <table:table-cell office:value-type="string">
            <text:p>MDC</text:p>
          </table:table-cell>
          <table:table-cell office:value-type="string">
            <text:p>http://2015.sofifa.org/15/players/60/204173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Placide</text:p>
          </table:table-cell>
          <table:table-cell office:value-type="string">
            <text:p>Johny</text:p>
          </table:table-cell>
          <table:table-cell office:value-type="string">
            <text:p>G</text:p>
          </table:table-cell>
          <table:table-cell office:value-type="string">
            <text:p>http://2015.sofifa.org/15/players/60/178363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Haiti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Mavinga</text:p>
          </table:table-cell>
          <table:table-cell office:value-type="string">
            <text:p>Chris</text:p>
          </table:table-cell>
          <table:table-cell office:value-type="string">
            <text:p>DG</text:p>
          </table:table-cell>
          <table:table-cell office:value-type="string">
            <text:p>http://2015.sofifa.org/15/players/60/193278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Bourillon</text:p>
          </table:table-cell>
          <table:table-cell office:value-type="string">
            <text:p>Gregory</text:p>
          </table:table-cell>
          <table:table-cell office:value-type="string">
            <text:p>MDC</text:p>
          </table:table-cell>
          <table:table-cell office:value-type="string">
            <text:p>http://2015.sofifa.org/15/players/60/134777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Ca</text:p>
          </table:table-cell>
          <table:table-cell office:value-type="string">
            <text:p>Bocundji</text:p>
          </table:table-cell>
          <table:table-cell office:value-type="string">
            <text:p>MDC</text:p>
          </table:table-cell>
          <table:table-cell office:value-type="string">
            <text:p>http://2015.sofifa.org/15/players/60/165427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Guinee-Bissau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Courtet</text:p>
          </table:table-cell>
          <table:table-cell office:value-type="string">
            <text:p>Gaetan</text:p>
          </table:table-cell>
          <table:table-cell office:value-type="string">
            <text:p>BU</text:p>
          </table:table-cell>
          <table:table-cell office:value-type="string">
            <text:p>http://2015.sofifa.org/15/players/60/203699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Fortes</text:p>
          </table:table-cell>
          <table:table-cell office:value-type="string">
            <text:p>Odair</text:p>
          </table:table-cell>
          <table:table-cell office:value-type="string">
            <text:p>AID</text:p>
          </table:table-cell>
          <table:table-cell office:value-type="string">
            <text:p>http://2015.sofifa.org/15/players/60/201004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Cap Vert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Albaek</text:p>
          </table:table-cell>
          <table:table-cell office:value-type="string">
            <text:p>Mads</text:p>
          </table:table-cell>
          <table:table-cell office:value-type="string">
            <text:p>MC</text:p>
          </table:table-cell>
          <table:table-cell office:value-type="string">
            <text:p>http://2015.sofifa.org/15/players/60/189383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Danemark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Charbonnier</text:p>
          </table:table-cell>
          <table:table-cell office:value-type="string">
            <text:p>Gaetan</text:p>
          </table:table-cell>
          <table:table-cell office:value-type="string">
            <text:p>BU</text:p>
          </table:table-cell>
          <table:table-cell office:value-type="string">
            <text:p>http://2015.sofifa.org/15/players/60/192647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Glombard</text:p>
          </table:table-cell>
          <table:table-cell office:value-type="string">
            <text:p>Christopher</text:p>
          </table:table-cell>
          <table:table-cell office:value-type="string">
            <text:p>DD</text:p>
          </table:table-cell>
          <table:table-cell office:value-type="string">
            <text:p>http://2015.sofifa.org/15/players/60/199382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Benin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Diego</text:p>
          </table:table-cell>
          <table:table-cell/>
          <table:table-cell office:value-type="string">
            <text:p>MG</text:p>
          </table:table-cell>
          <table:table-cell office:value-type="string">
            <text:p>http://2015.sofifa.org/15/players/60/201103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Bresil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Signorino</text:p>
          </table:table-cell>
          <table:table-cell office:value-type="string">
            <text:p>Franck</text:p>
          </table:table-cell>
          <table:table-cell office:value-type="string">
            <text:p>DG</text:p>
          </table:table-cell>
          <table:table-cell office:value-type="string">
            <text:p>http://2015.sofifa.org/15/players/60/138065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Weber</text:p>
          </table:table-cell>
          <table:table-cell office:value-type="string">
            <text:p>Anthony</text:p>
          </table:table-cell>
          <table:table-cell office:value-type="string">
            <text:p>DC</text:p>
          </table:table-cell>
          <table:table-cell office:value-type="string">
            <text:p>http://2015.sofifa.org/15/players/60/183361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Fofana</text:p>
          </table:table-cell>
          <table:table-cell office:value-type="string">
            <text:p>Mohamed</text:p>
          </table:table-cell>
          <table:table-cell office:value-type="string">
            <text:p>DC</text:p>
          </table:table-cell>
          <table:table-cell office:value-type="string">
            <text:p>http://2015.sofifa.org/15/players/60/173033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Mali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Tacalfred</text:p>
          </table:table-cell>
          <table:table-cell office:value-type="string">
            <text:p>Mickael</text:p>
          </table:table-cell>
          <table:table-cell office:value-type="string">
            <text:p>DC</text:p>
          </table:table-cell>
          <table:table-cell office:value-type="string">
            <text:p>http://2015.sofifa.org/15/players/60/107305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Atar</text:p>
          </table:table-cell>
          <table:table-cell office:value-type="string">
            <text:p>Eliran</text:p>
          </table:table-cell>
          <table:table-cell office:value-type="string">
            <text:p>AIG</text:p>
          </table:table-cell>
          <table:table-cell office:value-type="string">
            <text:p>http://2015.sofifa.org/15/players/60/169996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Israel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Kyei</text:p>
          </table:table-cell>
          <table:table-cell office:value-type="string">
            <text:p>Grejohn</text:p>
          </table:table-cell>
          <table:table-cell office:value-type="string">
            <text:p>BU</text:p>
          </table:table-cell>
          <table:table-cell/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Bastien</text:p>
          </table:table-cell>
          <table:table-cell office:value-type="string">
            <text:p>Sacha</text:p>
          </table:table-cell>
          <table:table-cell office:value-type="string">
            <text:p>G</text:p>
          </table:table-cell>
          <table:table-cell office:value-type="string">
            <text:p>http://2015.sofifa.org/15/players/60/220188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Mfulu</text:p>
          </table:table-cell>
          <table:table-cell office:value-type="string">
            <text:p>Omenuke</text:p>
          </table:table-cell>
          <table:table-cell office:value-type="string">
            <text:p>MDC</text:p>
          </table:table-cell>
          <table:table-cell/>
          <table:table-cell office:value-type="string">
            <text:p>Stade de Reims</text:p>
          </table:table-cell>
          <table:table-cell/>
          <table:table-cell office:value-type="string">
            <text:p>Republique du Congo</text:p>
          </table:table-cell>
          <table:table-cell office:value-type="string">
            <text:p>Ligue 1</text:p>
          </table:table-cell>
        </table:table-row>
        <table:table-row table:style-name="ro3">
          <table:table-cell office:value-type="string">
            <text:p>Benedick</text:p>
          </table:table-cell>
          <table:table-cell office:value-type="string">
            <text:p>Yann</text:p>
          </table:table-cell>
          <table:table-cell office:value-type="string">
            <text:p>BU</text:p>
          </table:table-cell>
          <table:table-cell office:value-type="string">
            <text:p>http://2015.sofifa.org/15/players/60/205247.png</text:p>
          </table:table-cell>
          <table:table-cell office:value-type="string">
            <text:p>Stade de Reims</text:p>
          </table:table-cell>
          <table:table-cell/>
          <table:table-cell office:value-type="string">
            <text:p>France</text:p>
          </table:table-cell>
          <table:table-cell office:value-type="string">
            <text:p>Ligue 1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9/10/2014</text:date>, <text:time>16:3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09-27T21:33:23.12</meta:creation-date>
    <dc:date>2014-10-09T16:38:13.63</dc:date>
    <dc:creator>Max Boss</dc:creator>
    <meta:editing-duration>PT6H17M55S</meta:editing-duration>
    <meta:editing-cycles>15</meta:editing-cycles>
    <meta:generator>OpenOffice.org/3.3$Win32 OpenOffice.org_project/330m20$Build-9567</meta:generator>
    <meta:document-statistic meta:table-count="3" meta:cell-count="3394" meta:object-count="0"/>
  </office:meta>
</office:document-meta>
</file>